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6.458cm"/>
    </style:style>
    <style:style style:name="co3" style:family="table-column">
      <style:table-column-properties fo:break-before="auto" style:column-width="27.042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DIREITO <text:s text:c="42"/></text:p>
          </table:table-cell>
          <table:table-cell office:value-type="string">
            <text:p>IUSTITIA ET SECURITAS Revista sobre Estudios Jurídicos y Social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7641</text:p>
          </table:table-cell>
          <table:table-cell office:value-type="string">
            <text:p>DIREITO <text:s text:c="42"/></text:p>
          </table:table-cell>
          <table:table-cell office:value-type="string">
            <text:p>A Defesa N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035</text:p>
          </table:table-cell>
          <table:table-cell office:value-type="string">
            <text:p>DIREITO <text:s text:c="42"/></text:p>
          </table:table-cell>
          <table:table-cell office:value-type="string">
            <text:p>A Leitura: Caderno da Escola Superior de Magistratura do Estado do Pará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210</text:p>
          </table:table-cell>
          <table:table-cell office:value-type="string">
            <text:p>DIREITO <text:s text:c="42"/></text:p>
          </table:table-cell>
          <table:table-cell office:value-type="string">
            <text:p>A&amp;C. Revista de Direito Administrativo &amp; Constitucion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27X</text:p>
          </table:table-cell>
          <table:table-cell office:value-type="string">
            <text:p>DIREITO <text:s text:c="42"/></text:p>
          </table:table-cell>
          <table:table-cell office:value-type="string">
            <text:p>Ab Initio (Niteró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DIREITO <text:s text:c="42"/></text:p>
          </table:table-cell>
          <table:table-cell office:value-type="string">
            <text:p>ABA Section of International Law. International Trade Comitee Newslett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01</text:p>
          </table:table-cell>
          <table:table-cell office:value-type="string">
            <text:p>DIREITO <text:s text:c="42"/></text:p>
          </table:table-cell>
          <table:table-cell office:value-type="string">
            <text:p>ABECANews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DIREITO <text:s text:c="42"/></text:p>
          </table:table-cell>
          <table:table-cell office:value-type="string">
            <text:p>Acta Amazon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37</text:p>
          </table:table-cell>
          <table:table-cell office:value-type="string">
            <text:p>DIREITO <text:s text:c="42"/></text:p>
          </table:table-cell>
          <table:table-cell office:value-type="string">
            <text:p>Acta Médica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656</text:p>
          </table:table-cell>
          <table:table-cell office:value-type="string">
            <text:p>DIREITO <text:s text:c="42"/></text:p>
          </table:table-cell>
          <table:table-cell office:value-type="string">
            <text:p>Acta Scientiarum Socialiu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88X</text:p>
          </table:table-cell>
          <table:table-cell office:value-type="string">
            <text:p>DIREITO <text:s text:c="42"/></text:p>
          </table:table-cell>
          <table:table-cell office:value-type="string">
            <text:p>Actio (Faculdades Maringá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965</text:p>
          </table:table-cell>
          <table:table-cell office:value-type="string">
            <text:p>DIREITO <text:s text:c="42"/></text:p>
          </table:table-cell>
          <table:table-cell office:value-type="string">
            <text:p>Ad Margin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503</text:p>
          </table:table-cell>
          <table:table-cell office:value-type="string">
            <text:p>DIREITO <text:s text:c="42"/></text:p>
          </table:table-cell>
          <table:table-cell office:value-type="string">
            <text:p>ADB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673</text:p>
          </table:table-cell>
          <table:table-cell office:value-type="string">
            <text:p>DIREITO <text:s text:c="42"/></text:p>
          </table:table-cell>
          <table:table-cell office:value-type="string">
            <text:p>ADCOAS Trabalhist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DIREITO <text:s text:c="42"/></text:p>
          </table:table-cell>
          <table:table-cell office:value-type="string">
            <text:p>ADV - Advocacia Dinâmica - COA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224</text:p>
          </table:table-cell>
          <table:table-cell office:value-type="string">
            <text:p>DIREITO <text:s text:c="42"/></text:p>
          </table:table-cell>
          <table:table-cell office:value-type="string">
            <text:p>Adverbum (Campin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769</text:p>
          </table:table-cell>
          <table:table-cell office:value-type="string">
            <text:p>DIREITO <text:s text:c="42"/></text:p>
          </table:table-cell>
          <table:table-cell office:value-type="string">
            <text:p>Advir (ASDUE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254</text:p>
          </table:table-cell>
          <table:table-cell office:value-type="string">
            <text:p>DIREITO <text:s text:c="42"/></text:p>
          </table:table-cell>
          <table:table-cell office:value-type="string">
            <text:p>Ágora (Nat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07</text:p>
          </table:table-cell>
          <table:table-cell office:value-type="string">
            <text:p>DIREITO <text:s text:c="42"/></text:p>
          </table:table-cell>
          <table:table-cell office:value-type="string">
            <text:p>Agora (UN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027</text:p>
          </table:table-cell>
          <table:table-cell office:value-type="string">
            <text:p>DIREITO <text:s text:c="42"/></text:p>
          </table:table-cell>
          <table:table-cell office:value-type="string">
            <text:p>Ajuris (Porto Alegre) (Cessou em 1998. Cont. ISSN 1679-1363 Revista da Aju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67</text:p>
          </table:table-cell>
          <table:table-cell office:value-type="string">
            <text:p>DIREITO <text:s text:c="42"/></text:p>
          </table:table-cell>
          <table:table-cell office:value-type="string">
            <text:p>Akrópolis (UNIPA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28</text:p>
          </table:table-cell>
          <table:table-cell office:value-type="string">
            <text:p>DIREITO <text:s text:c="42"/></text:p>
          </table:table-cell>
          <table:table-cell office:value-type="string">
            <text:p>Alceu (PUC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5726</text:p>
          </table:table-cell>
          <table:table-cell office:value-type="string">
            <text:p>DIREITO <text:s text:c="42"/></text:p>
          </table:table-cell>
          <table:table-cell office:value-type="string">
            <text:p>Alfa-Redi (Li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724</text:p>
          </table:table-cell>
          <table:table-cell office:value-type="string">
            <text:p>DIREITO <text:s text:c="42"/></text:p>
          </table:table-cell>
          <table:table-cell office:value-type="string">
            <text:p>AMAMJUS (Cuiabá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3X</text:p>
          </table:table-cell>
          <table:table-cell office:value-type="string">
            <text:p>DIREITO <text:s text:c="42"/></text:p>
          </table:table-cell>
          <table:table-cell office:value-type="string">
            <text:p>Ambiente e Sociedade (Campina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60</text:p>
          </table:table-cell>
          <table:table-cell office:value-type="string">
            <text:p>DIREITO <text:s text:c="42"/></text:p>
          </table:table-cell>
          <table:table-cell office:value-type="string">
            <text:p>Âmbito Jurí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7126</text:p>
          </table:table-cell>
          <table:table-cell office:value-type="string">
            <text:p>DIREITO <text:s text:c="42"/></text:p>
          </table:table-cell>
          <table:table-cell office:value-type="string">
            <text:p>American Journal of Semio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1383</text:p>
          </table:table-cell>
          <table:table-cell office:value-type="string">
            <text:p>DIREITO <text:s text:c="42"/></text:p>
          </table:table-cell>
          <table:table-cell office:value-type="string">
            <text:p>American Review of Political Econom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090</text:p>
          </table:table-cell>
          <table:table-cell office:value-type="string">
            <text:p>DIREITO <text:s text:c="42"/></text:p>
          </table:table-cell>
          <table:table-cell office:value-type="string">
            <text:p>Amicus Curiae (UNE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65X</text:p>
          </table:table-cell>
          <table:table-cell office:value-type="string">
            <text:p>DIREITO <text:s text:c="42"/></text:p>
          </table:table-cell>
          <table:table-cell office:value-type="string">
            <text:p>Anais (Congresso Brasileiro de Estomatolog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65</text:p>
          </table:table-cell>
          <table:table-cell office:value-type="string">
            <text:p>DIREITO <text:s text:c="42"/></text:p>
          </table:table-cell>
          <table:table-cell office:value-type="string">
            <text:p>Anais de Filosofia (UFSJ) (Cessou em 2002. Cont. ISSN 1982-9124 Estudos Filosófic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672X</text:p>
          </table:table-cell>
          <table:table-cell office:value-type="string">
            <text:p>DIREITO <text:s text:c="42"/></text:p>
          </table:table-cell>
          <table:table-cell office:value-type="string">
            <text:p>Anais do ... Seminário Científico Institucional do Curso de Mestrado em Direi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01X</text:p>
          </table:table-cell>
          <table:table-cell office:value-type="string">
            <text:p>DIREITO <text:s text:c="42"/></text:p>
          </table:table-cell>
          <table:table-cell office:value-type="string">
            <text:p>Anais do ... Simpósio Multidisciplinar da USJT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924</text:p>
          </table:table-cell>
          <table:table-cell office:value-type="string">
            <text:p>DIREITO <text:s text:c="42"/></text:p>
          </table:table-cell>
          <table:table-cell office:value-type="string">
            <text:p>Análise Econômica (UFRG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3085</text:p>
          </table:table-cell>
          <table:table-cell office:value-type="string">
            <text:p>DIREITO <text:s text:c="42"/></text:p>
          </table:table-cell>
          <table:table-cell office:value-type="string">
            <text:p>Annuaire Français de Droit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964</text:p>
          </table:table-cell>
          <table:table-cell office:value-type="string">
            <text:p>DIREITO <text:s text:c="42"/></text:p>
          </table:table-cell>
          <table:table-cell office:value-type="string">
            <text:p>Antídoto (UF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378</text:p>
          </table:table-cell>
          <table:table-cell office:value-type="string">
            <text:p>DIREITO <text:s text:c="42"/></text:p>
          </table:table-cell>
          <table:table-cell office:value-type="string">
            <text:p>Antropolítica (UFF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523</text:p>
          </table:table-cell>
          <table:table-cell office:value-type="string">
            <text:p>DIREITO <text:s text:c="42"/></text:p>
          </table:table-cell>
          <table:table-cell office:value-type="string">
            <text:p>Anuário ABED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02</text:p>
          </table:table-cell>
          <table:table-cell office:value-type="string">
            <text:p>DIREITO <text:s text:c="42"/></text:p>
          </table:table-cell>
          <table:table-cell office:value-type="string">
            <text:p>Anuário Antropológ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484</text:p>
          </table:table-cell>
          <table:table-cell office:value-type="string">
            <text:p>DIREITO <text:s text:c="42"/></text:p>
          </table:table-cell>
          <table:table-cell office:value-type="string">
            <text:p>Anuário Brasileiro de Direito Inter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039X</text:p>
          </table:table-cell>
          <table:table-cell office:value-type="string">
            <text:p>DIREITO <text:s text:c="42"/></text:p>
          </table:table-cell>
          <table:table-cell office:value-type="string">
            <text:p>Anuario da Facultade de Dereito da Universidade da Coruñ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4974</text:p>
          </table:table-cell>
          <table:table-cell office:value-type="string">
            <text:p>DIREITO <text:s text:c="42"/></text:p>
          </table:table-cell>
          <table:table-cell office:value-type="string">
            <text:p>Anuario de Derecho Constitucional Latinoamerican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235</text:p>
          </table:table-cell>
          <table:table-cell office:value-type="string">
            <text:p>DIREITO <text:s text:c="42"/></text:p>
          </table:table-cell>
          <table:table-cell office:value-type="string">
            <text:p>Anuário de Literatura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99</text:p>
          </table:table-cell>
          <table:table-cell office:value-type="string">
            <text:p>DIREITO <text:s text:c="42"/></text:p>
          </table:table-cell>
          <table:table-cell office:value-type="string">
            <text:p>Anuário dos Cursos de Pós-Graduação em Direito (UFP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70-4316</text:p>
          </table:table-cell>
          <table:table-cell office:value-type="string">
            <text:p>DIREITO <text:s text:c="42"/></text:p>
          </table:table-cell>
          <table:table-cell office:value-type="string">
            <text:p>Anuario Hispano-Luso-Americano de Derecho Inter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4824</text:p>
          </table:table-cell>
          <table:table-cell office:value-type="string">
            <text:p>DIREITO <text:s text:c="42"/></text:p>
          </table:table-cell>
          <table:table-cell office:value-type="string">
            <text:p>Anuario Iberoamericano de Justicia Constitu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0837</text:p>
          </table:table-cell>
          <table:table-cell office:value-type="string">
            <text:p>DIREITO <text:s text:c="42"/></text:p>
          </table:table-cell>
          <table:table-cell office:value-type="string">
            <text:p>Anuario Mexicano de Historia del Derech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833</text:p>
          </table:table-cell>
          <table:table-cell office:value-type="string">
            <text:p>DIREITO <text:s text:c="42"/></text:p>
          </table:table-cell>
          <table:table-cell office:value-type="string">
            <text:p>Anuário Unesco/Umesp de Comunicação Regional (Cessou em 2005. Cont. ISSN 1809-435X Anuário Unesco/Metodista de Comunicação Region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097</text:p>
          </table:table-cell>
          <table:table-cell office:value-type="string">
            <text:p>DIREITO <text:s text:c="42"/></text:p>
          </table:table-cell>
          <table:table-cell office:value-type="string">
            <text:p>Anuário Verbita (Juiz de Fo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511</text:p>
          </table:table-cell>
          <table:table-cell office:value-type="string">
            <text:p>DIREITO <text:s text:c="42"/></text:p>
          </table:table-cell>
          <table:table-cell office:value-type="string">
            <text:p>Aporia Jurí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33</text:p>
          </table:table-cell>
          <table:table-cell office:value-type="string">
            <text:p>DIREITO <text:s text:c="42"/></text:p>
          </table:table-cell>
          <table:table-cell office:value-type="string">
            <text:p>Aquinate (Niteró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3151</text:p>
          </table:table-cell>
          <table:table-cell office:value-type="string">
            <text:p>DIREITO <text:s text:c="42"/></text:p>
          </table:table-cell>
          <table:table-cell office:value-type="string">
            <text:p>Archivos del Prese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800</text:p>
          </table:table-cell>
          <table:table-cell office:value-type="string">
            <text:p>DIREITO <text:s text:c="42"/></text:p>
          </table:table-cell>
          <table:table-cell office:value-type="string">
            <text:p>Argumenta (FUNDINOP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09X</text:p>
          </table:table-cell>
          <table:table-cell office:value-type="string">
            <text:p>DIREITO <text:s text:c="42"/></text:p>
          </table:table-cell>
          <table:table-cell office:value-type="string">
            <text:p>Argumentum (UNIMA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253</text:p>
          </table:table-cell>
          <table:table-cell office:value-type="string">
            <text:p>DIREITO <text:s text:c="42"/></text:p>
          </table:table-cell>
          <table:table-cell office:value-type="string">
            <text:p>Ariús: Revista de Ciências Humanas e Artes (UFC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DIREITO <text:s text:c="42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14X</text:p>
          </table:table-cell>
          <table:table-cell office:value-type="string">
            <text:p>DIREITO <text:s text:c="42"/></text:p>
          </table:table-cell>
          <table:table-cell office:value-type="string">
            <text:p>Arquivos de Direi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987</text:p>
          </table:table-cell>
          <table:table-cell office:value-type="string">
            <text:p>DIREITO <text:s text:c="42"/></text:p>
          </table:table-cell>
          <table:table-cell office:value-type="string">
            <text:p>Arquivos de Direitos Humano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5782</text:p>
          </table:table-cell>
          <table:table-cell office:value-type="string">
            <text:p>DIREITO <text:s text:c="42"/></text:p>
          </table:table-cell>
          <table:table-cell office:value-type="string">
            <text:p>Ars Iur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343</text:p>
          </table:table-cell>
          <table:table-cell office:value-type="string">
            <text:p>DIREITO <text:s text:c="42"/></text:p>
          </table:table-cell>
          <table:table-cell office:value-type="string">
            <text:p>ARSP. Archiv fur Rechts- und Sozialphilosophi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69X</text:p>
          </table:table-cell>
          <table:table-cell office:value-type="string">
            <text:p>DIREITO <text:s text:c="42"/></text:p>
          </table:table-cell>
          <table:table-cell office:value-type="string">
            <text:p>Arte Jurídica (Universidade de Londri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946</text:p>
          </table:table-cell>
          <table:table-cell office:value-type="string">
            <text:p>DIREITO <text:s text:c="42"/></text:p>
          </table:table-cell>
          <table:table-cell office:value-type="string">
            <text:p>Artigos Juríd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857</text:p>
          </table:table-cell>
          <table:table-cell office:value-type="string">
            <text:p>DIREITO <text:s text:c="42"/></text:p>
          </table:table-cell>
          <table:table-cell office:value-type="string">
            <text:p>Asa-Palavra (Brumadinh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452</text:p>
          </table:table-cell>
          <table:table-cell office:value-type="string">
            <text:p>DIREITO <text:s text:c="42"/></text:p>
          </table:table-cell>
          <table:table-cell office:value-type="string">
            <text:p>Atena (IESB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1336</text:p>
          </table:table-cell>
          <table:table-cell office:value-type="string">
            <text:p>DIREITO <text:s text:c="42"/></text:p>
          </table:table-cell>
          <table:table-cell office:value-type="string">
            <text:p>Atti - Istituto Veneto di Scienze, Lettere ed Arti. Classe di Scienze Morali, Lettere ed Art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683</text:p>
          </table:table-cell>
          <table:table-cell office:value-type="string">
            <text:p>DIREITO <text:s text:c="42"/></text:p>
          </table:table-cell>
          <table:table-cell office:value-type="string">
            <text:p>Atuação (Ministério Público Catarinens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90X</text:p>
          </table:table-cell>
          <table:table-cell office:value-type="string">
            <text:p>DIREITO <text:s text:c="42"/></text:p>
          </table:table-cell>
          <table:table-cell office:value-type="string">
            <text:p>Atualidades Jurídicas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98</text:p>
          </table:table-cell>
          <table:table-cell office:value-type="string">
            <text:p>DIREITO <text:s text:c="42"/></text:p>
          </table:table-cell>
          <table:table-cell office:value-type="string">
            <text:p>Atualidades Jurídicas (Jaboticab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199</text:p>
          </table:table-cell>
          <table:table-cell office:value-type="string">
            <text:p>DIREITO <text:s text:c="42"/></text:p>
          </table:table-cell>
          <table:table-cell office:value-type="string">
            <text:p>Autêntica (Goiân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522</text:p>
          </table:table-cell>
          <table:table-cell office:value-type="string">
            <text:p>DIREITO <text:s text:c="42"/></text:p>
          </table:table-cell>
          <table:table-cell office:value-type="string">
            <text:p>BD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514</text:p>
          </table:table-cell>
          <table:table-cell office:value-type="string">
            <text:p>DIREITO <text:s text:c="42"/></text:p>
          </table:table-cell>
          <table:table-cell office:value-type="string">
            <text:p>BDM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341</text:p>
          </table:table-cell>
          <table:table-cell office:value-type="string">
            <text:p>DIREITO <text:s text:c="42"/></text:p>
          </table:table-cell>
          <table:table-cell office:value-type="string">
            <text:p>Bem Comum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84</text:p>
          </table:table-cell>
          <table:table-cell office:value-type="string">
            <text:p>DIREITO <text:s text:c="42"/></text:p>
          </table:table-cell>
          <table:table-cell office:value-type="string">
            <text:p>Biochimie (Paris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01</text:p>
          </table:table-cell>
          <table:table-cell office:value-type="string">
            <text:p>DIREITO <text:s text:c="42"/></text:p>
          </table:table-cell>
          <table:table-cell office:value-type="string">
            <text:p>Bioética (Brasília) (Cessou em 2006. Cont. ISSN 1983-8042 Revista Bioética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522</text:p>
          </table:table-cell>
          <table:table-cell office:value-type="string">
            <text:p>DIREITO <text:s text:c="42"/></text:p>
          </table:table-cell>
          <table:table-cell office:value-type="string">
            <text:p>Boletim CED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781</text:p>
          </table:table-cell>
          <table:table-cell office:value-type="string">
            <text:p>DIREITO <text:s text:c="42"/></text:p>
          </table:table-cell>
          <table:table-cell office:value-type="string">
            <text:p>Boletim Científico da Escola Superior do Ministério Público da Uni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414</text:p>
          </table:table-cell>
          <table:table-cell office:value-type="string">
            <text:p>DIREITO <text:s text:c="42"/></text:p>
          </table:table-cell>
          <table:table-cell office:value-type="string">
            <text:p>Boletim Clubju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454</text:p>
          </table:table-cell>
          <table:table-cell office:value-type="string">
            <text:p>DIREITO <text:s text:c="42"/></text:p>
          </table:table-cell>
          <table:table-cell office:value-type="string">
            <text:p>Boletim Conteúdo Jurí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19-0193</text:p>
          </table:table-cell>
          <table:table-cell office:value-type="string">
            <text:p>DIREITO <text:s text:c="42"/></text:p>
          </table:table-cell>
          <table:table-cell office:value-type="string">
            <text:p>Boletim da Associação dos Advogados de São Pau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9773</text:p>
          </table:table-cell>
          <table:table-cell office:value-type="string">
            <text:p>DIREITO <text:s text:c="42"/></text:p>
          </table:table-cell>
          <table:table-cell office:value-type="string">
            <text:p>Boletim da Faculdade de Direito - Universidade de Coimb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252</text:p>
          </table:table-cell>
          <table:table-cell office:value-type="string">
            <text:p>DIREITO <text:s text:c="42"/></text:p>
          </table:table-cell>
          <table:table-cell office:value-type="string">
            <text:p>Boletim da Faculdade de Direito - Universidade de Coimbra. Suplemento (Cessou em 1992. Cont. ISSN 0872-6043 Studia Juridic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260</text:p>
          </table:table-cell>
          <table:table-cell office:value-type="string">
            <text:p>DIREITO <text:s text:c="42"/></text:p>
          </table:table-cell>
          <table:table-cell office:value-type="string">
            <text:p>Boletim de Ciências Económic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9111-9111</text:p>
          </table:table-cell>
          <table:table-cell office:value-type="string">
            <text:p>DIREITO <text:s text:c="42"/></text:p>
          </table:table-cell>
          <table:table-cell office:value-type="string">
            <text:p>Boletim de Direito Municp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118</text:p>
          </table:table-cell>
          <table:table-cell office:value-type="string">
            <text:p>DIREITO <text:s text:c="42"/></text:p>
          </table:table-cell>
          <table:table-cell office:value-type="string">
            <text:p>Boletim do Instituto de Ciências Pen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9939</text:p>
          </table:table-cell>
          <table:table-cell office:value-type="string">
            <text:p>DIREITO <text:s text:c="42"/></text:p>
          </table:table-cell>
          <table:table-cell office:value-type="string">
            <text:p>Boletim do Instituto de Pesca (Impresso) (Cessou em 1982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37X</text:p>
          </table:table-cell>
          <table:table-cell office:value-type="string">
            <text:p>DIREITO <text:s text:c="42"/></text:p>
          </table:table-cell>
          <table:table-cell office:value-type="string">
            <text:p>Boletim do IRIB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337X</text:p>
          </table:table-cell>
          <table:table-cell office:value-type="string">
            <text:p>DIREITO <text:s text:c="42"/></text:p>
          </table:table-cell>
          <table:table-cell office:value-type="string">
            <text:p>Boletim do Ministério da Justiç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02</text:p>
          </table:table-cell>
          <table:table-cell office:value-type="string">
            <text:p>DIREITO <text:s text:c="42"/></text:p>
          </table:table-cell>
          <table:table-cell office:value-type="string">
            <text:p>Boletim dos Procuradores da Repúbl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388</text:p>
          </table:table-cell>
          <table:table-cell office:value-type="string">
            <text:p>DIREITO <text:s text:c="42"/></text:p>
          </table:table-cell>
          <table:table-cell office:value-type="string">
            <text:p>Boletim Eletrônico IRIB-ANOREG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661</text:p>
          </table:table-cell>
          <table:table-cell office:value-type="string">
            <text:p>DIREITO <text:s text:c="42"/></text:p>
          </table:table-cell>
          <table:table-cell office:value-type="string">
            <text:p>Boletim IBCCRI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008</text:p>
          </table:table-cell>
          <table:table-cell office:value-type="string">
            <text:p>DIREITO <text:s text:c="42"/></text:p>
          </table:table-cell>
          <table:table-cell office:value-type="string">
            <text:p>Boletim Jurídico (Uberab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60X</text:p>
          </table:table-cell>
          <table:table-cell office:value-type="string">
            <text:p>DIREITO <text:s text:c="42"/></text:p>
          </table:table-cell>
          <table:table-cell office:value-type="string">
            <text:p>Boletim Técnico - EPAGR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8633</text:p>
          </table:table-cell>
          <table:table-cell office:value-type="string">
            <text:p>DIREITO <text:s text:c="42"/></text:p>
          </table:table-cell>
          <table:table-cell office:value-type="string">
            <text:p>Boletín Mexicano de Derecho Comparad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53</text:p>
          </table:table-cell>
          <table:table-cell office:value-type="string">
            <text:p>DIREITO <text:s text:c="42"/></text:p>
          </table:table-cell>
          <table:table-cell office:value-type="string">
            <text:p>Brathair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4-4102</text:p>
          </table:table-cell>
          <table:table-cell office:value-type="string">
            <text:p>DIREITO <text:s text:c="42"/></text:p>
          </table:table-cell>
          <table:table-cell office:value-type="string">
            <text:p>BRAZIL. TRIBUNAL REGIONAL DO TRABALHO (6. REGIAO)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DIREITO <text:s text:c="42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158</text:p>
          </table:table-cell>
          <table:table-cell office:value-type="string">
            <text:p>DIREITO <text:s text:c="42"/></text:p>
          </table:table-cell>
          <table:table-cell office:value-type="string">
            <text:p>Brazilian Journal of Population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3529</text:p>
          </table:table-cell>
          <table:table-cell office:value-type="string">
            <text:p>DIREITO <text:s text:c="42"/></text:p>
          </table:table-cell>
          <table:table-cell office:value-type="string">
            <text:p>British Journal of Crimi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152</text:p>
          </table:table-cell>
          <table:table-cell office:value-type="string">
            <text:p>DIREITO <text:s text:c="42"/></text:p>
          </table:table-cell>
          <table:table-cell office:value-type="string">
            <text:p>C &amp; C. Ciência &amp; Consciê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937</text:p>
          </table:table-cell>
          <table:table-cell office:value-type="string">
            <text:p>DIREITO <text:s text:c="42"/></text:p>
          </table:table-cell>
          <table:table-cell office:value-type="string">
            <text:p>Caderno Científico do Mestrado e Doutorado em Direito (UG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12</text:p>
          </table:table-cell>
          <table:table-cell office:value-type="string">
            <text:p>DIREITO <text:s text:c="42"/></text:p>
          </table:table-cell>
          <table:table-cell office:value-type="string">
            <text:p>Caderno de Estudos Juríd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414</text:p>
          </table:table-cell>
          <table:table-cell office:value-type="string">
            <text:p>DIREITO <text:s text:c="42"/></text:p>
          </table:table-cell>
          <table:table-cell office:value-type="string">
            <text:p>Caderno de pesquisa do Programa de Mestrado Profissionalizante em Gestão de Políticas Públicas (UNIVAL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411</text:p>
          </table:table-cell>
          <table:table-cell office:value-type="string">
            <text:p>DIREITO <text:s text:c="42"/></text:p>
          </table:table-cell>
          <table:table-cell office:value-type="string">
            <text:p>Caderno Didático Institucional (UNICRUZ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759</text:p>
          </table:table-cell>
          <table:table-cell office:value-type="string">
            <text:p>DIREITO <text:s text:c="42"/></text:p>
          </table:table-cell>
          <table:table-cell office:value-type="string">
            <text:p>Caderno Virtual (Instituto Brasiliense de Direito Públic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865</text:p>
          </table:table-cell>
          <table:table-cell office:value-type="string">
            <text:p>DIREITO <text:s text:c="42"/></text:p>
          </table:table-cell>
          <table:table-cell office:value-type="string">
            <text:p>Cadernos - Faculdades Integradas Sao Camilo (Cessou em 1997. Cont. ISSN 1980-329X Cadernos - Centro Universitário São Cami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51</text:p>
          </table:table-cell>
          <table:table-cell office:value-type="string">
            <text:p>DIREITO <text:s text:c="42"/></text:p>
          </table:table-cell>
          <table:table-cell office:value-type="string">
            <text:p>Cadernos ADENAUER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010</text:p>
          </table:table-cell>
          <table:table-cell office:value-type="string">
            <text:p>DIREITO <text:s text:c="42"/></text:p>
          </table:table-cell>
          <table:table-cell office:value-type="string">
            <text:p>Cadernos Asleg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DIREITO <text:s text:c="42"/></text:p>
          </table:table-cell>
          <table:table-cell office:value-type="string">
            <text:p>Cadernos Camilliani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631</text:p>
          </table:table-cell>
          <table:table-cell office:value-type="string">
            <text:p>DIREITO <text:s text:c="42"/></text:p>
          </table:table-cell>
          <table:table-cell office:value-type="string">
            <text:p>Cadernos CENPE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977</text:p>
          </table:table-cell>
          <table:table-cell office:value-type="string">
            <text:p>DIREITO <text:s text:c="42"/></text:p>
          </table:table-cell>
          <table:table-cell office:value-type="string">
            <text:p>Cadernos da Escola da Magistratura Regional Federal da 2ª Regi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933</text:p>
          </table:table-cell>
          <table:table-cell office:value-type="string">
            <text:p>DIREITO <text:s text:c="42"/></text:p>
          </table:table-cell>
          <table:table-cell office:value-type="string">
            <text:p>Cadernos da Escola de Direito e Relações Internacionais da Uni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50</text:p>
          </table:table-cell>
          <table:table-cell office:value-type="string">
            <text:p>DIREITO <text:s text:c="42"/></text:p>
          </table:table-cell>
          <table:table-cell office:value-type="string">
            <text:p>Cadernos da Escola do Legislativ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96</text:p>
          </table:table-cell>
          <table:table-cell office:value-type="string">
            <text:p>DIREITO <text:s text:c="42"/></text:p>
          </table:table-cell>
          <table:table-cell office:value-type="string">
            <text:p>Cadernos de Ciência &amp; Tecn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36</text:p>
          </table:table-cell>
          <table:table-cell office:value-type="string">
            <text:p>DIREITO <text:s text:c="42"/></text:p>
          </table:table-cell>
          <table:table-cell office:value-type="string">
            <text:p>Cadernos de Debate (UNICAMP) (Cessou em 2004. Cont. ISSN 1808-8023 Segurança Alimentar e Nutricion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140</text:p>
          </table:table-cell>
          <table:table-cell office:value-type="string">
            <text:p>DIREITO <text:s text:c="42"/></text:p>
          </table:table-cell>
          <table:table-cell office:value-type="string">
            <text:p>Cadernos de Direito (Maceió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29X</text:p>
          </table:table-cell>
          <table:table-cell office:value-type="string">
            <text:p>DIREITO <text:s text:c="42"/></text:p>
          </table:table-cell>
          <table:table-cell office:value-type="string">
            <text:p>Cadernos de Direito (UNIME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33</text:p>
          </table:table-cell>
          <table:table-cell office:value-type="string">
            <text:p>DIREITO <text:s text:c="42"/></text:p>
          </table:table-cell>
          <table:table-cell office:value-type="string">
            <text:p>Cadernos de Direito Processu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128</text:p>
          </table:table-cell>
          <table:table-cell office:value-type="string">
            <text:p>DIREITO <text:s text:c="42"/></text:p>
          </table:table-cell>
          <table:table-cell office:value-type="string">
            <text:p>Cadernos de Ética e Filosofia Política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755</text:p>
          </table:table-cell>
          <table:table-cell office:value-type="string">
            <text:p>DIREITO <text:s text:c="42"/></text:p>
          </table:table-cell>
          <table:table-cell office:value-type="string">
            <text:p>Cadernos de Iniciação Científica - Faculdade de Direito de São Bernardo do Camp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574</text:p>
          </table:table-cell>
          <table:table-cell office:value-type="string">
            <text:p>DIREITO <text:s text:c="42"/></text:p>
          </table:table-cell>
          <table:table-cell office:value-type="string">
            <text:p>Cadernos de Pesquisa (Fundação Carlos Chaga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779</text:p>
          </table:table-cell>
          <table:table-cell office:value-type="string">
            <text:p>DIREITO <text:s text:c="42"/></text:p>
          </table:table-cell>
          <table:table-cell office:value-type="string">
            <text:p>Cadernos de Pesquisa do Uirapuru Superior (Cessou em 2007. Cont. ISSN 1983-5698 Cadernos de Pesquisa das Faculdades IBTA e Uirapuru Superio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507</text:p>
          </table:table-cell>
          <table:table-cell office:value-type="string">
            <text:p>DIREITO <text:s text:c="42"/></text:p>
          </table:table-cell>
          <table:table-cell office:value-type="string">
            <text:p>Cadernos de Pesquisa em Educação PPGE-UF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127</text:p>
          </table:table-cell>
          <table:table-cell office:value-type="string">
            <text:p>DIREITO <text:s text:c="42"/></text:p>
          </table:table-cell>
          <table:table-cell office:value-type="string">
            <text:p>Cadernos de Pós-Graduação em Direito Político e Econômico (Cessou em 2002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295</text:p>
          </table:table-cell>
          <table:table-cell office:value-type="string">
            <text:p>DIREITO <text:s text:c="42"/></text:p>
          </table:table-cell>
          <table:table-cell office:value-type="string">
            <text:p>Cadernos de Psicanálise (Círculo Psicanalítico/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DIREITO <text:s text:c="42"/></text:p>
          </table:table-cell>
          <table:table-cell office:value-type="string">
            <text:p>Cadernos de Saúde Pública (EN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818</text:p>
          </table:table-cell>
          <table:table-cell office:value-type="string">
            <text:p>DIREITO <text:s text:c="42"/></text:p>
          </table:table-cell>
          <table:table-cell office:value-type="string">
            <text:p>Cadernos de Segu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780</text:p>
          </table:table-cell>
          <table:table-cell office:value-type="string">
            <text:p>DIREITO <text:s text:c="42"/></text:p>
          </table:table-cell>
          <table:table-cell office:value-type="string">
            <text:p>Cadernos Direito GV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43X</text:p>
          </table:table-cell>
          <table:table-cell office:value-type="string">
            <text:p>DIREITO <text:s text:c="42"/></text:p>
          </table:table-cell>
          <table:table-cell office:value-type="string">
            <text:p>Cadernos do Curso de Direito (Teresó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029</text:p>
          </table:table-cell>
          <table:table-cell office:value-type="string">
            <text:p>DIREITO <text:s text:c="42"/></text:p>
          </table:table-cell>
          <table:table-cell office:value-type="string">
            <text:p>Cadernos do Programa de Pós-Graduação em Direito - PPGDir./UFRG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51</text:p>
          </table:table-cell>
          <table:table-cell office:value-type="string">
            <text:p>DIREITO <text:s text:c="42"/></text:p>
          </table:table-cell>
          <table:table-cell office:value-type="string">
            <text:p>Cadernos EBAPE.BR (FGV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862</text:p>
          </table:table-cell>
          <table:table-cell office:value-type="string">
            <text:p>DIREITO <text:s text:c="42"/></text:p>
          </table:table-cell>
          <table:table-cell office:value-type="string">
            <text:p>Cadernos IHU em Formação (UNISIN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16</text:p>
          </table:table-cell>
          <table:table-cell office:value-type="string">
            <text:p>DIREITO <text:s text:c="42"/></text:p>
          </table:table-cell>
          <table:table-cell office:value-type="string">
            <text:p>Cadernos IHU Idéias (UNISIN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449</text:p>
          </table:table-cell>
          <table:table-cell office:value-type="string">
            <text:p>DIREITO <text:s text:c="42"/></text:p>
          </table:table-cell>
          <table:table-cell office:value-type="string">
            <text:p>Cadernos Jurídicos (EP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254</text:p>
          </table:table-cell>
          <table:table-cell office:value-type="string">
            <text:p>DIREITO <text:s text:c="42"/></text:p>
          </table:table-cell>
          <table:table-cell office:value-type="string">
            <text:p>Cadernos NAE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33</text:p>
          </table:table-cell>
          <table:table-cell office:value-type="string">
            <text:p>DIREITO <text:s text:c="42"/></text:p>
          </table:table-cell>
          <table:table-cell office:value-type="string">
            <text:p>Cadernos Pagu (UNICAM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347</text:p>
          </table:table-cell>
          <table:table-cell office:value-type="string">
            <text:p>DIREITO <text:s text:c="42"/></text:p>
          </table:table-cell>
          <table:table-cell office:value-type="string">
            <text:p>Cadernos PRODEMAN de Pesqui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288</text:p>
          </table:table-cell>
          <table:table-cell office:value-type="string">
            <text:p>DIREITO <text:s text:c="42"/></text:p>
          </table:table-cell>
          <table:table-cell office:value-type="string">
            <text:p>Cadernos PROLAM/U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660</text:p>
          </table:table-cell>
          <table:table-cell office:value-type="string">
            <text:p>DIREITO <text:s text:c="42"/></text:p>
          </table:table-cell>
          <table:table-cell office:value-type="string">
            <text:p>Cadernos UND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480</text:p>
          </table:table-cell>
          <table:table-cell office:value-type="string">
            <text:p>DIREITO <text:s text:c="42"/></text:p>
          </table:table-cell>
          <table:table-cell office:value-type="string">
            <text:p>Caesura (ULB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974X</text:p>
          </table:table-cell>
          <table:table-cell office:value-type="string">
            <text:p>DIREITO <text:s text:c="42"/></text:p>
          </table:table-cell>
          <table:table-cell office:value-type="string">
            <text:p>Cahiers de Droit (Québe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0276</text:p>
          </table:table-cell>
          <table:table-cell office:value-type="string">
            <text:p>DIREITO <text:s text:c="42"/></text:p>
          </table:table-cell>
          <table:table-cell office:value-type="string">
            <text:p>Cahiers Internationaux de Sociolog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990</text:p>
          </table:table-cell>
          <table:table-cell office:value-type="string">
            <text:p>DIREITO <text:s text:c="42"/></text:p>
          </table:table-cell>
          <table:table-cell office:value-type="string">
            <text:p>Caminhos (Rio do S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034</text:p>
          </table:table-cell>
          <table:table-cell office:value-type="string">
            <text:p>DIREITO <text:s text:c="42"/></text:p>
          </table:table-cell>
          <table:table-cell office:value-type="string">
            <text:p>Caminhos (UCG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393</text:p>
          </table:table-cell>
          <table:table-cell office:value-type="string">
            <text:p>DIREITO <text:s text:c="42"/></text:p>
          </table:table-cell>
          <table:table-cell office:value-type="string">
            <text:p>Carta Foren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315</text:p>
          </table:table-cell>
          <table:table-cell office:value-type="string">
            <text:p>DIREITO <text:s text:c="42"/></text:p>
          </table:table-cell>
          <table:table-cell office:value-type="string">
            <text:p>Carta Mensal - Conselho Técnico da Confederação Nacional do Comérc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206</text:p>
          </table:table-cell>
          <table:table-cell office:value-type="string">
            <text:p>DIREITO <text:s text:c="42"/></text:p>
          </table:table-cell>
          <table:table-cell office:value-type="string">
            <text:p>CCJUR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399</text:p>
          </table:table-cell>
          <table:table-cell office:value-type="string">
            <text:p>DIREITO <text:s text:c="42"/></text:p>
          </table:table-cell>
          <table:table-cell office:value-type="string">
            <text:p>CD Magist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1093</text:p>
          </table:table-cell>
          <table:table-cell office:value-type="string">
            <text:p>DIREITO <text:s text:c="42"/></text:p>
          </table:table-cell>
          <table:table-cell office:value-type="string">
            <text:p>CEDOUA (Coim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00</text:p>
          </table:table-cell>
          <table:table-cell office:value-type="string">
            <text:p>DIREITO <text:s text:c="42"/></text:p>
          </table:table-cell>
          <table:table-cell office:value-type="string">
            <text:p>Cena Internacional (Un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380</text:p>
          </table:table-cell>
          <table:table-cell office:value-type="string">
            <text:p>DIREITO <text:s text:c="42"/></text:p>
          </table:table-cell>
          <table:table-cell office:value-type="string">
            <text:p>Chronos (Caxias do Sul) (Cessou em 2000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329</text:p>
          </table:table-cell>
          <table:table-cell office:value-type="string">
            <text:p>DIREITO <text:s text:c="42"/></text:p>
          </table:table-cell>
          <table:table-cell office:value-type="string">
            <text:p>Cidadania e Justiç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94X</text:p>
          </table:table-cell>
          <table:table-cell office:value-type="string">
            <text:p>DIREITO <text:s text:c="42"/></text:p>
          </table:table-cell>
          <table:table-cell office:value-type="string">
            <text:p>Ciência &amp; Conhecim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2685</text:p>
          </table:table-cell>
          <table:table-cell office:value-type="string">
            <text:p>DIREITO <text:s text:c="42"/></text:p>
          </table:table-cell>
          <table:table-cell office:value-type="string">
            <text:p>Ciência &amp; Trõp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068</text:p>
          </table:table-cell>
          <table:table-cell office:value-type="string">
            <text:p>DIREITO <text:s text:c="42"/></text:p>
          </table:table-cell>
          <table:table-cell office:value-type="string">
            <text:p>Ciência Crimi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DIREITO <text:s text:c="42"/></text:p>
          </table:table-cell>
          <table:table-cell office:value-type="string">
            <text:p>Ciência e Cultu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DIREITO <text:s text:c="42"/></text:p>
          </table:table-cell>
          <table:table-cell office:value-type="string">
            <text:p>Ciência e Saúde Coletiv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14</text:p>
          </table:table-cell>
          <table:table-cell office:value-type="string">
            <text:p>DIREITO <text:s text:c="42"/></text:p>
          </table:table-cell>
          <table:table-cell office:value-type="string">
            <text:p>Ciência em Moviment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DIREITO <text:s text:c="42"/></text:p>
          </table:table-cell>
          <table:table-cell office:value-type="string">
            <text:p>Ciência Hoj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074</text:p>
          </table:table-cell>
          <table:table-cell office:value-type="string">
            <text:p>DIREITO <text:s text:c="42"/></text:p>
          </table:table-cell>
          <table:table-cell office:value-type="string">
            <text:p>Ciencia Juri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916</text:p>
          </table:table-cell>
          <table:table-cell office:value-type="string">
            <text:p>DIREITO <text:s text:c="42"/></text:p>
          </table:table-cell>
          <table:table-cell office:value-type="string">
            <text:p>Ciência Jurídica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398</text:p>
          </table:table-cell>
          <table:table-cell office:value-type="string">
            <text:p>DIREITO <text:s text:c="42"/></text:p>
          </table:table-cell>
          <table:table-cell office:value-type="string">
            <text:p>Ciencia Tom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73X</text:p>
          </table:table-cell>
          <table:table-cell office:value-type="string">
            <text:p>DIREITO <text:s text:c="42"/></text:p>
          </table:table-cell>
          <table:table-cell office:value-type="string">
            <text:p>Ciências Pen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48X</text:p>
          </table:table-cell>
          <table:table-cell office:value-type="string">
            <text:p>DIREITO <text:s text:c="42"/></text:p>
          </table:table-cell>
          <table:table-cell office:value-type="string">
            <text:p>Ciências Sociais Aplicadas em Revista (Cascavel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65</text:p>
          </table:table-cell>
          <table:table-cell office:value-type="string">
            <text:p>DIREITO <text:s text:c="42"/></text:p>
          </table:table-cell>
          <table:table-cell office:value-type="string">
            <text:p>Ciências Sociais em Perspectiv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89</text:p>
          </table:table-cell>
          <table:table-cell office:value-type="string">
            <text:p>DIREITO <text:s text:c="42"/></text:p>
          </table:table-cell>
          <table:table-cell office:value-type="string">
            <text:p>Civitas: Revista de Ciências Sociai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187</text:p>
          </table:table-cell>
          <table:table-cell office:value-type="string">
            <text:p>DIREITO <text:s text:c="42"/></text:p>
          </table:table-cell>
          <table:table-cell office:value-type="string">
            <text:p>Cognitio (PUC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28</text:p>
          </table:table-cell>
          <table:table-cell office:value-type="string">
            <text:p>DIREITO <text:s text:c="42"/></text:p>
          </table:table-cell>
          <table:table-cell office:value-type="string">
            <text:p>Cognitio-Estudos (PUC-SP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433</text:p>
          </table:table-cell>
          <table:table-cell office:value-type="string">
            <text:p>DIREITO <text:s text:c="42"/></text:p>
          </table:table-cell>
          <table:table-cell office:value-type="string">
            <text:p>Coleção Multitex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140</text:p>
          </table:table-cell>
          <table:table-cell office:value-type="string">
            <text:p>DIREITO <text:s text:c="42"/></text:p>
          </table:table-cell>
          <table:table-cell office:value-type="string">
            <text:p>Comparative Political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1990</text:p>
          </table:table-cell>
          <table:table-cell office:value-type="string">
            <text:p>DIREITO <text:s text:c="42"/></text:p>
          </table:table-cell>
          <table:table-cell office:value-type="string">
            <text:p>Computer und Recht (Kol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9615</text:p>
          </table:table-cell>
          <table:table-cell office:value-type="string">
            <text:p>DIREITO <text:s text:c="42"/></text:p>
          </table:table-cell>
          <table:table-cell office:value-type="string">
            <text:p>Computing in Science &amp; Engineering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683</text:p>
          </table:table-cell>
          <table:table-cell office:value-type="string">
            <text:p>DIREITO <text:s text:c="42"/></text:p>
          </table:table-cell>
          <table:table-cell office:value-type="string">
            <text:p>ComUni (Uniritte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943</text:p>
          </table:table-cell>
          <table:table-cell office:value-type="string">
            <text:p>DIREITO <text:s text:c="42"/></text:p>
          </table:table-cell>
          <table:table-cell office:value-type="string">
            <text:p>Conexão (UC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699</text:p>
          </table:table-cell>
          <table:table-cell office:value-type="string">
            <text:p>DIREITO <text:s text:c="42"/></text:p>
          </table:table-cell>
          <table:table-cell office:value-type="string">
            <text:p>Conexão Migalh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574</text:p>
          </table:table-cell>
          <table:table-cell office:value-type="string">
            <text:p>DIREITO <text:s text:c="42"/></text:p>
          </table:table-cell>
          <table:table-cell office:value-type="string">
            <text:p>Confissões Jurídicas (F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145</text:p>
          </table:table-cell>
          <table:table-cell office:value-type="string">
            <text:p>DIREITO <text:s text:c="42"/></text:p>
          </table:table-cell>
          <table:table-cell office:value-type="string">
            <text:p>Confluências (Niteró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DIREITO <text:s text:c="42"/></text:p>
          </table:table-cell>
          <table:table-cell office:value-type="string">
            <text:p>Congresso de Estudantes de Direito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9879</text:p>
          </table:table-cell>
          <table:table-cell office:value-type="string">
            <text:p>DIREITO <text:s text:c="42"/></text:p>
          </table:table-cell>
          <table:table-cell office:value-type="string">
            <text:p>Congresso Internacional de gestión empresarial y administración públ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442</text:p>
          </table:table-cell>
          <table:table-cell office:value-type="string">
            <text:p>DIREITO <text:s text:c="42"/></text:p>
          </table:table-cell>
          <table:table-cell office:value-type="string">
            <text:p>Conhecimento Interativ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457</text:p>
          </table:table-cell>
          <table:table-cell office:value-type="string">
            <text:p>DIREITO <text:s text:c="42"/></text:p>
          </table:table-cell>
          <table:table-cell office:value-type="string">
            <text:p>Conjectura: Filosofia e Educação (UC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1218</text:p>
          </table:table-cell>
          <table:table-cell office:value-type="string">
            <text:p>DIREITO <text:s text:c="42"/></text:p>
          </table:table-cell>
          <table:table-cell office:value-type="string">
            <text:p>Connecticut Journal of International La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390</text:p>
          </table:table-cell>
          <table:table-cell office:value-type="string">
            <text:p>DIREITO <text:s text:c="42"/></text:p>
          </table:table-cell>
          <table:table-cell office:value-type="string">
            <text:p>Consciência Jurídica (UNIC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646</text:p>
          </table:table-cell>
          <table:table-cell office:value-type="string">
            <text:p>DIREITO <text:s text:c="42"/></text:p>
          </table:table-cell>
          <table:table-cell office:value-type="string">
            <text:p>Constituição &amp; Democra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637</text:p>
          </table:table-cell>
          <table:table-cell office:value-type="string">
            <text:p>DIREITO <text:s text:c="42"/></text:p>
          </table:table-cell>
          <table:table-cell office:value-type="string">
            <text:p>Construindo o Serviço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829</text:p>
          </table:table-cell>
          <table:table-cell office:value-type="string">
            <text:p>DIREITO <text:s text:c="42"/></text:p>
          </table:table-cell>
          <table:table-cell office:value-type="string">
            <text:p>Consultor Jurídico (São Paul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2320</text:p>
          </table:table-cell>
          <table:table-cell office:value-type="string">
            <text:p>DIREITO <text:s text:c="42"/></text:p>
          </table:table-cell>
          <table:table-cell office:value-type="string">
            <text:p>Consultor. Jurídico (Madri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529</text:p>
          </table:table-cell>
          <table:table-cell office:value-type="string">
            <text:p>DIREITO <text:s text:c="42"/></text:p>
          </table:table-cell>
          <table:table-cell office:value-type="string">
            <text:p>Contexto Internacional (PUCRJ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79</text:p>
          </table:table-cell>
          <table:table-cell office:value-type="string">
            <text:p>DIREITO <text:s text:c="42"/></text:p>
          </table:table-cell>
          <table:table-cell office:value-type="string">
            <text:p>Contexto Radia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0-2483</text:p>
          </table:table-cell>
          <table:table-cell office:value-type="string">
            <text:p>DIREITO <text:s text:c="42"/></text:p>
          </table:table-cell>
          <table:table-cell office:value-type="string">
            <text:p>Contrats Publ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253</text:p>
          </table:table-cell>
          <table:table-cell office:value-type="string">
            <text:p>DIREITO <text:s text:c="42"/></text:p>
          </table:table-cell>
          <table:table-cell office:value-type="string">
            <text:p>Controvérsia (UNISIN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8812</text:p>
          </table:table-cell>
          <table:table-cell office:value-type="string">
            <text:p>DIREITO <text:s text:c="42"/></text:p>
          </table:table-cell>
          <table:table-cell office:value-type="string">
            <text:p>Cornell International Law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1-8043</text:p>
          </table:table-cell>
          <table:table-cell office:value-type="string">
            <text:p>DIREITO <text:s text:c="42"/></text:p>
          </table:table-cell>
          <table:table-cell office:value-type="string">
            <text:p>Courrier de la Planè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7-3978</text:p>
          </table:table-cell>
          <table:table-cell office:value-type="string">
            <text:p>DIREITO <text:s text:c="42"/></text:p>
          </table:table-cell>
          <table:table-cell office:value-type="string">
            <text:p>Criterio Juri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004</text:p>
          </table:table-cell>
          <table:table-cell office:value-type="string">
            <text:p>DIREITO <text:s text:c="42"/></text:p>
          </table:table-cell>
          <table:table-cell office:value-type="string">
            <text:p>Crítica (U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3968</text:p>
          </table:table-cell>
          <table:table-cell office:value-type="string">
            <text:p>DIREITO <text:s text:c="42"/></text:p>
          </table:table-cell>
          <table:table-cell office:value-type="string">
            <text:p>Crítica Jurí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140</text:p>
          </table:table-cell>
          <table:table-cell office:value-type="string">
            <text:p>DIREITO <text:s text:c="42"/></text:p>
          </table:table-cell>
          <table:table-cell office:value-type="string">
            <text:p>CSOnline (UFJ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3776</text:p>
          </table:table-cell>
          <table:table-cell office:value-type="string">
            <text:p>DIREITO <text:s text:c="42"/></text:p>
          </table:table-cell>
          <table:table-cell office:value-type="string">
            <text:p>Cuadernos de Antropología Social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8390</text:p>
          </table:table-cell>
          <table:table-cell office:value-type="string">
            <text:p>DIREITO <text:s text:c="42"/></text:p>
          </table:table-cell>
          <table:table-cell office:value-type="string">
            <text:p>Cuadernos de Bioética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076</text:p>
          </table:table-cell>
          <table:table-cell office:value-type="string">
            <text:p>DIREITO <text:s text:c="42"/></text:p>
          </table:table-cell>
          <table:table-cell office:value-type="string">
            <text:p>Cult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546</text:p>
          </table:table-cell>
          <table:table-cell office:value-type="string">
            <text:p>DIREITO <text:s text:c="42"/></text:p>
          </table:table-cell>
          <table:table-cell office:value-type="string">
            <text:p>Cultura (Lisb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5258</text:p>
          </table:table-cell>
          <table:table-cell office:value-type="string">
            <text:p>DIREITO <text:s text:c="42"/></text:p>
          </table:table-cell>
          <table:table-cell office:value-type="string">
            <text:p>Dados (Rio de Janeiro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186</text:p>
          </table:table-cell>
          <table:table-cell office:value-type="string">
            <text:p>DIREITO <text:s text:c="42"/></text:p>
          </table:table-cell>
          <table:table-cell office:value-type="string">
            <text:p>Datadez (Sapucaia do Sul, R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87</text:p>
          </table:table-cell>
          <table:table-cell office:value-type="string">
            <text:p>DIREITO <text:s text:c="42"/></text:p>
          </table:table-cell>
          <table:table-cell office:value-type="string">
            <text:p>De Jure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146</text:p>
          </table:table-cell>
          <table:table-cell office:value-type="string">
            <text:p>DIREITO <text:s text:c="42"/></text:p>
          </table:table-cell>
          <table:table-cell office:value-type="string">
            <text:p>Debates em Direito Públ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870</text:p>
          </table:table-cell>
          <table:table-cell office:value-type="string">
            <text:p>DIREITO <text:s text:c="42"/></text:p>
          </table:table-cell>
          <table:table-cell office:value-type="string">
            <text:p>Decita (Fundação Boiteux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649</text:p>
          </table:table-cell>
          <table:table-cell office:value-type="string">
            <text:p>DIREITO <text:s text:c="42"/></text:p>
          </table:table-cell>
          <table:table-cell office:value-type="string">
            <text:p>Del Rey Jurí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880</text:p>
          </table:table-cell>
          <table:table-cell office:value-type="string">
            <text:p>DIREITO <text:s text:c="42"/></text:p>
          </table:table-cell>
          <table:table-cell office:value-type="string">
            <text:p>Depoimentos: Revista da Faculdade de Direito de Vi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884X</text:p>
          </table:table-cell>
          <table:table-cell office:value-type="string">
            <text:p>DIREITO <text:s text:c="42"/></text:p>
          </table:table-cell>
          <table:table-cell office:value-type="string">
            <text:p>Der Staa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2820</text:p>
          </table:table-cell>
          <table:table-cell office:value-type="string">
            <text:p>DIREITO <text:s text:c="42"/></text:p>
          </table:table-cell>
          <table:table-cell office:value-type="string">
            <text:p>Derecho y Reforma Agra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63</text:p>
          </table:table-cell>
          <table:table-cell office:value-type="string">
            <text:p>DIREITO <text:s text:c="42"/></text:p>
          </table:table-cell>
          <table:table-cell office:value-type="string">
            <text:p>Desafios do Desenvolvim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855</text:p>
          </table:table-cell>
          <table:table-cell office:value-type="string">
            <text:p>DIREITO <text:s text:c="42"/></text:p>
          </table:table-cell>
          <table:table-cell office:value-type="string">
            <text:p>Desenvolvimento em Quest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461</text:p>
          </table:table-cell>
          <table:table-cell office:value-type="string">
            <text:p>DIREITO <text:s text:c="42"/></text:p>
          </table:table-cell>
          <table:table-cell office:value-type="string">
            <text:p>Destaque Jurí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640</text:p>
          </table:table-cell>
          <table:table-cell office:value-type="string">
            <text:p>DIREITO <text:s text:c="42"/></text:p>
          </table:table-cell>
          <table:table-cell office:value-type="string">
            <text:p>Diálogo (Cano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601</text:p>
          </table:table-cell>
          <table:table-cell office:value-type="string">
            <text:p>DIREITO <text:s text:c="42"/></text:p>
          </table:table-cell>
          <table:table-cell office:value-type="string">
            <text:p>Diálogo Jurídico (Fortaleza. 2002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135</text:p>
          </table:table-cell>
          <table:table-cell office:value-type="string">
            <text:p>DIREITO <text:s text:c="42"/></text:p>
          </table:table-cell>
          <table:table-cell office:value-type="string">
            <text:p>Diálogos pelo Desenvolvim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986</text:p>
          </table:table-cell>
          <table:table-cell office:value-type="string">
            <text:p>DIREITO <text:s text:c="42"/></text:p>
          </table:table-cell>
          <table:table-cell office:value-type="string">
            <text:p>Diário Catarinen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034</text:p>
          </table:table-cell>
          <table:table-cell office:value-type="string">
            <text:p>DIREITO <text:s text:c="42"/></text:p>
          </table:table-cell>
          <table:table-cell office:value-type="string">
            <text:p>Diário da Justiça. Seção 3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218</text:p>
          </table:table-cell>
          <table:table-cell office:value-type="string">
            <text:p>DIREITO <text:s text:c="42"/></text:p>
          </table:table-cell>
          <table:table-cell office:value-type="string">
            <text:p>Digesto Econôm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0-7200</text:p>
          </table:table-cell>
          <table:table-cell office:value-type="string">
            <text:p>DIREITO <text:s text:c="42"/></text:p>
          </table:table-cell>
          <table:table-cell office:value-type="string">
            <text:p>Digital Evidence Journal (Cessou em 2007. Cont. ISSN 1756-4611 Digital Evidence and Electronic Signature Law Review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888</text:p>
          </table:table-cell>
          <table:table-cell office:value-type="string">
            <text:p>DIREITO <text:s text:c="42"/></text:p>
          </table:table-cell>
          <table:table-cell office:value-type="string">
            <text:p>Direito &amp; Der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9079</text:p>
          </table:table-cell>
          <table:table-cell office:value-type="string">
            <text:p>DIREITO <text:s text:c="42"/></text:p>
          </table:table-cell>
          <table:table-cell office:value-type="string">
            <text:p>Direito &amp; Justiça (Porto Alegr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47</text:p>
          </table:table-cell>
          <table:table-cell office:value-type="string">
            <text:p>DIREITO <text:s text:c="42"/></text:p>
          </table:table-cell>
          <table:table-cell office:value-type="string">
            <text:p>Direito &amp; Paz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685</text:p>
          </table:table-cell>
          <table:table-cell office:value-type="string">
            <text:p>DIREITO <text:s text:c="42"/></text:p>
          </table:table-cell>
          <table:table-cell office:value-type="string">
            <text:p>Direito e Democracia (UL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0376</text:p>
          </table:table-cell>
          <table:table-cell office:value-type="string">
            <text:p>DIREITO <text:s text:c="42"/></text:p>
          </table:table-cell>
          <table:table-cell office:value-type="string">
            <text:p>Direito e Justiça (Lisbo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558</text:p>
          </table:table-cell>
          <table:table-cell office:value-type="string">
            <text:p>DIREITO <text:s text:c="42"/></text:p>
          </table:table-cell>
          <table:table-cell office:value-type="string">
            <text:p>Direito e Justiça (UR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78</text:p>
          </table:table-cell>
          <table:table-cell office:value-type="string">
            <text:p>DIREITO <text:s text:c="42"/></text:p>
          </table:table-cell>
          <table:table-cell office:value-type="string">
            <text:p>Direito e Sociedade (Catanduv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36</text:p>
          </table:table-cell>
          <table:table-cell office:value-type="string">
            <text:p>DIREITO <text:s text:c="42"/></text:p>
          </table:table-cell>
          <table:table-cell office:value-type="string">
            <text:p>Direito e Sociedade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40</text:p>
          </table:table-cell>
          <table:table-cell office:value-type="string">
            <text:p>DIREITO <text:s text:c="42"/></text:p>
          </table:table-cell>
          <table:table-cell office:value-type="string">
            <text:p>Direito em Deba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00</text:p>
          </table:table-cell>
          <table:table-cell office:value-type="string">
            <text:p>DIREITO <text:s text:c="42"/></text:p>
          </table:table-cell>
          <table:table-cell office:value-type="string">
            <text:p>Direito em Revista (Francisco Beltrã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779</text:p>
          </table:table-cell>
          <table:table-cell office:value-type="string">
            <text:p>DIREITO <text:s text:c="42"/></text:p>
          </table:table-cell>
          <table:table-cell office:value-type="string">
            <text:p>Direito em Revista (Rolând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320</text:p>
          </table:table-cell>
          <table:table-cell office:value-type="string">
            <text:p>DIREITO <text:s text:c="42"/></text:p>
          </table:table-cell>
          <table:table-cell office:value-type="string">
            <text:p>Direito Fede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414</text:p>
          </table:table-cell>
          <table:table-cell office:value-type="string">
            <text:p>DIREITO <text:s text:c="42"/></text:p>
          </table:table-cell>
          <table:table-cell office:value-type="string">
            <text:p>Direito Milit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748</text:p>
          </table:table-cell>
          <table:table-cell office:value-type="string">
            <text:p>DIREITO <text:s text:c="42"/></text:p>
          </table:table-cell>
          <table:table-cell office:value-type="string">
            <text:p>Direito Público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200</text:p>
          </table:table-cell>
          <table:table-cell office:value-type="string">
            <text:p>DIREITO <text:s text:c="42"/></text:p>
          </table:table-cell>
          <table:table-cell office:value-type="string">
            <text:p>Direito Público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412</text:p>
          </table:table-cell>
          <table:table-cell office:value-type="string">
            <text:p>DIREITO <text:s text:c="42"/></text:p>
          </table:table-cell>
          <table:table-cell office:value-type="string">
            <text:p>Direito Reflexiv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24</text:p>
          </table:table-cell>
          <table:table-cell office:value-type="string">
            <text:p>DIREITO <text:s text:c="42"/></text:p>
          </table:table-cell>
          <table:table-cell office:value-type="string">
            <text:p>Direito Tributário Atu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990</text:p>
          </table:table-cell>
          <table:table-cell office:value-type="string">
            <text:p>DIREITO <text:s text:c="42"/></text:p>
          </table:table-cell>
          <table:table-cell office:value-type="string">
            <text:p>Direito Tributário em Quest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435</text:p>
          </table:table-cell>
          <table:table-cell office:value-type="string">
            <text:p>DIREITO <text:s text:c="42"/></text:p>
          </table:table-cell>
          <table:table-cell office:value-type="string">
            <text:p>Direito UNIFA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104</text:p>
          </table:table-cell>
          <table:table-cell office:value-type="string">
            <text:p>DIREITO <text:s text:c="42"/></text:p>
          </table:table-cell>
          <table:table-cell office:value-type="string">
            <text:p>Direito, Estado e Socieda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805</text:p>
          </table:table-cell>
          <table:table-cell office:value-type="string">
            <text:p>DIREITO <text:s text:c="42"/></text:p>
          </table:table-cell>
          <table:table-cell office:value-type="string">
            <text:p>Direitos Cultur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921</text:p>
          </table:table-cell>
          <table:table-cell office:value-type="string">
            <text:p>DIREITO <text:s text:c="42"/></text:p>
          </table:table-cell>
          <table:table-cell office:value-type="string">
            <text:p>Direitos Fundamentais &amp; Justiç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7-8579</text:p>
          </table:table-cell>
          <table:table-cell office:value-type="string">
            <text:p>DIREITO <text:s text:c="42"/></text:p>
          </table:table-cell>
          <table:table-cell office:value-type="string">
            <text:p>Diritto &amp; Diritt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4-199X</text:p>
          </table:table-cell>
          <table:table-cell office:value-type="string">
            <text:p>DIREITO <text:s text:c="42"/></text:p>
          </table:table-cell>
          <table:table-cell office:value-type="string">
            <text:p>Diritto e Pratica Tributaria Internazionale (Testo stampato) (Cessou em 2004. Cont. 1826-6770 Diritto e Pratica Tributaria Internazionale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412</text:p>
          </table:table-cell>
          <table:table-cell office:value-type="string">
            <text:p>DIREITO <text:s text:c="42"/></text:p>
          </table:table-cell>
          <table:table-cell office:value-type="string">
            <text:p>Discurso Jurí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88X</text:p>
          </table:table-cell>
          <table:table-cell office:value-type="string">
            <text:p>DIREITO <text:s text:c="42"/></text:p>
          </table:table-cell>
          <table:table-cell office:value-type="string">
            <text:p>Discursos Sediciosos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448</text:p>
          </table:table-cell>
          <table:table-cell office:value-type="string">
            <text:p>DIREITO <text:s text:c="42"/></text:p>
          </table:table-cell>
          <table:table-cell office:value-type="string">
            <text:p>Dissertatio (UFP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8002</text:p>
          </table:table-cell>
          <table:table-cell office:value-type="string">
            <text:p>DIREITO <text:s text:c="42"/></text:p>
          </table:table-cell>
          <table:table-cell office:value-type="string">
            <text:p>Documentação e Direito Comparad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807</text:p>
          </table:table-cell>
          <table:table-cell office:value-type="string">
            <text:p>DIREITO <text:s text:c="42"/></text:p>
          </table:table-cell>
          <table:table-cell office:value-type="string">
            <text:p>Documentos - Corpo Freudiano do Rio de Janeiro, Escola de Psicanális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883</text:p>
          </table:table-cell>
          <table:table-cell office:value-type="string">
            <text:p>DIREITO <text:s text:c="42"/></text:p>
          </table:table-cell>
          <table:table-cell office:value-type="string">
            <text:p>Dois Pontos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889</text:p>
          </table:table-cell>
          <table:table-cell office:value-type="string">
            <text:p>DIREITO <text:s text:c="42"/></text:p>
          </table:table-cell>
          <table:table-cell office:value-type="string">
            <text:p>Dominium (Nat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489</text:p>
          </table:table-cell>
          <table:table-cell office:value-type="string">
            <text:p>DIREITO <text:s text:c="42"/></text:p>
          </table:table-cell>
          <table:table-cell office:value-type="string">
            <text:p>Doutrinas Juríd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8676</text:p>
          </table:table-cell>
          <table:table-cell office:value-type="string">
            <text:p>DIREITO <text:s text:c="42"/></text:p>
          </table:table-cell>
          <table:table-cell office:value-type="string">
            <text:p>Doxa (Alicant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9-3362</text:p>
          </table:table-cell>
          <table:table-cell office:value-type="string">
            <text:p>DIREITO <text:s text:c="42"/></text:p>
          </table:table-cell>
          <table:table-cell office:value-type="string">
            <text:p>Droit et Société (Paris. 1985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402</text:p>
          </table:table-cell>
          <table:table-cell office:value-type="string">
            <text:p>DIREITO <text:s text:c="42"/></text:p>
          </table:table-cell>
          <table:table-cell office:value-type="string">
            <text:p>DVD Magist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649</text:p>
          </table:table-cell>
          <table:table-cell office:value-type="string">
            <text:p>DIREITO <text:s text:c="42"/></text:p>
          </table:table-cell>
          <table:table-cell office:value-type="string">
            <text:p>E-Lex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181</text:p>
          </table:table-cell>
          <table:table-cell office:value-type="string">
            <text:p>DIREITO <text:s text:c="42"/></text:p>
          </table:table-cell>
          <table:table-cell office:value-type="string">
            <text:p>E-Revista: Questões Municipais (Vila Velh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6378</text:p>
          </table:table-cell>
          <table:table-cell office:value-type="string">
            <text:p>DIREITO <text:s text:c="42"/></text:p>
          </table:table-cell>
          <table:table-cell office:value-type="string">
            <text:p>Ecología Polí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6-3030</text:p>
          </table:table-cell>
          <table:table-cell office:value-type="string">
            <text:p>DIREITO <text:s text:c="42"/></text:p>
          </table:table-cell>
          <table:table-cell office:value-type="string">
            <text:p>Ecologie Politiqu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050</text:p>
          </table:table-cell>
          <table:table-cell office:value-type="string">
            <text:p>DIREITO <text:s text:c="42"/></text:p>
          </table:table-cell>
          <table:table-cell office:value-type="string">
            <text:p>Economia Aplicad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8421</text:p>
          </table:table-cell>
          <table:table-cell office:value-type="string">
            <text:p>DIREITO <text:s text:c="42"/></text:p>
          </table:table-cell>
          <table:table-cell office:value-type="string">
            <text:p>Economía, Sociedad y Territori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330</text:p>
          </table:table-cell>
          <table:table-cell office:value-type="string">
            <text:p>DIREITO <text:s text:c="42"/></text:p>
          </table:table-cell>
          <table:table-cell office:value-type="string">
            <text:p>Educação &amp; Sociedad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31</text:p>
          </table:table-cell>
          <table:table-cell office:value-type="string">
            <text:p>DIREITO <text:s text:c="42"/></text:p>
          </table:table-cell>
          <table:table-cell office:value-type="string">
            <text:p>Educação (UFS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958</text:p>
          </table:table-cell>
          <table:table-cell office:value-type="string">
            <text:p>DIREITO <text:s text:c="42"/></text:p>
          </table:table-cell>
          <table:table-cell office:value-type="string">
            <text:p>Educação e Cidadan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02</text:p>
          </table:table-cell>
          <table:table-cell office:value-type="string">
            <text:p>DIREITO <text:s text:c="42"/></text:p>
          </table:table-cell>
          <table:table-cell office:value-type="string">
            <text:p>Educação e Pesquis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43</text:p>
          </table:table-cell>
          <table:table-cell office:value-type="string">
            <text:p>DIREITO <text:s text:c="42"/></text:p>
          </table:table-cell>
          <table:table-cell office:value-type="string">
            <text:p>Educação e Realidad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123</text:p>
          </table:table-cell>
          <table:table-cell office:value-type="string">
            <text:p>DIREITO <text:s text:c="42"/></text:p>
          </table:table-cell>
          <table:table-cell office:value-type="string">
            <text:p>Educação em Revista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295</text:p>
          </table:table-cell>
          <table:table-cell office:value-type="string">
            <text:p>DIREITO <text:s text:c="42"/></text:p>
          </table:table-cell>
          <table:table-cell office:value-type="string">
            <text:p>Educando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099</text:p>
          </table:table-cell>
          <table:table-cell office:value-type="string">
            <text:p>DIREITO <text:s text:c="42"/></text:p>
          </table:table-cell>
          <table:table-cell office:value-type="string">
            <text:p>Educere (Umuaram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088</text:p>
          </table:table-cell>
          <table:table-cell office:value-type="string">
            <text:p>DIREITO <text:s text:c="42"/></text:p>
          </table:table-cell>
          <table:table-cell office:value-type="string">
            <text:p>El Basilisco (Ovied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8987</text:p>
          </table:table-cell>
          <table:table-cell office:value-type="string">
            <text:p>DIREITO <text:s text:c="42"/></text:p>
          </table:table-cell>
          <table:table-cell office:value-type="string">
            <text:p>El Derecho (Buenos Air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2252</text:p>
          </table:table-cell>
          <table:table-cell office:value-type="string">
            <text:p>DIREITO <text:s text:c="42"/></text:p>
          </table:table-cell>
          <table:table-cell office:value-type="string">
            <text:p>El Otro Derech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7451</text:p>
          </table:table-cell>
          <table:table-cell office:value-type="string">
            <text:p>DIREITO <text:s text:c="42"/></text:p>
          </table:table-cell>
          <table:table-cell office:value-type="string">
            <text:p>Eleições (Lisb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23</text:p>
          </table:table-cell>
          <table:table-cell office:value-type="string">
            <text:p>DIREITO <text:s text:c="42"/></text:p>
          </table:table-cell>
          <table:table-cell office:value-type="string">
            <text:p>Ensaios FE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198</text:p>
          </table:table-cell>
          <table:table-cell office:value-type="string">
            <text:p>DIREITO <text:s text:c="42"/></text:p>
          </table:table-cell>
          <table:table-cell office:value-type="string">
            <text:p>Ensino Superior (ABM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06</text:p>
          </table:table-cell>
          <table:table-cell office:value-type="string">
            <text:p>DIREITO <text:s text:c="42"/></text:p>
          </table:table-cell>
          <table:table-cell office:value-type="string">
            <text:p>Entrelinhas (U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77X</text:p>
          </table:table-cell>
          <table:table-cell office:value-type="string">
            <text:p>DIREITO <text:s text:c="42"/></text:p>
          </table:table-cell>
          <table:table-cell office:value-type="string">
            <text:p>Environmental Policy and La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10</text:p>
          </table:table-cell>
          <table:table-cell office:value-type="string">
            <text:p>DIREITO <text:s text:c="42"/></text:p>
          </table:table-cell>
          <table:table-cell office:value-type="string">
            <text:p>EPGE Ensaios Economicos (FGV/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4031</text:p>
          </table:table-cell>
          <table:table-cell office:value-type="string">
            <text:p>DIREITO <text:s text:c="42"/></text:p>
          </table:table-cell>
          <table:table-cell office:value-type="string">
            <text:p>Equipo Federal del Trabaj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738</text:p>
          </table:table-cell>
          <table:table-cell office:value-type="string">
            <text:p>DIREITO <text:s text:c="42"/></text:p>
          </table:table-cell>
          <table:table-cell office:value-type="string">
            <text:p>Esfera Jurí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524</text:p>
          </table:table-cell>
          <table:table-cell office:value-type="string">
            <text:p>DIREITO <text:s text:c="42"/></text:p>
          </table:table-cell>
          <table:table-cell office:value-type="string">
            <text:p>Espaço Ameríndio (UFRG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899</text:p>
          </table:table-cell>
          <table:table-cell office:value-type="string">
            <text:p>DIREITO <text:s text:c="42"/></text:p>
          </table:table-cell>
          <table:table-cell office:value-type="string">
            <text:p>Espaço Jurí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296</text:p>
          </table:table-cell>
          <table:table-cell office:value-type="string">
            <text:p>DIREITO <text:s text:c="42"/></text:p>
          </table:table-cell>
          <table:table-cell office:value-type="string">
            <text:p>Esporte e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74</text:p>
          </table:table-cell>
          <table:table-cell office:value-type="string">
            <text:p>DIREITO <text:s text:c="42"/></text:p>
          </table:table-cell>
          <table:table-cell office:value-type="string">
            <text:p>Estado de Mi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4479</text:p>
          </table:table-cell>
          <table:table-cell office:value-type="string">
            <text:p>DIREITO <text:s text:c="42"/></text:p>
          </table:table-cell>
          <table:table-cell office:value-type="string">
            <text:p>Estudios Económicos de Desarrollo Internac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08</text:p>
          </table:table-cell>
          <table:table-cell office:value-type="string">
            <text:p>DIREITO <text:s text:c="42"/></text:p>
          </table:table-cell>
          <table:table-cell office:value-type="string">
            <text:p>Estudos (Mar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DIREITO <text:s text:c="42"/></text:p>
          </table:table-cell>
          <table:table-cell office:value-type="string">
            <text:p>Estudos Avançados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882</text:p>
          </table:table-cell>
          <table:table-cell office:value-type="string">
            <text:p>DIREITO <text:s text:c="42"/></text:p>
          </table:table-cell>
          <table:table-cell office:value-type="string">
            <text:p>Estudos de Direito Cooperativo e Cidadania (UFPR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4X</text:p>
          </table:table-cell>
          <table:table-cell office:value-type="string">
            <text:p>DIREITO <text:s text:c="42"/></text:p>
          </table:table-cell>
          <table:table-cell office:value-type="string">
            <text:p>Estudos de Psicologia (UFR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44</text:p>
          </table:table-cell>
          <table:table-cell office:value-type="string">
            <text:p>DIREITO <text:s text:c="42"/></text:p>
          </table:table-cell>
          <table:table-cell office:value-type="string">
            <text:p>Estudos de Sociologia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28</text:p>
          </table:table-cell>
          <table:table-cell office:value-type="string">
            <text:p>DIREITO <text:s text:c="42"/></text:p>
          </table:table-cell>
          <table:table-cell office:value-type="string">
            <text:p>Estudos do CEPE (UNI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161</text:p>
          </table:table-cell>
          <table:table-cell office:value-type="string">
            <text:p>DIREITO <text:s text:c="42"/></text:p>
          </table:table-cell>
          <table:table-cell office:value-type="string">
            <text:p>Estudos Econômicos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31</text:p>
          </table:table-cell>
          <table:table-cell office:value-type="string">
            <text:p>DIREITO <text:s text:c="42"/></text:p>
          </table:table-cell>
          <table:table-cell office:value-type="string">
            <text:p>Estudos em Avaliação Educacion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96</text:p>
          </table:table-cell>
          <table:table-cell office:value-type="string">
            <text:p>DIREITO <text:s text:c="42"/></text:p>
          </table:table-cell>
          <table:table-cell office:value-type="string">
            <text:p>Estudos em Jornalismo e Mídia (UF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064</text:p>
          </table:table-cell>
          <table:table-cell office:value-type="string">
            <text:p>DIREITO <text:s text:c="42"/></text:p>
          </table:table-cell>
          <table:table-cell office:value-type="string">
            <text:p>Estudos Ibero-Americanos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73</text:p>
          </table:table-cell>
          <table:table-cell office:value-type="string">
            <text:p>DIREITO <text:s text:c="42"/></text:p>
          </table:table-cell>
          <table:table-cell office:value-type="string">
            <text:p>Estudos Interdisciplinares sobre o Envelheci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538</text:p>
          </table:table-cell>
          <table:table-cell office:value-type="string">
            <text:p>DIREITO <text:s text:c="42"/></text:p>
          </table:table-cell>
          <table:table-cell office:value-type="string">
            <text:p>Estudos Jurídicos (UNISIN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954</text:p>
          </table:table-cell>
          <table:table-cell office:value-type="string">
            <text:p>DIREITO <text:s text:c="42"/></text:p>
          </table:table-cell>
          <table:table-cell office:value-type="string">
            <text:p>Ethic@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093</text:p>
          </table:table-cell>
          <table:table-cell office:value-type="string">
            <text:p>DIREITO <text:s text:c="42"/></text:p>
          </table:table-cell>
          <table:table-cell office:value-type="string">
            <text:p>Ethica (UG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917</text:p>
          </table:table-cell>
          <table:table-cell office:value-type="string">
            <text:p>DIREITO <text:s text:c="42"/></text:p>
          </table:table-cell>
          <table:table-cell office:value-type="string">
            <text:p>Ética e Filosofia Polí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130</text:p>
          </table:table-cell>
          <table:table-cell office:value-type="string">
            <text:p>DIREITO <text:s text:c="42"/></text:p>
          </table:table-cell>
          <table:table-cell office:value-type="string">
            <text:p>European Journal of Polit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34</text:p>
          </table:table-cell>
          <table:table-cell office:value-type="string">
            <text:p>DIREITO <text:s text:c="42"/></text:p>
          </table:table-cell>
          <table:table-cell office:value-type="string">
            <text:p>Evocati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432</text:p>
          </table:table-cell>
          <table:table-cell office:value-type="string">
            <text:p>DIREITO <text:s text:c="42"/></text:p>
          </table:table-cell>
          <table:table-cell office:value-type="string">
            <text:p>Extensão em Foco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948</text:p>
          </table:table-cell>
          <table:table-cell office:value-type="string">
            <text:p>DIREITO <text:s text:c="42"/></text:p>
          </table:table-cell>
          <table:table-cell office:value-type="string">
            <text:p>FACIentíf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9-3889</text:p>
          </table:table-cell>
          <table:table-cell office:value-type="string">
            <text:p>DIREITO <text:s text:c="42"/></text:p>
          </table:table-cell>
          <table:table-cell office:value-type="string">
            <text:p>FamZ (Wi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238</text:p>
          </table:table-cell>
          <table:table-cell office:value-type="string">
            <text:p>DIREITO <text:s text:c="42"/></text:p>
          </table:table-cell>
          <table:table-cell office:value-type="string">
            <text:p>Filosof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23</text:p>
          </table:table-cell>
          <table:table-cell office:value-type="string">
            <text:p>DIREITO <text:s text:c="42"/></text:p>
          </table:table-cell>
          <table:table-cell office:value-type="string">
            <text:p>Filosofia Unisino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555</text:p>
          </table:table-cell>
          <table:table-cell office:value-type="string">
            <text:p>DIREITO <text:s text:c="42"/></text:p>
          </table:table-cell>
          <table:table-cell office:value-type="string">
            <text:p>FISCOSof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652</text:p>
          </table:table-cell>
          <table:table-cell office:value-type="string">
            <text:p>DIREITO <text:s text:c="42"/></text:p>
          </table:table-cell>
          <table:table-cell office:value-type="string">
            <text:p>FMU Direi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15</text:p>
          </table:table-cell>
          <table:table-cell office:value-type="string">
            <text:p>DIREITO <text:s text:c="42"/></text:p>
          </table:table-cell>
          <table:table-cell office:value-type="string">
            <text:p>Fonte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0-2466</text:p>
          </table:table-cell>
          <table:table-cell office:value-type="string">
            <text:p>DIREITO <text:s text:c="42"/></text:p>
          </table:table-cell>
          <table:table-cell office:value-type="string">
            <text:p>FORO: Revista de Derech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648</text:p>
          </table:table-cell>
          <table:table-cell office:value-type="string">
            <text:p>DIREITO <text:s text:c="42"/></text:p>
          </table:table-cell>
          <table:table-cell office:value-type="string">
            <text:p>Fórum Administrativ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27</text:p>
          </table:table-cell>
          <table:table-cell office:value-type="string">
            <text:p>DIREITO <text:s text:c="42"/></text:p>
          </table:table-cell>
          <table:table-cell office:value-type="string">
            <text:p>Fórum Ambiental da Alta Paul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826</text:p>
          </table:table-cell>
          <table:table-cell office:value-type="string">
            <text:p>DIREITO <text:s text:c="42"/></text:p>
          </table:table-cell>
          <table:table-cell office:value-type="string">
            <text:p>Fórum de Contratação e Gestão Públ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656</text:p>
          </table:table-cell>
          <table:table-cell office:value-type="string">
            <text:p>DIREITO <text:s text:c="42"/></text:p>
          </table:table-cell>
          <table:table-cell office:value-type="string">
            <text:p>Fórum de Direito Tributá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962</text:p>
          </table:table-cell>
          <table:table-cell office:value-type="string">
            <text:p>DIREITO <text:s text:c="42"/></text:p>
          </table:table-cell>
          <table:table-cell office:value-type="string">
            <text:p>Fórum de Direito Urbano e Ambient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494</text:p>
          </table:table-cell>
          <table:table-cell office:value-type="string">
            <text:p>DIREITO <text:s text:c="42"/></text:p>
          </table:table-cell>
          <table:table-cell office:value-type="string">
            <text:p>Fragmentos de Cultura (Goiân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167</text:p>
          </table:table-cell>
          <table:table-cell office:value-type="string">
            <text:p>DIREITO <text:s text:c="42"/></text:p>
          </table:table-cell>
          <table:table-cell office:value-type="string">
            <text:p>Gazeta de Alagoa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744</text:p>
          </table:table-cell>
          <table:table-cell office:value-type="string">
            <text:p>DIREITO <text:s text:c="42"/></text:p>
          </table:table-cell>
          <table:table-cell office:value-type="string">
            <text:p>Genesis. Revista de Direito do Trabalh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736</text:p>
          </table:table-cell>
          <table:table-cell office:value-type="string">
            <text:p>DIREITO <text:s text:c="42"/></text:p>
          </table:table-cell>
          <table:table-cell office:value-type="string">
            <text:p>Genesis. Revista de Direito Processual Civ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58</text:p>
          </table:table-cell>
          <table:table-cell office:value-type="string">
            <text:p>DIREITO <text:s text:c="42"/></text:p>
          </table:table-cell>
          <table:table-cell office:value-type="string">
            <text:p>Geografias (UF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1894</text:p>
          </table:table-cell>
          <table:table-cell office:value-type="string">
            <text:p>DIREITO <text:s text:c="42"/></text:p>
          </table:table-cell>
          <table:table-cell office:value-type="string">
            <text:p>German American Law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14</text:p>
          </table:table-cell>
          <table:table-cell office:value-type="string">
            <text:p>DIREITO <text:s text:c="42"/></text:p>
          </table:table-cell>
          <table:table-cell office:value-type="string">
            <text:p>Gestão Contemporânea (FAP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36</text:p>
          </table:table-cell>
          <table:table-cell office:value-type="string">
            <text:p>DIREITO <text:s text:c="42"/></text:p>
          </table:table-cell>
          <table:table-cell office:value-type="string">
            <text:p>Gestão e Desenvolvimento (FEEVAL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80</text:p>
          </table:table-cell>
          <table:table-cell office:value-type="string">
            <text:p>DIREITO <text:s text:c="42"/></text:p>
          </table:table-cell>
          <table:table-cell office:value-type="string">
            <text:p>Getulio (FGV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819</text:p>
          </table:table-cell>
          <table:table-cell office:value-type="string">
            <text:p>DIREITO <text:s text:c="42"/></text:p>
          </table:table-cell>
          <table:table-cell office:value-type="string">
            <text:p>Global Manager (FS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646</text:p>
          </table:table-cell>
          <table:table-cell office:value-type="string">
            <text:p>DIREITO <text:s text:c="42"/></text:p>
          </table:table-cell>
          <table:table-cell office:value-type="string">
            <text:p>Governet. Boletim de Licitações e Contra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654</text:p>
          </table:table-cell>
          <table:table-cell office:value-type="string">
            <text:p>DIREITO <text:s text:c="42"/></text:p>
          </table:table-cell>
          <table:table-cell office:value-type="string">
            <text:p>Governet. Boletim de Transferências Voluntárias (Cessou em 2008. Cont. ISSN 1984-588X Governet. Boletim de Convênios e Parceri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662</text:p>
          </table:table-cell>
          <table:table-cell office:value-type="string">
            <text:p>DIREITO <text:s text:c="42"/></text:p>
          </table:table-cell>
          <table:table-cell office:value-type="string">
            <text:p>Governet. Boletim do Legislativ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689</text:p>
          </table:table-cell>
          <table:table-cell office:value-type="string">
            <text:p>DIREITO <text:s text:c="42"/></text:p>
          </table:table-cell>
          <table:table-cell office:value-type="string">
            <text:p>Governet. Boletim Recursos Human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979</text:p>
          </table:table-cell>
          <table:table-cell office:value-type="string">
            <text:p>DIREITO <text:s text:c="42"/></text:p>
          </table:table-cell>
          <table:table-cell office:value-type="string">
            <text:p>GV Executiv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321</text:p>
          </table:table-cell>
          <table:table-cell office:value-type="string">
            <text:p>DIREITO <text:s text:c="42"/></text:p>
          </table:table-cell>
          <table:table-cell office:value-type="string">
            <text:p>Hiléia (UE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74</text:p>
          </table:table-cell>
          <table:table-cell office:value-type="string">
            <text:p>DIREITO <text:s text:c="42"/></text:p>
          </table:table-cell>
          <table:table-cell office:value-type="string">
            <text:p>História (UNESP. Impresso) (Cessou em 2004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6-4729</text:p>
          </table:table-cell>
          <table:table-cell office:value-type="string">
            <text:p>DIREITO <text:s text:c="42"/></text:p>
          </table:table-cell>
          <table:table-cell office:value-type="string">
            <text:p>Historia Constitucional (Ovied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DIREITO <text:s text:c="42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895</text:p>
          </table:table-cell>
          <table:table-cell office:value-type="string">
            <text:p>DIREITO <text:s text:c="42"/></text:p>
          </table:table-cell>
          <table:table-cell office:value-type="string">
            <text:p>História, Imagem e Narrativ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4466</text:p>
          </table:table-cell>
          <table:table-cell office:value-type="string">
            <text:p>DIREITO <text:s text:c="42"/></text:p>
          </table:table-cell>
          <table:table-cell office:value-type="string">
            <text:p>Historical Materialis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34</text:p>
          </table:table-cell>
          <table:table-cell office:value-type="string">
            <text:p>DIREITO <text:s text:c="42"/></text:p>
          </table:table-cell>
          <table:table-cell office:value-type="string">
            <text:p>HOLOS Environment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40X</text:p>
          </table:table-cell>
          <table:table-cell office:value-type="string">
            <text:p>DIREITO <text:s text:c="42"/></text:p>
          </table:table-cell>
          <table:table-cell office:value-type="string">
            <text:p>Horizonte Teológ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718</text:p>
          </table:table-cell>
          <table:table-cell office:value-type="string">
            <text:p>DIREITO <text:s text:c="42"/></text:p>
          </table:table-cell>
          <table:table-cell office:value-type="string">
            <text:p>Humanas (UFRG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79</text:p>
          </table:table-cell>
          <table:table-cell office:value-type="string">
            <text:p>DIREITO <text:s text:c="42"/></text:p>
          </table:table-cell>
          <table:table-cell office:value-type="string">
            <text:p>Humanidades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5414</text:p>
          </table:table-cell>
          <table:table-cell office:value-type="string">
            <text:p>DIREITO <text:s text:c="42"/></text:p>
          </table:table-cell>
          <table:table-cell office:value-type="string">
            <text:p>Humanitares Volkerrech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935</text:p>
          </table:table-cell>
          <table:table-cell office:value-type="string">
            <text:p>DIREITO <text:s text:c="42"/></text:p>
          </table:table-cell>
          <table:table-cell office:value-type="string">
            <text:p>Humanitas (Palm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585</text:p>
          </table:table-cell>
          <table:table-cell office:value-type="string">
            <text:p>DIREITO <text:s text:c="42"/></text:p>
          </table:table-cell>
          <table:table-cell office:value-type="string">
            <text:p>Humanitas (UFP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0-1249</text:p>
          </table:table-cell>
          <table:table-cell office:value-type="string">
            <text:p>DIREITO <text:s text:c="42"/></text:p>
          </table:table-cell>
          <table:table-cell office:value-type="string">
            <text:p>Íconos (Quit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06</text:p>
          </table:table-cell>
          <table:table-cell office:value-type="string">
            <text:p>DIREITO <text:s text:c="42"/></text:p>
          </table:table-cell>
          <table:table-cell office:value-type="string">
            <text:p>Ide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206</text:p>
          </table:table-cell>
          <table:table-cell office:value-type="string">
            <text:p>DIREITO <text:s text:c="42"/></text:p>
          </table:table-cell>
          <table:table-cell office:value-type="string">
            <text:p>Igualdade (Ministério Público do Estado do Paraná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769</text:p>
          </table:table-cell>
          <table:table-cell office:value-type="string">
            <text:p>DIREITO <text:s text:c="42"/></text:p>
          </table:table-cell>
          <table:table-cell office:value-type="string">
            <text:p>IHU On-Line (UNISINO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3-5795</text:p>
          </table:table-cell>
          <table:table-cell office:value-type="string">
            <text:p>DIREITO <text:s text:c="42"/></text:p>
          </table:table-cell>
          <table:table-cell office:value-type="string">
            <text:p>II Diritto dell'Informazione e dell'Informatica (Testo Stampa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8-311X</text:p>
          </table:table-cell>
          <table:table-cell office:value-type="string">
            <text:p>DIREITO <text:s text:c="42"/></text:p>
          </table:table-cell>
          <table:table-cell office:value-type="string">
            <text:p>Il Giusto Processo Civil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8856</text:p>
          </table:table-cell>
          <table:table-cell office:value-type="string">
            <text:p>DIREITO <text:s text:c="42"/></text:p>
          </table:table-cell>
          <table:table-cell office:value-type="string">
            <text:p>Image and Vision Comput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76</text:p>
          </table:table-cell>
          <table:table-cell office:value-type="string">
            <text:p>DIREITO <text:s text:c="42"/></text:p>
          </table:table-cell>
          <table:table-cell office:value-type="string">
            <text:p>Impulso (Piracic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427</text:p>
          </table:table-cell>
          <table:table-cell office:value-type="string">
            <text:p>DIREITO <text:s text:c="42"/></text:p>
          </table:table-cell>
          <table:table-cell office:value-type="string">
            <text:p>In Verbi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392</text:p>
          </table:table-cell>
          <table:table-cell office:value-type="string">
            <text:p>DIREITO <text:s text:c="42"/></text:p>
          </table:table-cell>
          <table:table-cell office:value-type="string">
            <text:p>Inclusão Soci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678</text:p>
          </table:table-cell>
          <table:table-cell office:value-type="string">
            <text:p>DIREITO <text:s text:c="42"/></text:p>
          </table:table-cell>
          <table:table-cell office:value-type="string">
            <text:p>Inclusão Social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43</text:p>
          </table:table-cell>
          <table:table-cell office:value-type="string">
            <text:p>DIREITO <text:s text:c="42"/></text:p>
          </table:table-cell>
          <table:table-cell office:value-type="string">
            <text:p>Iniciação Científica - CESUM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40</text:p>
          </table:table-cell>
          <table:table-cell office:value-type="string">
            <text:p>DIREITO <text:s text:c="42"/></text:p>
          </table:table-cell>
          <table:table-cell office:value-type="string">
            <text:p>Insight Inteligênci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DIREITO <text:s text:c="42"/></text:p>
          </table:table-cell>
          <table:table-cell office:value-type="string">
            <text:p>Instituto O Direito por um planeta ver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015</text:p>
          </table:table-cell>
          <table:table-cell office:value-type="string">
            <text:p>DIREITO <text:s text:c="42"/></text:p>
          </table:table-cell>
          <table:table-cell office:value-type="string">
            <text:p>IntegrAção (FGV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DIREITO <text:s text:c="42"/></text:p>
          </table:table-cell>
          <table:table-cell office:value-type="string">
            <text:p>Integração (USJ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640</text:p>
          </table:table-cell>
          <table:table-cell office:value-type="string">
            <text:p>DIREITO <text:s text:c="42"/></text:p>
          </table:table-cell>
          <table:table-cell office:value-type="string">
            <text:p>Intellèctus (UERJ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831</text:p>
          </table:table-cell>
          <table:table-cell office:value-type="string">
            <text:p>DIREITO <text:s text:c="42"/></text:p>
          </table:table-cell>
          <table:table-cell office:value-type="string">
            <text:p>Inter Relações (São Paul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847</text:p>
          </table:table-cell>
          <table:table-cell office:value-type="string">
            <text:p>DIREITO <text:s text:c="42"/></text:p>
          </table:table-cell>
          <table:table-cell office:value-type="string">
            <text:p>Interagir (UE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690</text:p>
          </table:table-cell>
          <table:table-cell office:value-type="string">
            <text:p>DIREITO <text:s text:c="42"/></text:p>
          </table:table-cell>
          <table:table-cell office:value-type="string">
            <text:p>Interamerican Journal of Psych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932</text:p>
          </table:table-cell>
          <table:table-cell office:value-type="string">
            <text:p>DIREITO <text:s text:c="42"/></text:p>
          </table:table-cell>
          <table:table-cell office:value-type="string">
            <text:p>Interativo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56X</text:p>
          </table:table-cell>
          <table:table-cell office:value-type="string">
            <text:p>DIREITO <text:s text:c="42"/></text:p>
          </table:table-cell>
          <table:table-cell office:value-type="string">
            <text:p>Intercivita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701</text:p>
          </table:table-cell>
          <table:table-cell office:value-type="string">
            <text:p>DIREITO <text:s text:c="42"/></text:p>
          </table:table-cell>
          <table:table-cell office:value-type="string">
            <text:p>Interesse Públic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037</text:p>
          </table:table-cell>
          <table:table-cell office:value-type="string">
            <text:p>DIREITO <text:s text:c="42"/></text:p>
          </table:table-cell>
          <table:table-cell office:value-type="string">
            <text:p>Interface (Nat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94</text:p>
          </table:table-cell>
          <table:table-cell office:value-type="string">
            <text:p>DIREITO <text:s text:c="42"/></text:p>
          </table:table-cell>
          <table:table-cell office:value-type="string">
            <text:p>InterfacEHS (Ed. portuguê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94</text:p>
          </table:table-cell>
          <table:table-cell office:value-type="string">
            <text:p>DIREITO <text:s text:c="42"/></text:p>
          </table:table-cell>
          <table:table-cell office:value-type="string">
            <text:p>Interfaces Brasil/Canadá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083X</text:p>
          </table:table-cell>
          <table:table-cell office:value-type="string">
            <text:p>DIREITO <text:s text:c="42"/></text:p>
          </table:table-cell>
          <table:table-cell office:value-type="string">
            <text:p>International Enforcement Law Report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5710</text:p>
          </table:table-cell>
          <table:table-cell office:value-type="string">
            <text:p>DIREITO <text:s text:c="42"/></text:p>
          </table:table-cell>
          <table:table-cell office:value-type="string">
            <text:p>International Journal for Human Car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059</text:p>
          </table:table-cell>
          <table:table-cell office:value-type="string">
            <text:p>DIREITO <text:s text:c="42"/></text:p>
          </table:table-cell>
          <table:table-cell office:value-type="string">
            <text:p>International Journal for the Semiotics of La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1303</text:p>
          </table:table-cell>
          <table:table-cell office:value-type="string">
            <text:p>DIREITO <text:s text:c="42"/></text:p>
          </table:table-cell>
          <table:table-cell office:value-type="string">
            <text:p>International Journal of Action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9655</text:p>
          </table:table-cell>
          <table:table-cell office:value-type="string">
            <text:p>DIREITO <text:s text:c="42"/></text:p>
          </table:table-cell>
          <table:table-cell office:value-type="string">
            <text:p>International Journal of Intellectual Property Management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9647</text:p>
          </table:table-cell>
          <table:table-cell office:value-type="string">
            <text:p>DIREITO <text:s text:c="42"/></text:p>
          </table:table-cell>
          <table:table-cell office:value-type="string">
            <text:p>International Journal of Intellectual Property Management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6434</text:p>
          </table:table-cell>
          <table:table-cell office:value-type="string">
            <text:p>DIREITO <text:s text:c="42"/></text:p>
          </table:table-cell>
          <table:table-cell office:value-type="string">
            <text:p>International Journal of Liability and Scientific Enquir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6426</text:p>
          </table:table-cell>
          <table:table-cell office:value-type="string">
            <text:p>DIREITO <text:s text:c="42"/></text:p>
          </table:table-cell>
          <table:table-cell office:value-type="string">
            <text:p>International Journal of Liability and Scientific Enquir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2-8156</text:p>
          </table:table-cell>
          <table:table-cell office:value-type="string">
            <text:p>DIREITO <text:s text:c="42"/></text:p>
          </table:table-cell>
          <table:table-cell office:value-type="string">
            <text:p>International Law - Revista Colombiana de Derecho Inter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0869</text:p>
          </table:table-cell>
          <table:table-cell office:value-type="string">
            <text:p>DIREITO <text:s text:c="42"/></text:p>
          </table:table-cell>
          <table:table-cell office:value-type="string">
            <text:p>International Review of Law Computers &amp;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158</text:p>
          </table:table-cell>
          <table:table-cell office:value-type="string">
            <text:p>DIREITO <text:s text:c="42"/></text:p>
          </table:table-cell>
          <table:table-cell office:value-type="string">
            <text:p>Intertemas (Presidente Pruden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84</text:p>
          </table:table-cell>
          <table:table-cell office:value-type="string">
            <text:p>DIREITO <text:s text:c="42"/></text:p>
          </table:table-cell>
          <table:table-cell office:value-type="string">
            <text:p>INTERthesis (Florianópol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3115</text:p>
          </table:table-cell>
          <table:table-cell office:value-type="string">
            <text:p>DIREITO <text:s text:c="42"/></text:p>
          </table:table-cell>
          <table:table-cell office:value-type="string">
            <text:p>IOBC/WPRS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999X</text:p>
          </table:table-cell>
          <table:table-cell office:value-type="string">
            <text:p>DIREITO <text:s text:c="42"/></text:p>
          </table:table-cell>
          <table:table-cell office:value-type="string">
            <text:p>IOMA's Report on Managing HR Information Systems (Cessou em uuuu. Cont. Managing HR Information System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783</text:p>
          </table:table-cell>
          <table:table-cell office:value-type="string">
            <text:p>DIREITO <text:s text:c="42"/></text:p>
          </table:table-cell>
          <table:table-cell office:value-type="string">
            <text:p>ISSN Compact (Cessou em 200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379</text:p>
          </table:table-cell>
          <table:table-cell office:value-type="string">
            <text:p>DIREITO <text:s text:c="42"/></text:p>
          </table:table-cell>
          <table:table-cell office:value-type="string">
            <text:p>ITEC Ciê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583</text:p>
          </table:table-cell>
          <table:table-cell office:value-type="string">
            <text:p>DIREITO <text:s text:c="42"/></text:p>
          </table:table-cell>
          <table:table-cell office:value-type="string">
            <text:p>Iure-Mail (Fortalez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4-702X</text:p>
          </table:table-cell>
          <table:table-cell office:value-type="string">
            <text:p>DIREITO <text:s text:c="42"/></text:p>
          </table:table-cell>
          <table:table-cell office:value-type="string">
            <text:p>Iuris Omn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0012</text:p>
          </table:table-cell>
          <table:table-cell office:value-type="string">
            <text:p>DIREITO <text:s text:c="42"/></text:p>
          </table:table-cell>
          <table:table-cell office:value-type="string">
            <text:p>Ius et Praxis (En líne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2877</text:p>
          </table:table-cell>
          <table:table-cell office:value-type="string">
            <text:p>DIREITO <text:s text:c="42"/></text:p>
          </table:table-cell>
          <table:table-cell office:value-type="string">
            <text:p>Ius et Praxis (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033</text:p>
          </table:table-cell>
          <table:table-cell office:value-type="string">
            <text:p>DIREITO <text:s text:c="42"/></text:p>
          </table:table-cell>
          <table:table-cell office:value-type="string">
            <text:p>Ius Gentium (Facinte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638</text:p>
          </table:table-cell>
          <table:table-cell office:value-type="string">
            <text:p>DIREITO <text:s text:c="42"/></text:p>
          </table:table-cell>
          <table:table-cell office:value-type="string">
            <text:p>Ius Gentium (Florianó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0-6356</text:p>
          </table:table-cell>
          <table:table-cell office:value-type="string">
            <text:p>DIREITO <text:s text:c="42"/></text:p>
          </table:table-cell>
          <table:table-cell office:value-type="string">
            <text:p>JA. Juristische Arbeitsblatter (197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5-2517</text:p>
          </table:table-cell>
          <table:table-cell office:value-type="string">
            <text:p>DIREITO <text:s text:c="42"/></text:p>
          </table:table-cell>
          <table:table-cell office:value-type="string">
            <text:p>Jahrbuch des Offentlichen Rechts der Gegenwar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346</text:p>
          </table:table-cell>
          <table:table-cell office:value-type="string">
            <text:p>DIREITO <text:s text:c="42"/></text:p>
          </table:table-cell>
          <table:table-cell office:value-type="string">
            <text:p>JAM Jurídica (Salvado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85</text:p>
          </table:table-cell>
          <table:table-cell office:value-type="string">
            <text:p>DIREITO <text:s text:c="42"/></text:p>
          </table:table-cell>
          <table:table-cell office:value-type="string">
            <text:p>Jornal Brasileiro de Psiquiatria (UFRJ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93</text:p>
          </table:table-cell>
          <table:table-cell office:value-type="string">
            <text:p>DIREITO <text:s text:c="42"/></text:p>
          </table:table-cell>
          <table:table-cell office:value-type="string">
            <text:p>Jornal Brasileiro de Reprodução Assistid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288</text:p>
          </table:table-cell>
          <table:table-cell office:value-type="string">
            <text:p>DIREITO <text:s text:c="42"/></text:p>
          </table:table-cell>
          <table:table-cell office:value-type="string">
            <text:p>Jornal Jurid Digi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5-7382</text:p>
          </table:table-cell>
          <table:table-cell office:value-type="string">
            <text:p>DIREITO <text:s text:c="42"/></text:p>
          </table:table-cell>
          <table:table-cell office:value-type="string">
            <text:p>Journal des Enfants de Claix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170</text:p>
          </table:table-cell>
          <table:table-cell office:value-type="string">
            <text:p>DIREITO <text:s text:c="42"/></text:p>
          </table:table-cell>
          <table:table-cell office:value-type="string">
            <text:p>Journal du Droit Internat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7-7352</text:p>
          </table:table-cell>
          <table:table-cell office:value-type="string">
            <text:p>DIREITO <text:s text:c="42"/></text:p>
          </table:table-cell>
          <table:table-cell office:value-type="string">
            <text:p>Journal International de Bioéthique (1998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8106</text:p>
          </table:table-cell>
          <table:table-cell office:value-type="string">
            <text:p>DIREITO <text:s text:c="42"/></text:p>
          </table:table-cell>
          <table:table-cell office:value-type="string">
            <text:p>Journal of International Arbitr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16X</text:p>
          </table:table-cell>
          <table:table-cell office:value-type="string">
            <text:p>DIREITO <text:s text:c="42"/></text:p>
          </table:table-cell>
          <table:table-cell office:value-type="string">
            <text:p>Journal of Latin American Studi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2334</text:p>
          </table:table-cell>
          <table:table-cell office:value-type="string">
            <text:p>DIREITO <text:s text:c="42"/></text:p>
          </table:table-cell>
          <table:table-cell office:value-type="string">
            <text:p>Journal of Legislative Stud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267</text:p>
          </table:table-cell>
          <table:table-cell office:value-type="string">
            <text:p>DIREITO <text:s text:c="42"/></text:p>
          </table:table-cell>
          <table:table-cell office:value-type="string">
            <text:p>Journal of Linguis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240</text:p>
          </table:table-cell>
          <table:table-cell office:value-type="string">
            <text:p>DIREITO <text:s text:c="42"/></text:p>
          </table:table-cell>
          <table:table-cell office:value-type="string">
            <text:p>Journal of Moral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631</text:p>
          </table:table-cell>
          <table:table-cell office:value-type="string">
            <text:p>DIREITO <text:s text:c="42"/></text:p>
          </table:table-cell>
          <table:table-cell office:value-type="string">
            <text:p>Journal of Solid-State Devices and Circuit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695X</text:p>
          </table:table-cell>
          <table:table-cell office:value-type="string">
            <text:p>DIREITO <text:s text:c="42"/></text:p>
          </table:table-cell>
          <table:table-cell office:value-type="string">
            <text:p>Journal of Universal Computer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6702</text:p>
          </table:table-cell>
          <table:table-cell office:value-type="string">
            <text:p>DIREITO <text:s text:c="42"/></text:p>
          </table:table-cell>
          <table:table-cell office:value-type="string">
            <text:p>Journal of World Trad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957</text:p>
          </table:table-cell>
          <table:table-cell office:value-type="string">
            <text:p>DIREITO <text:s text:c="42"/></text:p>
          </table:table-cell>
          <table:table-cell office:value-type="string">
            <text:p>Juizado da Infância e da Juventude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6-8269</text:p>
          </table:table-cell>
          <table:table-cell office:value-type="string">
            <text:p>DIREITO <text:s text:c="42"/></text:p>
          </table:table-cell>
          <table:table-cell office:value-type="string">
            <text:p>Jura Gentium.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71</text:p>
          </table:table-cell>
          <table:table-cell office:value-type="string">
            <text:p>DIREITO <text:s text:c="42"/></text:p>
          </table:table-cell>
          <table:table-cell office:value-type="string">
            <text:p>Juris (FUR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017</text:p>
          </table:table-cell>
          <table:table-cell office:value-type="string">
            <text:p>DIREITO <text:s text:c="42"/></text:p>
          </table:table-cell>
          <table:table-cell office:value-type="string">
            <text:p>Juris Plenu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25</text:p>
          </table:table-cell>
          <table:table-cell office:value-type="string">
            <text:p>DIREITO <text:s text:c="42"/></text:p>
          </table:table-cell>
          <table:table-cell office:value-type="string">
            <text:p>Juris Plenum Trabalhista e Previdenci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131</text:p>
          </table:table-cell>
          <table:table-cell office:value-type="string">
            <text:p>DIREITO <text:s text:c="42"/></text:p>
          </table:table-cell>
          <table:table-cell office:value-type="string">
            <text:p>Juris Rationis (Un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DIREITO <text:s text:c="42"/></text:p>
          </table:table-cell>
          <table:table-cell office:value-type="string">
            <text:p>Juris Rationis - Revista da Pós-Graduação em Direito da Universidade Potigu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635</text:p>
          </table:table-cell>
          <table:table-cell office:value-type="string">
            <text:p>DIREITO <text:s text:c="42"/></text:p>
          </table:table-cell>
          <table:table-cell office:value-type="string">
            <text:p>Jurispoiesis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600</text:p>
          </table:table-cell>
          <table:table-cell office:value-type="string">
            <text:p>DIREITO <text:s text:c="42"/></text:p>
          </table:table-cell>
          <table:table-cell office:value-type="string">
            <text:p>Jurisprudência Brasil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068</text:p>
          </table:table-cell>
          <table:table-cell office:value-type="string">
            <text:p>DIREITO <text:s text:c="42"/></text:p>
          </table:table-cell>
          <table:table-cell office:value-type="string">
            <text:p>Jurisprudencia do Tribunal de Jus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684X</text:p>
          </table:table-cell>
          <table:table-cell office:value-type="string">
            <text:p>DIREITO <text:s text:c="42"/></text:p>
          </table:table-cell>
          <table:table-cell office:value-type="string">
            <text:p>Jurisprudência e Doctr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145</text:p>
          </table:table-cell>
          <table:table-cell office:value-type="string">
            <text:p>DIREITO <text:s text:c="42"/></text:p>
          </table:table-cell>
          <table:table-cell office:value-type="string">
            <text:p>Jurisprudência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8X</text:p>
          </table:table-cell>
          <table:table-cell office:value-type="string">
            <text:p>DIREITO <text:s text:c="42"/></text:p>
          </table:table-cell>
          <table:table-cell office:value-type="string">
            <text:p>Jurisvox (Patos de Min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862</text:p>
          </table:table-cell>
          <table:table-cell office:value-type="string">
            <text:p>DIREITO <text:s text:c="42"/></text:p>
          </table:table-cell>
          <table:table-cell office:value-type="string">
            <text:p>Jus Navigand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834</text:p>
          </table:table-cell>
          <table:table-cell office:value-type="string">
            <text:p>DIREITO <text:s text:c="42"/></text:p>
          </table:table-cell>
          <table:table-cell office:value-type="string">
            <text:p>Justiça &amp; Histó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38</text:p>
          </table:table-cell>
          <table:table-cell office:value-type="string">
            <text:p>DIREITO <text:s text:c="42"/></text:p>
          </table:table-cell>
          <table:table-cell office:value-type="string">
            <text:p>Justiça do Direito (UP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487</text:p>
          </table:table-cell>
          <table:table-cell office:value-type="string">
            <text:p>DIREITO <text:s text:c="42"/></text:p>
          </table:table-cell>
          <table:table-cell office:value-type="string">
            <text:p>Justiça do Trabalh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373</text:p>
          </table:table-cell>
          <table:table-cell office:value-type="string">
            <text:p>DIREITO <text:s text:c="42"/></text:p>
          </table:table-cell>
          <table:table-cell office:value-type="string">
            <text:p>Justilex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49X</text:p>
          </table:table-cell>
          <table:table-cell office:value-type="string">
            <text:p>DIREITO <text:s text:c="42"/></text:p>
          </table:table-cell>
          <table:table-cell office:value-type="string">
            <text:p>Justit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049</text:p>
          </table:table-cell>
          <table:table-cell office:value-type="string">
            <text:p>DIREITO <text:s text:c="42"/></text:p>
          </table:table-cell>
          <table:table-cell office:value-type="string">
            <text:p>L&amp;C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30</text:p>
          </table:table-cell>
          <table:table-cell office:value-type="string">
            <text:p>DIREITO <text:s text:c="42"/></text:p>
          </table:table-cell>
          <table:table-cell office:value-type="string">
            <text:p>Latusa (Rio de Janeir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9216</text:p>
          </table:table-cell>
          <table:table-cell office:value-type="string">
            <text:p>DIREITO <text:s text:c="42"/></text:p>
          </table:table-cell>
          <table:table-cell office:value-type="string">
            <text:p>Law &amp; Society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9537</text:p>
          </table:table-cell>
          <table:table-cell office:value-type="string">
            <text:p>DIREITO <text:s text:c="42"/></text:p>
          </table:table-cell>
          <table:table-cell office:value-type="string">
            <text:p>Law and Business Review of the Americ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DIREITO <text:s text:c="42"/></text:p>
          </table:table-cell>
          <table:table-cell office:value-type="string">
            <text:p>Lecture Notes in Computer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9497</text:p>
          </table:table-cell>
          <table:table-cell office:value-type="string">
            <text:p>DIREITO <text:s text:c="42"/></text:p>
          </table:table-cell>
          <table:table-cell office:value-type="string">
            <text:p>Legislação (Lisboa. 1991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1467</text:p>
          </table:table-cell>
          <table:table-cell office:value-type="string">
            <text:p>DIREITO <text:s text:c="42"/></text:p>
          </table:table-cell>
          <table:table-cell office:value-type="string">
            <text:p>Legisprudence (Oxford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635</text:p>
          </table:table-cell>
          <table:table-cell office:value-type="string">
            <text:p>DIREITO <text:s text:c="42"/></text:p>
          </table:table-cell>
          <table:table-cell office:value-type="string">
            <text:p>Leopoldianum (UNISANT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68</text:p>
          </table:table-cell>
          <table:table-cell office:value-type="string">
            <text:p>DIREITO <text:s text:c="42"/></text:p>
          </table:table-cell>
          <table:table-cell office:value-type="string">
            <text:p>LEX. Jurisprudencia do Superior Tribunal de Jus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53</text:p>
          </table:table-cell>
          <table:table-cell office:value-type="string">
            <text:p>DIREITO <text:s text:c="42"/></text:p>
          </table:table-cell>
          <table:table-cell office:value-type="string">
            <text:p>Lex. Revista do Direito Brasilei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501</text:p>
          </table:table-cell>
          <table:table-cell office:value-type="string">
            <text:p>DIREITO <text:s text:c="42"/></text:p>
          </table:table-cell>
          <table:table-cell office:value-type="string">
            <text:p>Logos (Cano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46</text:p>
          </table:table-cell>
          <table:table-cell office:value-type="string">
            <text:p>DIREITO <text:s text:c="42"/></text:p>
          </table:table-cell>
          <table:table-cell office:value-type="string">
            <text:p>LTr. Suplemento Trabalh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45</text:p>
          </table:table-cell>
          <table:table-cell office:value-type="string">
            <text:p>DIREITO <text:s text:c="42"/></text:p>
          </table:table-cell>
          <table:table-cell office:value-type="string">
            <text:p>Lua No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7-0915</text:p>
          </table:table-cell>
          <table:table-cell office:value-type="string">
            <text:p>DIREITO <text:s text:c="42"/></text:p>
          </table:table-cell>
          <table:table-cell office:value-type="string">
            <text:p>Lusíada. Direito e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2498</text:p>
          </table:table-cell>
          <table:table-cell office:value-type="string">
            <text:p>DIREITO <text:s text:c="42"/></text:p>
          </table:table-cell>
          <table:table-cell office:value-type="string">
            <text:p>Lusíada. Série de Direi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13</text:p>
          </table:table-cell>
          <table:table-cell office:value-type="string">
            <text:p>DIREITO <text:s text:c="42"/></text:p>
          </table:table-cell>
          <table:table-cell office:value-type="string">
            <text:p>Mana (UFRJ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3945</text:p>
          </table:table-cell>
          <table:table-cell office:value-type="string">
            <text:p>DIREITO <text:s text:c="42"/></text:p>
          </table:table-cell>
          <table:table-cell office:value-type="string">
            <text:p>Manchester Journal of International Economic La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915</text:p>
          </table:table-cell>
          <table:table-cell office:value-type="string">
            <text:p>DIREITO <text:s text:c="42"/></text:p>
          </table:table-cell>
          <table:table-cell office:value-type="string">
            <text:p>Margem (PUC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684</text:p>
          </table:table-cell>
          <table:table-cell office:value-type="string">
            <text:p>DIREITO <text:s text:c="42"/></text:p>
          </table:table-cell>
          <table:table-cell office:value-type="string">
            <text:p>Margem Esquer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9607</text:p>
          </table:table-cell>
          <table:table-cell office:value-type="string">
            <text:p>DIREITO <text:s text:c="42"/></text:p>
          </table:table-cell>
          <table:table-cell office:value-type="string">
            <text:p>Materiali per una Storia della Cultura Giurid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6-3196</text:p>
          </table:table-cell>
          <table:table-cell office:value-type="string">
            <text:p>DIREITO <text:s text:c="42"/></text:p>
          </table:table-cell>
          <table:table-cell office:value-type="string">
            <text:p>Medio Ambiente &amp; Derech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791</text:p>
          </table:table-cell>
          <table:table-cell office:value-type="string">
            <text:p>DIREITO <text:s text:c="42"/></text:p>
          </table:table-cell>
          <table:table-cell office:value-type="string">
            <text:p>Mens Agita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534</text:p>
          </table:table-cell>
          <table:table-cell office:value-type="string">
            <text:p>DIREITO <text:s text:c="42"/></text:p>
          </table:table-cell>
          <table:table-cell office:value-type="string">
            <text:p>Mens Juris (Uberlând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883</text:p>
          </table:table-cell>
          <table:table-cell office:value-type="string">
            <text:p>DIREITO <text:s text:c="42"/></text:p>
          </table:table-cell>
          <table:table-cell office:value-type="string">
            <text:p>Mercado de Trabalho (Rio de Janeiro. 199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19</text:p>
          </table:table-cell>
          <table:table-cell office:value-type="string">
            <text:p>DIREITO <text:s text:c="42"/></text:p>
          </table:table-cell>
          <table:table-cell office:value-type="string">
            <text:p>Meridiano 47 (UnB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072</text:p>
          </table:table-cell>
          <table:table-cell office:value-type="string">
            <text:p>DIREITO <text:s text:c="42"/></text:p>
          </table:table-cell>
          <table:table-cell office:value-type="string">
            <text:p>Meritum (FUME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8259</text:p>
          </table:table-cell>
          <table:table-cell office:value-type="string">
            <text:p>DIREITO <text:s text:c="42"/></text:p>
          </table:table-cell>
          <table:table-cell office:value-type="string">
            <text:p>Mientras Ta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7-0753</text:p>
          </table:table-cell>
          <table:table-cell office:value-type="string">
            <text:p>DIREITO <text:s text:c="42"/></text:p>
          </table:table-cell>
          <table:table-cell office:value-type="string">
            <text:p>Minerva: revista de estudos labor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853</text:p>
          </table:table-cell>
          <table:table-cell office:value-type="string">
            <text:p>DIREITO <text:s text:c="42"/></text:p>
          </table:table-cell>
          <table:table-cell office:value-type="string">
            <text:p>Ministério Público &amp; Socie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263</text:p>
          </table:table-cell>
          <table:table-cell office:value-type="string">
            <text:p>DIREITO <text:s text:c="42"/></text:p>
          </table:table-cell>
          <table:table-cell office:value-type="string">
            <text:p>Missioneira (Santo Ânge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673</text:p>
          </table:table-cell>
          <table:table-cell office:value-type="string">
            <text:p>DIREITO <text:s text:c="42"/></text:p>
          </table:table-cell>
          <table:table-cell office:value-type="string">
            <text:p>MPMG Jurí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DIREITO <text:s text:c="42"/></text:p>
          </table:table-cell>
          <table:table-cell office:value-type="string">
            <text:p>Mural: Direito em Movim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30</text:p>
          </table:table-cell>
          <table:table-cell office:value-type="string">
            <text:p>DIREITO <text:s text:c="42"/></text:p>
          </table:table-cell>
          <table:table-cell office:value-type="string">
            <text:p>Natureza Humana (Cessou em 2008. Cont. ISSN 2175-2834 Natureza Humana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626</text:p>
          </table:table-cell>
          <table:table-cell office:value-type="string">
            <text:p>DIREITO <text:s text:c="42"/></text:p>
          </table:table-cell>
          <table:table-cell office:value-type="string">
            <text:p>Nêmesis (Florianó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5923</text:p>
          </table:table-cell>
          <table:table-cell office:value-type="string">
            <text:p>DIREITO <text:s text:c="42"/></text:p>
          </table:table-cell>
          <table:table-cell office:value-type="string">
            <text:p>News Letter (Belfast 196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0471</text:p>
          </table:table-cell>
          <table:table-cell office:value-type="string">
            <text:p>DIREITO <text:s text:c="42"/></text:p>
          </table:table-cell>
          <table:table-cell office:value-type="string">
            <text:p>Nihon Boekikai Gepp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840</text:p>
          </table:table-cell>
          <table:table-cell office:value-type="string">
            <text:p>DIREITO <text:s text:c="42"/></text:p>
          </table:table-cell>
          <table:table-cell office:value-type="string">
            <text:p>Nomos (Fortalez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777</text:p>
          </table:table-cell>
          <table:table-cell office:value-type="string">
            <text:p>DIREITO <text:s text:c="42"/></text:p>
          </table:table-cell>
          <table:table-cell office:value-type="string">
            <text:p>Nossa Amér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2-0734</text:p>
          </table:table-cell>
          <table:table-cell office:value-type="string">
            <text:p>DIREITO <text:s text:c="42"/></text:p>
          </table:table-cell>
          <table:table-cell office:value-type="string">
            <text:p>Notes &amp; Documents - CREAI Alsa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2X</text:p>
          </table:table-cell>
          <table:table-cell office:value-type="string">
            <text:p>DIREITO <text:s text:c="42"/></text:p>
          </table:table-cell>
          <table:table-cell office:value-type="string">
            <text:p>Notícia do Direito Brasilei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680</text:p>
          </table:table-cell>
          <table:table-cell office:value-type="string">
            <text:p>DIREITO <text:s text:c="42"/></text:p>
          </table:table-cell>
          <table:table-cell office:value-type="string">
            <text:p>Novatio Iur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481</text:p>
          </table:table-cell>
          <table:table-cell office:value-type="string">
            <text:p>DIREITO <text:s text:c="42"/></text:p>
          </table:table-cell>
          <table:table-cell office:value-type="string">
            <text:p>Novos Cadernos NAE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00</text:p>
          </table:table-cell>
          <table:table-cell office:value-type="string">
            <text:p>DIREITO <text:s text:c="42"/></text:p>
          </table:table-cell>
          <table:table-cell office:value-type="string">
            <text:p>Novos Estudos CEBRAP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117</text:p>
          </table:table-cell>
          <table:table-cell office:value-type="string">
            <text:p>DIREITO <text:s text:c="42"/></text:p>
          </table:table-cell>
          <table:table-cell office:value-type="string">
            <text:p>Novos Estudos Jurídicos (UNIVALI) (Cessou em 2007. Cont. ISSN 2175-0491 Novos Estudos Jurídicos (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3552</text:p>
          </table:table-cell>
          <table:table-cell office:value-type="string">
            <text:p>DIREITO <text:s text:c="42"/></text:p>
          </table:table-cell>
          <table:table-cell office:value-type="string">
            <text:p>Nueva Socieda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4372</text:p>
          </table:table-cell>
          <table:table-cell office:value-type="string">
            <text:p>DIREITO <text:s text:c="42"/></text:p>
          </table:table-cell>
          <table:table-cell office:value-type="string">
            <text:p>O Direito (Lisb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81</text:p>
          </table:table-cell>
          <table:table-cell office:value-type="string">
            <text:p>DIREITO <text:s text:c="42"/></text:p>
          </table:table-cell>
          <table:table-cell office:value-type="string">
            <text:p>O Público e o Privado (UEC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75</text:p>
          </table:table-cell>
          <table:table-cell office:value-type="string">
            <text:p>DIREITO <text:s text:c="42"/></text:p>
          </table:table-cell>
          <table:table-cell office:value-type="string">
            <text:p>O Que nos Faz Pensar (PUC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804</text:p>
          </table:table-cell>
          <table:table-cell office:value-type="string">
            <text:p>DIREITO <text:s text:c="42"/></text:p>
          </table:table-cell>
          <table:table-cell office:value-type="string">
            <text:p>O Social em Quest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641</text:p>
          </table:table-cell>
          <table:table-cell office:value-type="string">
            <text:p>DIREITO <text:s text:c="42"/></text:p>
          </table:table-cell>
          <table:table-cell office:value-type="string">
            <text:p>O Trabalho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7-7558</text:p>
          </table:table-cell>
          <table:table-cell office:value-type="string">
            <text:p>DIREITO <text:s text:c="42"/></text:p>
          </table:table-cell>
          <table:table-cell office:value-type="string">
            <text:p>Oas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70</text:p>
          </table:table-cell>
          <table:table-cell office:value-type="string">
            <text:p>DIREITO <text:s text:c="42"/></text:p>
          </table:table-cell>
          <table:table-cell office:value-type="string">
            <text:p>Observatório da Imprens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564</text:p>
          </table:table-cell>
          <table:table-cell office:value-type="string">
            <text:p>DIREITO <text:s text:c="42"/></text:p>
          </table:table-cell>
          <table:table-cell office:value-type="string">
            <text:p>Observatório da Jurisdição Constitu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1987</text:p>
          </table:table-cell>
          <table:table-cell office:value-type="string">
            <text:p>DIREITO <text:s text:c="42"/></text:p>
          </table:table-cell>
          <table:table-cell office:value-type="string">
            <text:p>Observatorio Medio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33</text:p>
          </table:table-cell>
          <table:table-cell office:value-type="string">
            <text:p>DIREITO <text:s text:c="42"/></text:p>
          </table:table-cell>
          <table:table-cell office:value-type="string">
            <text:p>Observatório Quilombo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276</text:p>
          </table:table-cell>
          <table:table-cell office:value-type="string">
            <text:p>DIREITO <text:s text:c="42"/></text:p>
          </table:table-cell>
          <table:table-cell office:value-type="string">
            <text:p>Opsis (UF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79</text:p>
          </table:table-cell>
          <table:table-cell office:value-type="string">
            <text:p>DIREITO <text:s text:c="42"/></text:p>
          </table:table-cell>
          <table:table-cell office:value-type="string">
            <text:p>Organizações Rurais e Agroindustriais (UFL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002</text:p>
          </table:table-cell>
          <table:table-cell office:value-type="string">
            <text:p>DIREITO <text:s text:c="42"/></text:p>
          </table:table-cell>
          <table:table-cell office:value-type="string">
            <text:p>Outra Travessia (UF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530</text:p>
          </table:table-cell>
          <table:table-cell office:value-type="string">
            <text:p>DIREITO <text:s text:c="42"/></text:p>
          </table:table-cell>
          <table:table-cell office:value-type="string">
            <text:p>Outras Palavras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887</text:p>
          </table:table-cell>
          <table:table-cell office:value-type="string">
            <text:p>DIREITO <text:s text:c="42"/></text:p>
          </table:table-cell>
          <table:table-cell office:value-type="string">
            <text:p>Padê : Estudos em Filosofia, Raça, Gênero e Direitos Huma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578</text:p>
          </table:table-cell>
          <table:table-cell office:value-type="string">
            <text:p>DIREITO <text:s text:c="42"/></text:p>
          </table:table-cell>
          <table:table-cell office:value-type="string">
            <text:p>Páginas de Direi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775</text:p>
          </table:table-cell>
          <table:table-cell office:value-type="string">
            <text:p>DIREITO <text:s text:c="42"/></text:p>
          </table:table-cell>
          <table:table-cell office:value-type="string">
            <text:p>Panóptica (Vitór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908</text:p>
          </table:table-cell>
          <table:table-cell office:value-type="string">
            <text:p>DIREITO <text:s text:c="42"/></text:p>
          </table:table-cell>
          <table:table-cell office:value-type="string">
            <text:p>Paradigma (Ribeirão Pret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860</text:p>
          </table:table-cell>
          <table:table-cell office:value-type="string">
            <text:p>DIREITO <text:s text:c="42"/></text:p>
          </table:table-cell>
          <table:table-cell office:value-type="string">
            <text:p>Parahyba Judici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866</text:p>
          </table:table-cell>
          <table:table-cell office:value-type="string">
            <text:p>DIREITO <text:s text:c="42"/></text:p>
          </table:table-cell>
          <table:table-cell office:value-type="string">
            <text:p>Paraná Eleito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893</text:p>
          </table:table-cell>
          <table:table-cell office:value-type="string">
            <text:p>DIREITO <text:s text:c="42"/></text:p>
          </table:table-cell>
          <table:table-cell office:value-type="string">
            <text:p>Participação (Un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687</text:p>
          </table:table-cell>
          <table:table-cell office:value-type="string">
            <text:p>DIREITO <text:s text:c="42"/></text:p>
          </table:table-cell>
          <table:table-cell office:value-type="string">
            <text:p>Participe (UNIJUÍ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2280</text:p>
          </table:table-cell>
          <table:table-cell office:value-type="string">
            <text:p>DIREITO <text:s text:c="42"/></text:p>
          </table:table-cell>
          <table:table-cell office:value-type="string">
            <text:p>Patristica et Mediaeval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3435</text:p>
          </table:table-cell>
          <table:table-cell office:value-type="string">
            <text:p>DIREITO <text:s text:c="42"/></text:p>
          </table:table-cell>
          <table:table-cell office:value-type="string">
            <text:p>Penn State International Law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6-9628</text:p>
          </table:table-cell>
          <table:table-cell office:value-type="string">
            <text:p>DIREITO <text:s text:c="42"/></text:p>
          </table:table-cell>
          <table:table-cell office:value-type="string">
            <text:p>Pensamiento Prop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464</text:p>
          </table:table-cell>
          <table:table-cell office:value-type="string">
            <text:p>DIREITO <text:s text:c="42"/></text:p>
          </table:table-cell>
          <table:table-cell office:value-type="string">
            <text:p>Pensar (UNIFO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503</text:p>
          </table:table-cell>
          <table:table-cell office:value-type="string">
            <text:p>DIREITO <text:s text:c="42"/></text:p>
          </table:table-cell>
          <table:table-cell office:value-type="string">
            <text:p>Pensar BH. Política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481</text:p>
          </table:table-cell>
          <table:table-cell office:value-type="string">
            <text:p>DIREITO <text:s text:c="42"/></text:p>
          </table:table-cell>
          <table:table-cell office:value-type="string">
            <text:p>Pensar Jurí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404</text:p>
          </table:table-cell>
          <table:table-cell office:value-type="string">
            <text:p>DIREITO <text:s text:c="42"/></text:p>
          </table:table-cell>
          <table:table-cell office:value-type="string">
            <text:p>Pensata Anim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908</text:p>
          </table:table-cell>
          <table:table-cell office:value-type="string">
            <text:p>DIREITO <text:s text:c="42"/></text:p>
          </table:table-cell>
          <table:table-cell office:value-type="string">
            <text:p>Perspectiva (Erexi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5X</text:p>
          </table:table-cell>
          <table:table-cell office:value-type="string">
            <text:p>DIREITO <text:s text:c="42"/></text:p>
          </table:table-cell>
          <table:table-cell office:value-type="string">
            <text:p>Perspectiva Econômica (São Leopold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459</text:p>
          </table:table-cell>
          <table:table-cell office:value-type="string">
            <text:p>DIREITO <text:s text:c="42"/></text:p>
          </table:table-cell>
          <table:table-cell office:value-type="string">
            <text:p>Perspectivas: Revista de Ciências Sociais (UNESP. Araraquar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165</text:p>
          </table:table-cell>
          <table:table-cell office:value-type="string">
            <text:p>DIREITO <text:s text:c="42"/></text:p>
          </table:table-cell>
          <table:table-cell office:value-type="string">
            <text:p>Pesquisa em Educação Ambiental (UFSCa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728</text:p>
          </table:table-cell>
          <table:table-cell office:value-type="string">
            <text:p>DIREITO <text:s text:c="42"/></text:p>
          </table:table-cell>
          <table:table-cell office:value-type="string">
            <text:p>Pesquisa em Pós-Graduação. Série Direito (UNISANT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97</text:p>
          </table:table-cell>
          <table:table-cell office:value-type="string">
            <text:p>DIREITO <text:s text:c="42"/></text:p>
          </table:table-cell>
          <table:table-cell office:value-type="string">
            <text:p>Petro &amp; Quí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236</text:p>
          </table:table-cell>
          <table:table-cell office:value-type="string">
            <text:p>DIREITO <text:s text:c="42"/></text:p>
          </table:table-cell>
          <table:table-cell office:value-type="string">
            <text:p>Philósophos (UFG) (Cessou em 2000. Cont. ISSN 1982-2928 Revista Philósoph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4537</text:p>
          </table:table-cell>
          <table:table-cell office:value-type="string">
            <text:p>DIREITO <text:s text:c="42"/></text:p>
          </table:table-cell>
          <table:table-cell office:value-type="string">
            <text:p>Philosophy &amp; Social Criticis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1429</text:p>
          </table:table-cell>
          <table:table-cell office:value-type="string">
            <text:p>DIREITO <text:s text:c="42"/></text:p>
          </table:table-cell>
          <table:table-cell office:value-type="string">
            <text:p>Phoenix Magaz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333</text:p>
          </table:table-cell>
          <table:table-cell office:value-type="string">
            <text:p>DIREITO <text:s text:c="42"/></text:p>
          </table:table-cell>
          <table:table-cell office:value-type="string">
            <text:p>Phronesis (FEAD-Min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61</text:p>
          </table:table-cell>
          <table:table-cell office:value-type="string">
            <text:p>DIREITO <text:s text:c="42"/></text:p>
          </table:table-cell>
          <table:table-cell office:value-type="string">
            <text:p>Phronesis (PUC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77</text:p>
          </table:table-cell>
          <table:table-cell office:value-type="string">
            <text:p>DIREITO <text:s text:c="42"/></text:p>
          </table:table-cell>
          <table:table-cell office:value-type="string">
            <text:p>Poiesis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446</text:p>
          </table:table-cell>
          <table:table-cell office:value-type="string">
            <text:p>DIREITO <text:s text:c="42"/></text:p>
          </table:table-cell>
          <table:table-cell office:value-type="string">
            <text:p>Política Democr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660</text:p>
          </table:table-cell>
          <table:table-cell office:value-type="string">
            <text:p>DIREITO <text:s text:c="42"/></text:p>
          </table:table-cell>
          <table:table-cell office:value-type="string">
            <text:p>Política Externa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6650</text:p>
          </table:table-cell>
          <table:table-cell office:value-type="string">
            <text:p>DIREITO <text:s text:c="42"/></text:p>
          </table:table-cell>
          <table:table-cell office:value-type="string">
            <text:p>Política Internacional (Lisbo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7742</text:p>
          </table:table-cell>
          <table:table-cell office:value-type="string">
            <text:p>DIREITO <text:s text:c="42"/></text:p>
          </table:table-cell>
          <table:table-cell office:value-type="string">
            <text:p>Política y Cultu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717</text:p>
          </table:table-cell>
          <table:table-cell office:value-type="string">
            <text:p>DIREITO <text:s text:c="42"/></text:p>
          </table:table-cell>
          <table:table-cell office:value-type="string">
            <text:p>Políticas Clturais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6X</text:p>
          </table:table-cell>
          <table:table-cell office:value-type="string">
            <text:p>DIREITO <text:s text:c="42"/></text:p>
          </table:table-cell>
          <table:table-cell office:value-type="string">
            <text:p>Políticas Públicas e Socie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285</text:p>
          </table:table-cell>
          <table:table-cell office:value-type="string">
            <text:p>DIREITO <text:s text:c="42"/></text:p>
          </table:table-cell>
          <table:table-cell office:value-type="string">
            <text:p>Políticas Sociais (IPE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3-4378</text:p>
          </table:table-cell>
          <table:table-cell office:value-type="string">
            <text:p>DIREITO <text:s text:c="42"/></text:p>
          </table:table-cell>
          <table:table-cell office:value-type="string">
            <text:p>Pontes Entre o Comércio e o Desenvolvimento Sustentáve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310</text:p>
          </table:table-cell>
          <table:table-cell office:value-type="string">
            <text:p>DIREITO <text:s text:c="42"/></text:p>
          </table:table-cell>
          <table:table-cell office:value-type="string">
            <text:p>Pórtico Jurí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788</text:p>
          </table:table-cell>
          <table:table-cell office:value-type="string">
            <text:p>DIREITO <text:s text:c="42"/></text:p>
          </table:table-cell>
          <table:table-cell office:value-type="string">
            <text:p>Prática Jurí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593</text:p>
          </table:table-cell>
          <table:table-cell office:value-type="string">
            <text:p>DIREITO <text:s text:c="42"/></text:p>
          </table:table-cell>
          <table:table-cell office:value-type="string">
            <text:p>Prim@ Fac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760</text:p>
          </table:table-cell>
          <table:table-cell office:value-type="string">
            <text:p>DIREITO <text:s text:c="42"/></text:p>
          </table:table-cell>
          <table:table-cell office:value-type="string">
            <text:p>Prisma Jurídico (UNINOVE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602</text:p>
          </table:table-cell>
          <table:table-cell office:value-type="string">
            <text:p>DIREITO <text:s text:c="42"/></text:p>
          </table:table-cell>
          <table:table-cell office:value-type="string">
            <text:p>Prismas : Direito, Políticas Públicas e Mundialização (Brasília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114</text:p>
          </table:table-cell>
          <table:table-cell office:value-type="string">
            <text:p>DIREITO <text:s text:c="42"/></text:p>
          </table:table-cell>
          <table:table-cell office:value-type="string">
            <text:p>Proceeding of the International Conference of Forensic Computer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182</text:p>
          </table:table-cell>
          <table:table-cell office:value-type="string">
            <text:p>DIREITO <text:s text:c="42"/></text:p>
          </table:table-cell>
          <table:table-cell office:value-type="string">
            <text:p>Produção Científica Cejurp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6-5191</text:p>
          </table:table-cell>
          <table:table-cell office:value-type="string">
            <text:p>DIREITO <text:s text:c="42"/></text:p>
          </table:table-cell>
          <table:table-cell office:value-type="string">
            <text:p>Prospettiva Perso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7223</text:p>
          </table:table-cell>
          <table:table-cell office:value-type="string">
            <text:p>DIREITO <text:s text:c="42"/></text:p>
          </table:table-cell>
          <table:table-cell office:value-type="string">
            <text:p>Proyecciones. Serie: Políticas y Hechos Educativ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371</text:p>
          </table:table-cell>
          <table:table-cell office:value-type="string">
            <text:p>DIREITO <text:s text:c="42"/></text:p>
          </table:table-cell>
          <table:table-cell office:value-type="string">
            <text:p>Psico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71</text:p>
          </table:table-cell>
          <table:table-cell office:value-type="string">
            <text:p>DIREITO <text:s text:c="42"/></text:p>
          </table:table-cell>
          <table:table-cell office:value-type="string">
            <text:p>Psico-USF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72</text:p>
          </table:table-cell>
          <table:table-cell office:value-type="string">
            <text:p>DIREITO <text:s text:c="42"/></text:p>
          </table:table-cell>
          <table:table-cell office:value-type="string">
            <text:p>Psicologia: Reflexão e Crítica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772</text:p>
          </table:table-cell>
          <table:table-cell office:value-type="string">
            <text:p>DIREITO <text:s text:c="42"/></text:p>
          </table:table-cell>
          <table:table-cell office:value-type="string">
            <text:p>Psicologia: Teoria e Pesquisa (UnB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09</text:p>
          </table:table-cell>
          <table:table-cell office:value-type="string">
            <text:p>DIREITO <text:s text:c="42"/></text:p>
          </table:table-cell>
          <table:table-cell office:value-type="string">
            <text:p>Psicólogo Inform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138</text:p>
          </table:table-cell>
          <table:table-cell office:value-type="string">
            <text:p>DIREITO <text:s text:c="42"/></text:p>
          </table:table-cell>
          <table:table-cell office:value-type="string">
            <text:p>Psychê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8-3798</text:p>
          </table:table-cell>
          <table:table-cell office:value-type="string">
            <text:p>DIREITO <text:s text:c="42"/></text:p>
          </table:table-cell>
          <table:table-cell office:value-type="string">
            <text:p>Psycho-Oncolog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9249</text:p>
          </table:table-cell>
          <table:table-cell office:value-type="string">
            <text:p>DIREITO <text:s text:c="42"/></text:p>
          </table:table-cell>
          <table:table-cell office:value-type="string">
            <text:p>Psycho-Oncology (Chichester, Englan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570</text:p>
          </table:table-cell>
          <table:table-cell office:value-type="string">
            <text:p>DIREITO <text:s text:c="42"/></text:p>
          </table:table-cell>
          <table:table-cell office:value-type="string">
            <text:p>Publicatio UEP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93</text:p>
          </table:table-cell>
          <table:table-cell office:value-type="string">
            <text:p>DIREITO <text:s text:c="42"/></text:p>
          </table:table-cell>
          <table:table-cell office:value-type="string">
            <text:p>Publicatio UEPG. Ciências Humanas, Ciências Sociais Aplicadas, Lingüística, Letras e Art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2-8576</text:p>
          </table:table-cell>
          <table:table-cell office:value-type="string">
            <text:p>DIREITO <text:s text:c="42"/></text:p>
          </table:table-cell>
          <table:table-cell office:value-type="string">
            <text:p>QF. Quincena fisc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389</text:p>
          </table:table-cell>
          <table:table-cell office:value-type="string">
            <text:p>DIREITO <text:s text:c="42"/></text:p>
          </table:table-cell>
          <table:table-cell office:value-type="string">
            <text:p>Quaestio Iur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1-7146</text:p>
          </table:table-cell>
          <table:table-cell office:value-type="string">
            <text:p>DIREITO <text:s text:c="42"/></text:p>
          </table:table-cell>
          <table:table-cell office:value-type="string">
            <text:p>Questions Internationales (Paris. 200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83</text:p>
          </table:table-cell>
          <table:table-cell office:value-type="string">
            <text:p>DIREITO <text:s text:c="42"/></text:p>
          </table:table-cell>
          <table:table-cell office:value-type="string">
            <text:p>RACE : Revista de Administração, Contabilidade e Econom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119</text:p>
          </table:table-cell>
          <table:table-cell office:value-type="string">
            <text:p>DIREITO <text:s text:c="42"/></text:p>
          </table:table-cell>
          <table:table-cell office:value-type="string">
            <text:p>Raízes Jurídicas (UNICEN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872</text:p>
          </table:table-cell>
          <table:table-cell office:value-type="string">
            <text:p>DIREITO <text:s text:c="42"/></text:p>
          </table:table-cell>
          <table:table-cell office:value-type="string">
            <text:p>Raízes Jurídicas (Universidade Positiv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020</text:p>
          </table:table-cell>
          <table:table-cell office:value-type="string">
            <text:p>DIREITO <text:s text:c="42"/></text:p>
          </table:table-cell>
          <table:table-cell office:value-type="string">
            <text:p>RBB. Revista Brasileira de Bioé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930</text:p>
          </table:table-cell>
          <table:table-cell office:value-type="string">
            <text:p>DIREITO <text:s text:c="42"/></text:p>
          </table:table-cell>
          <table:table-cell office:value-type="string">
            <text:p>RBCEH. Revista Brasileira de Ciências do Envelhecimento Human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DIREITO <text:s text:c="42"/></text:p>
          </table:table-cell>
          <table:table-cell office:value-type="string">
            <text:p>RBPG. Revista Brasileira de Pós-Gradu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50X</text:p>
          </table:table-cell>
          <table:table-cell office:value-type="string">
            <text:p>DIREITO <text:s text:c="42"/></text:p>
          </table:table-cell>
          <table:table-cell office:value-type="string">
            <text:p>RDE. Revista de Direito do Estad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805</text:p>
          </table:table-cell>
          <table:table-cell office:value-type="string">
            <text:p>DIREITO <text:s text:c="42"/></text:p>
          </table:table-cell>
          <table:table-cell office:value-type="string">
            <text:p>RDI. Revista Discente Interinstitu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057</text:p>
          </table:table-cell>
          <table:table-cell office:value-type="string">
            <text:p>DIREITO <text:s text:c="42"/></text:p>
          </table:table-cell>
          <table:table-cell office:value-type="string">
            <text:p>RDT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311</text:p>
          </table:table-cell>
          <table:table-cell office:value-type="string">
            <text:p>DIREITO <text:s text:c="42"/></text:p>
          </table:table-cell>
          <table:table-cell office:value-type="string">
            <text:p>REAd. Revista Eletrônica de Administração (Porto Alegre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9-4993</text:p>
          </table:table-cell>
          <table:table-cell office:value-type="string">
            <text:p>DIREITO <text:s text:c="42"/></text:p>
          </table:table-cell>
          <table:table-cell office:value-type="string">
            <text:p>Rechtsgeschichte (Frankfur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847</text:p>
          </table:table-cell>
          <table:table-cell office:value-type="string">
            <text:p>DIREITO <text:s text:c="42"/></text:p>
          </table:table-cell>
          <table:table-cell office:value-type="string">
            <text:p>Recrie (Florianó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861</text:p>
          </table:table-cell>
          <table:table-cell office:value-type="string">
            <text:p>DIREITO <text:s text:c="42"/></text:p>
          </table:table-cell>
          <table:table-cell office:value-type="string">
            <text:p>REDAE (Salvado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87X</text:p>
          </table:table-cell>
          <table:table-cell office:value-type="string">
            <text:p>DIREITO <text:s text:c="42"/></text:p>
          </table:table-cell>
          <table:table-cell office:value-type="string">
            <text:p>REDE (IBD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184</text:p>
          </table:table-cell>
          <table:table-cell office:value-type="string">
            <text:p>DIREITO <text:s text:c="42"/></text:p>
          </table:table-cell>
          <table:table-cell office:value-type="string">
            <text:p>Reforma Agr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051</text:p>
          </table:table-cell>
          <table:table-cell office:value-type="string">
            <text:p>DIREITO <text:s text:c="42"/></text:p>
          </table:table-cell>
          <table:table-cell office:value-type="string">
            <text:p>REGA. Revista de Gestão de Águas da América Lat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0583</text:p>
          </table:table-cell>
          <table:table-cell office:value-type="string">
            <text:p>DIREITO <text:s text:c="42"/></text:p>
          </table:table-cell>
          <table:table-cell office:value-type="string">
            <text:p>Relaciones Internacionales (Hered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85</text:p>
          </table:table-cell>
          <table:table-cell office:value-type="string">
            <text:p>DIREITO <text:s text:c="42"/></text:p>
          </table:table-cell>
          <table:table-cell office:value-type="string">
            <text:p>REMHU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7547-2570</text:p>
          </table:table-cell>
          <table:table-cell office:value-type="string">
            <text:p>DIREITO <text:s text:c="42"/></text:p>
          </table:table-cell>
          <table:table-cell office:value-type="string">
            <text:p>Repertório de Jurisprudência IO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203</text:p>
          </table:table-cell>
          <table:table-cell office:value-type="string">
            <text:p>DIREITO <text:s text:c="42"/></text:p>
          </table:table-cell>
          <table:table-cell office:value-type="string">
            <text:p>Repertório Teatro &amp; Danç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888</text:p>
          </table:table-cell>
          <table:table-cell office:value-type="string">
            <text:p>DIREITO <text:s text:c="42"/></text:p>
          </table:table-cell>
          <table:table-cell office:value-type="string">
            <text:p>RERE (Salvado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152</text:p>
          </table:table-cell>
          <table:table-cell office:value-type="string">
            <text:p>DIREITO <text:s text:c="42"/></text:p>
          </table:table-cell>
          <table:table-cell office:value-type="string">
            <text:p>Resenha Eleitoral - Tribunal Regional Eleitoral de Santa Catar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44</text:p>
          </table:table-cell>
          <table:table-cell office:value-type="string">
            <text:p>DIREITO <text:s text:c="42"/></text:p>
          </table:table-cell>
          <table:table-cell office:value-type="string">
            <text:p>Resumos - Encontro de Iniciação Científica, Unim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685</text:p>
          </table:table-cell>
          <table:table-cell office:value-type="string">
            <text:p>DIREITO <text:s text:c="42"/></text:p>
          </table:table-cell>
          <table:table-cell office:value-type="string">
            <text:p>Revés do Avess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087</text:p>
          </table:table-cell>
          <table:table-cell office:value-type="string">
            <text:p>DIREITO <text:s text:c="42"/></text:p>
          </table:table-cell>
          <table:table-cell office:value-type="string">
            <text:p>Revista Acadêmica - Faculdade de Direito do Recif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721</text:p>
          </table:table-cell>
          <table:table-cell office:value-type="string">
            <text:p>DIREITO <text:s text:c="42"/></text:p>
          </table:table-cell>
          <table:table-cell office:value-type="string">
            <text:p>Revista Acadêmica Direitos Fundamentais (FIE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965</text:p>
          </table:table-cell>
          <table:table-cell office:value-type="string">
            <text:p>DIREITO <text:s text:c="42"/></text:p>
          </table:table-cell>
          <table:table-cell office:value-type="string">
            <text:p>Revista Acadêmica Observatório de Inovação do Turism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703</text:p>
          </table:table-cell>
          <table:table-cell office:value-type="string">
            <text:p>DIREITO <text:s text:c="42"/></text:p>
          </table:table-cell>
          <table:table-cell office:value-type="string">
            <text:p>Revista Acadêmica UNIFA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096</text:p>
          </table:table-cell>
          <table:table-cell office:value-type="string">
            <text:p>DIREITO <text:s text:c="42"/></text:p>
          </table:table-cell>
          <table:table-cell office:value-type="string">
            <text:p>Revista Ágora (Vitó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676</text:p>
          </table:table-cell>
          <table:table-cell office:value-type="string">
            <text:p>DIREITO <text:s text:c="42"/></text:p>
          </table:table-cell>
          <table:table-cell office:value-type="string">
            <text:p>Revista Alfa de Direito (Rev. Alfa Direit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74</text:p>
          </table:table-cell>
          <table:table-cell office:value-type="string">
            <text:p>DIREITO <text:s text:c="42"/></text:p>
          </table:table-cell>
          <table:table-cell office:value-type="string">
            <text:p>Revista Amazônia Legal de Estudos Sócio-Jurídico-Ambientais (UFM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23X</text:p>
          </table:table-cell>
          <table:table-cell office:value-type="string">
            <text:p>DIREITO <text:s text:c="42"/></text:p>
          </table:table-cell>
          <table:table-cell office:value-type="string">
            <text:p>Revista Anhangüe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19X</text:p>
          </table:table-cell>
          <table:table-cell office:value-type="string">
            <text:p>DIREITO <text:s text:c="42"/></text:p>
          </table:table-cell>
          <table:table-cell office:value-type="string">
            <text:p>Revista ANPR On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2588</text:p>
          </table:table-cell>
          <table:table-cell office:value-type="string">
            <text:p>DIREITO <text:s text:c="42"/></text:p>
          </table:table-cell>
          <table:table-cell office:value-type="string">
            <text:p>Revista Aranzadi de Derecho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4108</text:p>
          </table:table-cell>
          <table:table-cell office:value-type="string">
            <text:p>DIREITO <text:s text:c="42"/></text:p>
          </table:table-cell>
          <table:table-cell office:value-type="string">
            <text:p>Revista Argentina del Régimen de la Administración Públ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14</text:p>
          </table:table-cell>
          <table:table-cell office:value-type="string">
            <text:p>DIREITO <text:s text:c="42"/></text:p>
          </table:table-cell>
          <table:table-cell office:value-type="string">
            <text:p>Revista Ártem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25</text:p>
          </table:table-cell>
          <table:table-cell office:value-type="string">
            <text:p>DIREITO <text:s text:c="42"/></text:p>
          </table:table-cell>
          <table:table-cell office:value-type="string">
            <text:p>Revista Aulas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924</text:p>
          </table:table-cell>
          <table:table-cell office:value-type="string">
            <text:p>DIREITO <text:s text:c="42"/></text:p>
          </table:table-cell>
          <table:table-cell office:value-type="string">
            <text:p>Revista Autônoma de Direito Privad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932</text:p>
          </table:table-cell>
          <table:table-cell office:value-type="string">
            <text:p>DIREITO <text:s text:c="42"/></text:p>
          </table:table-cell>
          <table:table-cell office:value-type="string">
            <text:p>Revista Autônoma de Process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552</text:p>
          </table:table-cell>
          <table:table-cell office:value-type="string">
            <text:p>DIREITO <text:s text:c="42"/></text:p>
          </table:table-cell>
          <table:table-cell office:value-type="string">
            <text:p>Revista Baiana de Direi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DIREITO <text:s text:c="42"/></text:p>
          </table:table-cell>
          <table:table-cell office:value-type="string">
            <text:p>Revista Bens &amp; Serviç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256</text:p>
          </table:table-cell>
          <table:table-cell office:value-type="string">
            <text:p>DIREITO <text:s text:c="42"/></text:p>
          </table:table-cell>
          <table:table-cell office:value-type="string">
            <text:p>Revista Bonijur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72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(Rio de Janeiro. 1941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429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Administração Pública e de Empres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09X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Arbitrag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00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Ciências Crimin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09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Ciências Sociai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074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Comércio Exteri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28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Direito (Passo Fund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962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Direito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092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Direito Anim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163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Direito Comparad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547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Direito Constitucion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219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Direito das Famílias e Sucessõ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869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Direito de Família (Cessou em 2007. Cont. ISSN 1982-503X Revista IOB de Direito da Fam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756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Direito Desportiv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589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Direito Processu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72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Direito Públ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221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Direito Tributário e Finanças Públ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3X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Ener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162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Estudos Constitucion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83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Estudos Pedagog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91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Estudos Polít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695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Extensão Universit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05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Filosof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23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Geriatria e Gerontologia (UnATI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29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Política Internacion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DIREITO <text:s text:c="42"/></text:p>
          </table:table-cell>
          <table:table-cell office:value-type="string">
            <text:p>Revista Brasileira de Psiquiatria (São Paulo. 1999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021</text:p>
          </table:table-cell>
          <table:table-cell office:value-type="string">
            <text:p>DIREITO <text:s text:c="42"/></text:p>
          </table:table-cell>
          <table:table-cell office:value-type="string">
            <text:p>Revista CADE-FMJ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289</text:p>
          </table:table-cell>
          <table:table-cell office:value-type="string">
            <text:p>DIREITO <text:s text:c="42"/></text:p>
          </table:table-cell>
          <table:table-cell office:value-type="string">
            <text:p>Revista Cathed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08X</text:p>
          </table:table-cell>
          <table:table-cell office:value-type="string">
            <text:p>DIREITO <text:s text:c="42"/></text:p>
          </table:table-cell>
          <table:table-cell office:value-type="string">
            <text:p>Revista CEJ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116</text:p>
          </table:table-cell>
          <table:table-cell office:value-type="string">
            <text:p>DIREITO <text:s text:c="42"/></text:p>
          </table:table-cell>
          <table:table-cell office:value-type="string">
            <text:p>Revista CEJ/R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64</text:p>
          </table:table-cell>
          <table:table-cell office:value-type="string">
            <text:p>DIREITO <text:s text:c="42"/></text:p>
          </table:table-cell>
          <table:table-cell office:value-type="string">
            <text:p>Revista CESUM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2X</text:p>
          </table:table-cell>
          <table:table-cell office:value-type="string">
            <text:p>DIREITO <text:s text:c="42"/></text:p>
          </table:table-cell>
          <table:table-cell office:value-type="string">
            <text:p>Revista Ciências Humanas (Taubat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071</text:p>
          </table:table-cell>
          <table:table-cell office:value-type="string">
            <text:p>DIREITO <text:s text:c="42"/></text:p>
          </table:table-cell>
          <table:table-cell office:value-type="string">
            <text:p>Revista Científica do Centro Universitário de Barra Man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414</text:p>
          </table:table-cell>
          <table:table-cell office:value-type="string">
            <text:p>DIREITO <text:s text:c="42"/></text:p>
          </table:table-cell>
          <table:table-cell office:value-type="string">
            <text:p>Revista Conexão (AEM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578</text:p>
          </table:table-cell>
          <table:table-cell office:value-type="string">
            <text:p>DIREITO <text:s text:c="42"/></text:p>
          </table:table-cell>
          <table:table-cell office:value-type="string">
            <text:p>Revista Conexão UEP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8X</text:p>
          </table:table-cell>
          <table:table-cell office:value-type="string">
            <text:p>DIREITO <text:s text:c="42"/></text:p>
          </table:table-cell>
          <table:table-cell office:value-type="string">
            <text:p>Revista Contemporânea de Ciências Sociais Aplicadas da FAPLA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6X</text:p>
          </table:table-cell>
          <table:table-cell office:value-type="string">
            <text:p>DIREITO <text:s text:c="42"/></text:p>
          </table:table-cell>
          <table:table-cell office:value-type="string">
            <text:p>Revista Control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DIREITO <text:s text:c="42"/></text:p>
          </table:table-cell>
          <table:table-cell office:value-type="string">
            <text:p>Revista Convers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466</text:p>
          </table:table-cell>
          <table:table-cell office:value-type="string">
            <text:p>DIREITO <text:s text:c="42"/></text:p>
          </table:table-cell>
          <table:table-cell office:value-type="string">
            <text:p>Revista CPC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460</text:p>
          </table:table-cell>
          <table:table-cell office:value-type="string">
            <text:p>DIREITO <text:s text:c="42"/></text:p>
          </table:table-cell>
          <table:table-cell office:value-type="string">
            <text:p>Revista Crimi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61X</text:p>
          </table:table-cell>
          <table:table-cell office:value-type="string">
            <text:p>DIREITO <text:s text:c="42"/></text:p>
          </table:table-cell>
          <table:table-cell office:value-type="string">
            <text:p>Revista Crítica de Direito Notarial e Regist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698</text:p>
          </table:table-cell>
          <table:table-cell office:value-type="string">
            <text:p>DIREITO <text:s text:c="42"/></text:p>
          </table:table-cell>
          <table:table-cell office:value-type="string">
            <text:p>Revista Culturas Jurídicas (Edição em portuguê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846</text:p>
          </table:table-cell>
          <table:table-cell office:value-type="string">
            <text:p>DIREITO <text:s text:c="42"/></text:p>
          </table:table-cell>
          <table:table-cell office:value-type="string">
            <text:p>Revista da ABP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480</text:p>
          </table:table-cell>
          <table:table-cell office:value-type="string">
            <text:p>DIREITO <text:s text:c="42"/></text:p>
          </table:table-cell>
          <table:table-cell office:value-type="string">
            <text:p>Revista da Academia Brasileira de Direito Constitu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247</text:p>
          </table:table-cell>
          <table:table-cell office:value-type="string">
            <text:p>DIREITO <text:s text:c="42"/></text:p>
          </table:table-cell>
          <table:table-cell office:value-type="string">
            <text:p>Revista da Academia Brasileira de Letr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DIREITO <text:s text:c="42"/></text:p>
          </table:table-cell>
          <table:table-cell office:value-type="string">
            <text:p>REVISTA DA ACADEMIA BRASILEIRA DE LETRAS JURÍD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766</text:p>
          </table:table-cell>
          <table:table-cell office:value-type="string">
            <text:p>DIREITO <text:s text:c="42"/></text:p>
          </table:table-cell>
          <table:table-cell office:value-type="string">
            <text:p>Revista da Academia de Letras da Bah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853</text:p>
          </table:table-cell>
          <table:table-cell office:value-type="string">
            <text:p>DIREITO <text:s text:c="42"/></text:p>
          </table:table-cell>
          <table:table-cell office:value-type="string">
            <text:p>Revista da Academia Nacional de Direito do Trabalh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035</text:p>
          </table:table-cell>
          <table:table-cell office:value-type="string">
            <text:p>DIREITO <text:s text:c="42"/></text:p>
          </table:table-cell>
          <table:table-cell office:value-type="string">
            <text:p>Revista da AG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791</text:p>
          </table:table-cell>
          <table:table-cell office:value-type="string">
            <text:p>DIREITO <text:s text:c="42"/></text:p>
          </table:table-cell>
          <table:table-cell office:value-type="string">
            <text:p>Revista da AJUF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262</text:p>
          </table:table-cell>
          <table:table-cell office:value-type="string">
            <text:p>DIREITO <text:s text:c="42"/></text:p>
          </table:table-cell>
          <table:table-cell office:value-type="string">
            <text:p>Revista da AJUFERG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363</text:p>
          </table:table-cell>
          <table:table-cell office:value-type="string">
            <text:p>DIREITO <text:s text:c="42"/></text:p>
          </table:table-cell>
          <table:table-cell office:value-type="string">
            <text:p>Revista da Ajur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557</text:p>
          </table:table-cell>
          <table:table-cell office:value-type="string">
            <text:p>DIREITO <text:s text:c="42"/></text:p>
          </table:table-cell>
          <table:table-cell office:value-type="string">
            <text:p>Revista da AMATRA V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803</text:p>
          </table:table-cell>
          <table:table-cell office:value-type="string">
            <text:p>DIREITO <text:s text:c="42"/></text:p>
          </table:table-cell>
          <table:table-cell office:value-type="string">
            <text:p>Revista da APG (PUC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564</text:p>
          </table:table-cell>
          <table:table-cell office:value-type="string">
            <text:p>DIREITO <text:s text:c="42"/></text:p>
          </table:table-cell>
          <table:table-cell office:value-type="string">
            <text:p>Revista da Associação Brasileira de Direito Tributá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464</text:p>
          </table:table-cell>
          <table:table-cell office:value-type="string">
            <text:p>DIREITO <text:s text:c="42"/></text:p>
          </table:table-cell>
          <table:table-cell office:value-type="string">
            <text:p>Revista da Associação da Pós-Graduação em Direito da UFC-APG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632</text:p>
          </table:table-cell>
          <table:table-cell office:value-type="string">
            <text:p>DIREITO <text:s text:c="42"/></text:p>
          </table:table-cell>
          <table:table-cell office:value-type="string">
            <text:p>Revista da Associação dos Magistrad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887</text:p>
          </table:table-cell>
          <table:table-cell office:value-type="string">
            <text:p>DIREITO <text:s text:c="42"/></text:p>
          </table:table-cell>
          <table:table-cell office:value-type="string">
            <text:p>Revista da Associação dos Magistrados da Justiça do Trabalho da 15ª Regi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234</text:p>
          </table:table-cell>
          <table:table-cell office:value-type="string">
            <text:p>DIREITO <text:s text:c="42"/></text:p>
          </table:table-cell>
          <table:table-cell office:value-type="string">
            <text:p>Revista da Coordenação do Curso de Direito 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687</text:p>
          </table:table-cell>
          <table:table-cell office:value-type="string">
            <text:p>DIREITO <text:s text:c="42"/></text:p>
          </table:table-cell>
          <table:table-cell office:value-type="string">
            <text:p>Revista da DIRE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951</text:p>
          </table:table-cell>
          <table:table-cell office:value-type="string">
            <text:p>DIREITO <text:s text:c="42"/></text:p>
          </table:table-cell>
          <table:table-cell office:value-type="string">
            <text:p>Revista da EMERJ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896</text:p>
          </table:table-cell>
          <table:table-cell office:value-type="string">
            <text:p>DIREITO <text:s text:c="42"/></text:p>
          </table:table-cell>
          <table:table-cell office:value-type="string">
            <text:p>Revista da E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191</text:p>
          </table:table-cell>
          <table:table-cell office:value-type="string">
            <text:p>DIREITO <text:s text:c="42"/></text:p>
          </table:table-cell>
          <table:table-cell office:value-type="string">
            <text:p>Revista da Escola de Guerra Naval (Ed. portuguê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18X</text:p>
          </table:table-cell>
          <table:table-cell office:value-type="string">
            <text:p>DIREITO <text:s text:c="42"/></text:p>
          </table:table-cell>
          <table:table-cell office:value-type="string">
            <text:p>Revista da Escola de Magistratura Regional Fede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739</text:p>
          </table:table-cell>
          <table:table-cell office:value-type="string">
            <text:p>DIREITO <text:s text:c="42"/></text:p>
          </table:table-cell>
          <table:table-cell office:value-type="string">
            <text:p>Revista da Escola Nacional de Magistra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374</text:p>
          </table:table-cell>
          <table:table-cell office:value-type="string">
            <text:p>DIREITO <text:s text:c="42"/></text:p>
          </table:table-cell>
          <table:table-cell office:value-type="string">
            <text:p>Revista da Escola Paulista de Magistra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12X</text:p>
          </table:table-cell>
          <table:table-cell office:value-type="string">
            <text:p>DIREITO <text:s text:c="42"/></text:p>
          </table:table-cell>
          <table:table-cell office:value-type="string">
            <text:p>Revista da ESMAP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31</text:p>
          </table:table-cell>
          <table:table-cell office:value-type="string">
            <text:p>DIREITO <text:s text:c="42"/></text:p>
          </table:table-cell>
          <table:table-cell office:value-type="string">
            <text:p>Revista da ESMES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424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(Faculdade Maurício de Nassa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797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(São Bernardo do Camp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600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(UF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308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Candido Mend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979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da FM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187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da UF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507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da Universidade Católica de Petrópol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3116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da Universidade de Lisbo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2340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da Universidade Federal de Minas Gera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594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da Universidade Federal do Rio Grande do Su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067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de Camp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809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de Caruar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947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de São Bernardo do Camp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350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de Sete Lago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202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de Valença (Cessou em 1999. Cont. 1518-8167 Revista Interdisciplinar de Direit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551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do Sul de Mi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778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Milton Camp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656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Padre Anchie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108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Padre Arnaldo Jansse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273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 Ritter dos Re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9838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, Universidade de São Pau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315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Direito. Universidade Federal do Paraná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555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de Educação (Universidade de São Paulo. Impresso) (Cessou em 1998. Cont. ISSN 1517-9702 Educação e Pesquisa (USP.Impresso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429</text:p>
          </table:table-cell>
          <table:table-cell office:value-type="string">
            <text:p>DIREITO <text:s text:c="42"/></text:p>
          </table:table-cell>
          <table:table-cell office:value-type="string">
            <text:p>Revista da Faculdade Mineira de Direi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627</text:p>
          </table:table-cell>
          <table:table-cell office:value-type="string">
            <text:p>DIREITO <text:s text:c="42"/></text:p>
          </table:table-cell>
          <table:table-cell office:value-type="string">
            <text:p>Revista da FADIVAL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895</text:p>
          </table:table-cell>
          <table:table-cell office:value-type="string">
            <text:p>DIREITO <text:s text:c="42"/></text:p>
          </table:table-cell>
          <table:table-cell office:value-type="string">
            <text:p>Revista da Fes. Periódico de Diálogos Científ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286</text:p>
          </table:table-cell>
          <table:table-cell office:value-type="string">
            <text:p>DIREITO <text:s text:c="42"/></text:p>
          </table:table-cell>
          <table:table-cell office:value-type="string">
            <text:p>Revista da Fundação Escola Superior do Ministério Público do Distrito Federal e Territóri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088</text:p>
          </table:table-cell>
          <table:table-cell office:value-type="string">
            <text:p>DIREITO <text:s text:c="42"/></text:p>
          </table:table-cell>
          <table:table-cell office:value-type="string">
            <text:p>Revista da Gama e Souz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82</text:p>
          </table:table-cell>
          <table:table-cell office:value-type="string">
            <text:p>DIREITO <text:s text:c="42"/></text:p>
          </table:table-cell>
          <table:table-cell office:value-type="string">
            <text:p>Revista da Mad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53</text:p>
          </table:table-cell>
          <table:table-cell office:value-type="string">
            <text:p>DIREITO <text:s text:c="42"/></text:p>
          </table:table-cell>
          <table:table-cell office:value-type="string">
            <text:p>Revista da OAB São Pau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8118</text:p>
          </table:table-cell>
          <table:table-cell office:value-type="string">
            <text:p>DIREITO <text:s text:c="42"/></text:p>
          </table:table-cell>
          <table:table-cell office:value-type="string">
            <text:p>Revista da Ordem dos Advogad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331</text:p>
          </table:table-cell>
          <table:table-cell office:value-type="string">
            <text:p>DIREITO <text:s text:c="42"/></text:p>
          </table:table-cell>
          <table:table-cell office:value-type="string">
            <text:p>Revista da Ordem dos Advogados do Brasil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72</text:p>
          </table:table-cell>
          <table:table-cell office:value-type="string">
            <text:p>DIREITO <text:s text:c="42"/></text:p>
          </table:table-cell>
          <table:table-cell office:value-type="string">
            <text:p>Revista da Pós-Graduação em Direito da UNICA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065</text:p>
          </table:table-cell>
          <table:table-cell office:value-type="string">
            <text:p>DIREITO <text:s text:c="42"/></text:p>
          </table:table-cell>
          <table:table-cell office:value-type="string">
            <text:p>Revista da Procuradoria Geral do Estado de São Pau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480</text:p>
          </table:table-cell>
          <table:table-cell office:value-type="string">
            <text:p>DIREITO <text:s text:c="42"/></text:p>
          </table:table-cell>
          <table:table-cell office:value-type="string">
            <text:p>Revista da Procuradoria Geral do Estado do Rio Grande do Su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607</text:p>
          </table:table-cell>
          <table:table-cell office:value-type="string">
            <text:p>DIREITO <text:s text:c="42"/></text:p>
          </table:table-cell>
          <table:table-cell office:value-type="string">
            <text:p>Revista da Procuradoria Geral do INS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619</text:p>
          </table:table-cell>
          <table:table-cell office:value-type="string">
            <text:p>DIREITO <text:s text:c="42"/></text:p>
          </table:table-cell>
          <table:table-cell office:value-type="string">
            <text:p>Revista da Procuradoria Geral do Município de Fortalez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374</text:p>
          </table:table-cell>
          <table:table-cell office:value-type="string">
            <text:p>DIREITO <text:s text:c="42"/></text:p>
          </table:table-cell>
          <table:table-cell office:value-type="string">
            <text:p>Revista da Procuradoria Geral do Município de San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490</text:p>
          </table:table-cell>
          <table:table-cell office:value-type="string">
            <text:p>DIREITO <text:s text:c="42"/></text:p>
          </table:table-cell>
          <table:table-cell office:value-type="string">
            <text:p>Revista da Procuradoria-Geral do Município de Belo Horizo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085</text:p>
          </table:table-cell>
          <table:table-cell office:value-type="string">
            <text:p>DIREITO <text:s text:c="42"/></text:p>
          </table:table-cell>
          <table:table-cell office:value-type="string">
            <text:p>Revista da Seção Judiciária do Rio de Janei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725</text:p>
          </table:table-cell>
          <table:table-cell office:value-type="string">
            <text:p>DIREITO <text:s text:c="42"/></text:p>
          </table:table-cell>
          <table:table-cell office:value-type="string">
            <text:p>Revista da Sociedade Brasileira de Cance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08</text:p>
          </table:table-cell>
          <table:table-cell office:value-type="string">
            <text:p>DIREITO <text:s text:c="42"/></text:p>
          </table:table-cell>
          <table:table-cell office:value-type="string">
            <text:p>Revista da UNIFEB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194</text:p>
          </table:table-cell>
          <table:table-cell office:value-type="string">
            <text:p>DIREITO <text:s text:c="42"/></text:p>
          </table:table-cell>
          <table:table-cell office:value-type="string">
            <text:p>Revista da Unip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287</text:p>
          </table:table-cell>
          <table:table-cell office:value-type="string">
            <text:p>DIREITO <text:s text:c="42"/></text:p>
          </table:table-cell>
          <table:table-cell office:value-type="string">
            <text:p>Revista das Atividades de Extensão UNI-B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DIREITO <text:s text:c="42"/></text:p>
          </table:table-cell>
          <table:table-cell office:value-type="string">
            <text:p>Revista das Relações de Consum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916</text:p>
          </table:table-cell>
          <table:table-cell office:value-type="string">
            <text:p>DIREITO <text:s text:c="42"/></text:p>
          </table:table-cell>
          <table:table-cell office:value-type="string">
            <text:p>Revista Dataveni@ (UEP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04</text:p>
          </table:table-cell>
          <table:table-cell office:value-type="string">
            <text:p>DIREITO <text:s text:c="42"/></text:p>
          </table:table-cell>
          <table:table-cell office:value-type="string">
            <text:p>Revista de Administração Municip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462</text:p>
          </table:table-cell>
          <table:table-cell office:value-type="string">
            <text:p>DIREITO <text:s text:c="42"/></text:p>
          </table:table-cell>
          <table:table-cell office:value-type="string">
            <text:p>Revista de Arbitragem e Medi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999</text:p>
          </table:table-cell>
          <table:table-cell office:value-type="string">
            <text:p>DIREITO <text:s text:c="42"/></text:p>
          </table:table-cell>
          <table:table-cell office:value-type="string">
            <text:p>Revista de Ciênciais Sociais (UG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89</text:p>
          </table:table-cell>
          <table:table-cell office:value-type="string">
            <text:p>DIREITO <text:s text:c="42"/></text:p>
          </table:table-cell>
          <table:table-cell office:value-type="string">
            <text:p>Revista de Ciências Humanas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787</text:p>
          </table:table-cell>
          <table:table-cell office:value-type="string">
            <text:p>DIREITO <text:s text:c="42"/></text:p>
          </table:table-cell>
          <table:table-cell office:value-type="string">
            <text:p>Revista de Ciencias Juríd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719</text:p>
          </table:table-cell>
          <table:table-cell office:value-type="string">
            <text:p>DIREITO <text:s text:c="42"/></text:p>
          </table:table-cell>
          <table:table-cell office:value-type="string">
            <text:p>Revista de Ciências Jurídicas (Maring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579</text:p>
          </table:table-cell>
          <table:table-cell office:value-type="string">
            <text:p>DIREITO <text:s text:c="42"/></text:p>
          </table:table-cell>
          <table:table-cell office:value-type="string">
            <text:p>Revista de Ciências Jurídicas e Sociais da UNIP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613</text:p>
          </table:table-cell>
          <table:table-cell office:value-type="string">
            <text:p>DIREITO <text:s text:c="42"/></text:p>
          </table:table-cell>
          <table:table-cell office:value-type="string">
            <text:p>Revista de Ciênicas Jurídicas da UNIM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831</text:p>
          </table:table-cell>
          <table:table-cell office:value-type="string">
            <text:p>DIREITO <text:s text:c="42"/></text:p>
          </table:table-cell>
          <table:table-cell office:value-type="string">
            <text:p>Revista de Cultura (UniFM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252</text:p>
          </table:table-cell>
          <table:table-cell office:value-type="string">
            <text:p>DIREITO <text:s text:c="42"/></text:p>
          </table:table-cell>
          <table:table-cell office:value-type="string">
            <text:p>Revista de Curso de Direito da Unival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3714</text:p>
          </table:table-cell>
          <table:table-cell office:value-type="string">
            <text:p>DIREITO <text:s text:c="42"/></text:p>
          </table:table-cell>
          <table:table-cell office:value-type="string">
            <text:p>Revista de derecho - Universidad Católica Dámaso A. Larrañaga. Facultad de Derech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5172</text:p>
          </table:table-cell>
          <table:table-cell office:value-type="string">
            <text:p>DIREITO <text:s text:c="42"/></text:p>
          </table:table-cell>
          <table:table-cell office:value-type="string">
            <text:p>Revista de Derecho - Universidad de Montevideo. Facultad de Derech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4265</text:p>
          </table:table-cell>
          <table:table-cell office:value-type="string">
            <text:p>DIREITO <text:s text:c="42"/></text:p>
          </table:table-cell>
          <table:table-cell office:value-type="string">
            <text:p>Revista de Derecho Comercial, de la Empresa y la Integració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0582</text:p>
          </table:table-cell>
          <table:table-cell office:value-type="string">
            <text:p>DIREITO <text:s text:c="42"/></text:p>
          </table:table-cell>
          <table:table-cell office:value-type="string">
            <text:p>Revista de Derecho Fisc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8191</text:p>
          </table:table-cell>
          <table:table-cell office:value-type="string">
            <text:p>DIREITO <text:s text:c="42"/></text:p>
          </table:table-cell>
          <table:table-cell office:value-type="string">
            <text:p>Revista de Derecho Inter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3638</text:p>
          </table:table-cell>
          <table:table-cell office:value-type="string">
            <text:p>DIREITO <text:s text:c="42"/></text:p>
          </table:table-cell>
          <table:table-cell office:value-type="string">
            <text:p>Revista de Derecho Internacional y del Mercosu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5223</text:p>
          </table:table-cell>
          <table:table-cell office:value-type="string">
            <text:p>DIREITO <text:s text:c="42"/></text:p>
          </table:table-cell>
          <table:table-cell office:value-type="string">
            <text:p>Revista de Derecho Privado y Comunitari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1129</text:p>
          </table:table-cell>
          <table:table-cell office:value-type="string">
            <text:p>DIREITO <text:s text:c="42"/></text:p>
          </table:table-cell>
          <table:table-cell office:value-type="string">
            <text:p>Revista de Derecho Procesal (Madrid. 1945) (Cessou em 196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1137</text:p>
          </table:table-cell>
          <table:table-cell office:value-type="string">
            <text:p>DIREITO <text:s text:c="42"/></text:p>
          </table:table-cell>
          <table:table-cell office:value-type="string">
            <text:p>Revista de Derecho Procesal (Madrid. 198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4-7198</text:p>
          </table:table-cell>
          <table:table-cell office:value-type="string">
            <text:p>DIREITO <text:s text:c="42"/></text:p>
          </table:table-cell>
          <table:table-cell office:value-type="string">
            <text:p>Revista de Derecho y Genoma Human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09-7786</text:p>
          </table:table-cell>
          <table:table-cell office:value-type="string">
            <text:p>DIREITO <text:s text:c="42"/></text:p>
          </table:table-cell>
          <table:table-cell office:value-type="string">
            <text:p>Revista de Derecho, Comunicaciones y nuevas Tecnologi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712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(CESUSC.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8X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(Ita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374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007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Administrativ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439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03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Bancário do Mercado de Capitais e da Arbitr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318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Bancário e do Mercado de Capit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480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Civil Imobiliário, Agrário e Empresa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2X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Constitucional e Inter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822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da ADVOCEF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974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da Associação dos Procuradores do Novo Estado do Rio de Janei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077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da C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287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da Concorrê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950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da Defensoria Públ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96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da Procuradoria Geral do Estado do Rio de Janei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507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de Informática e Telecomunicaçõ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705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do Consumid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92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do IE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493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do Terceiro Set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74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do Trabalh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398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do UniFO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3965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e de Estudos Soci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280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e Liber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092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e Polí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045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Eletrônico (IB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839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Empresarial e da Integração do IPDCI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110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Empresarial IBME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893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Internacional e Econôm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955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Internacional, Econômico e Tributá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049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Mercantil Industrial, Econômico e Financei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876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Municipal (Cessou em 2004. Cont. ISSN 1808-5628 Revista Brasileira de Direito Municipal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505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Novo Milên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290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Privad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201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Privado e Processu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015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Públ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102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Público da Econom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200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Renov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179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Sanitári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71X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Social (Sapucaia do S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56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Tributário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885</text:p>
          </table:table-cell>
          <table:table-cell office:value-type="string">
            <text:p>DIREITO <text:s text:c="42"/></text:p>
          </table:table-cell>
          <table:table-cell office:value-type="string">
            <text:p>Revista de Direito Tributário da APE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192</text:p>
          </table:table-cell>
          <table:table-cell office:value-type="string">
            <text:p>DIREITO <text:s text:c="42"/></text:p>
          </table:table-cell>
          <table:table-cell office:value-type="string">
            <text:p>Revista de Direitos Difus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864</text:p>
          </table:table-cell>
          <table:table-cell office:value-type="string">
            <text:p>DIREITO <text:s text:c="42"/></text:p>
          </table:table-cell>
          <table:table-cell office:value-type="string">
            <text:p>Revista de Direitos e Garantias Fundamentais (FDV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58X</text:p>
          </table:table-cell>
          <table:table-cell office:value-type="string">
            <text:p>DIREITO <text:s text:c="42"/></text:p>
          </table:table-cell>
          <table:table-cell office:value-type="string">
            <text:p>Revista de Doutrina 4ª Regi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973</text:p>
          </table:table-cell>
          <table:table-cell office:value-type="string">
            <text:p>DIREITO <text:s text:c="42"/></text:p>
          </table:table-cell>
          <table:table-cell office:value-type="string">
            <text:p>Revista de Economia &amp; Relações Internacion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57</text:p>
          </table:table-cell>
          <table:table-cell office:value-type="string">
            <text:p>DIREITO <text:s text:c="42"/></text:p>
          </table:table-cell>
          <table:table-cell office:value-type="string">
            <text:p>Revista de Economia Polít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538</text:p>
          </table:table-cell>
          <table:table-cell office:value-type="string">
            <text:p>DIREITO <text:s text:c="42"/></text:p>
          </table:table-cell>
          <table:table-cell office:value-type="string">
            <text:p>Revista de Economia Polític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698</text:p>
          </table:table-cell>
          <table:table-cell office:value-type="string">
            <text:p>DIREITO <text:s text:c="42"/></text:p>
          </table:table-cell>
          <table:table-cell office:value-type="string">
            <text:p>Revista de Estudos Crimina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5210</text:p>
          </table:table-cell>
          <table:table-cell office:value-type="string">
            <text:p>DIREITO <text:s text:c="42"/></text:p>
          </table:table-cell>
          <table:table-cell office:value-type="string">
            <text:p>Revista de Estudos Europeu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27X</text:p>
          </table:table-cell>
          <table:table-cell office:value-type="string">
            <text:p>DIREITO <text:s text:c="42"/></text:p>
          </table:table-cell>
          <table:table-cell office:value-type="string">
            <text:p>Revista de Estudos Jurídicos da Universo (Niteró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097</text:p>
          </table:table-cell>
          <table:table-cell office:value-type="string">
            <text:p>DIREITO <text:s text:c="42"/></text:p>
          </table:table-cell>
          <table:table-cell office:value-type="string">
            <text:p>Revista de Estudos Jurídicos UNE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268</text:p>
          </table:table-cell>
          <table:table-cell office:value-type="string">
            <text:p>DIREITO <text:s text:c="42"/></text:p>
          </table:table-cell>
          <table:table-cell office:value-type="string">
            <text:p>Revista de Estudos Sócio-Jurídicos da SEU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850</text:p>
          </table:table-cell>
          <table:table-cell office:value-type="string">
            <text:p>DIREITO <text:s text:c="42"/></text:p>
          </table:table-cell>
          <table:table-cell office:value-type="string">
            <text:p>Revista de Estudos Tributários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37</text:p>
          </table:table-cell>
          <table:table-cell office:value-type="string">
            <text:p>DIREITO <text:s text:c="42"/></text:p>
          </table:table-cell>
          <table:table-cell office:value-type="string">
            <text:p>Revista de Estudos Universitárias (Soroc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992</text:p>
          </table:table-cell>
          <table:table-cell office:value-type="string">
            <text:p>DIREITO <text:s text:c="42"/></text:p>
          </table:table-cell>
          <table:table-cell office:value-type="string">
            <text:p>Revista de Extensão da Universidade de Taubaté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DIREITO <text:s text:c="42"/></text:p>
          </table:table-cell>
          <table:table-cell office:value-type="string">
            <text:p>Revista de filosofia de direito internacional e de política glob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896</text:p>
          </table:table-cell>
          <table:table-cell office:value-type="string">
            <text:p>DIREITO <text:s text:c="42"/></text:p>
          </table:table-cell>
          <table:table-cell office:value-type="string">
            <text:p>Revista de Filosofia SEAF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092</text:p>
          </table:table-cell>
          <table:table-cell office:value-type="string">
            <text:p>DIREITO <text:s text:c="42"/></text:p>
          </table:table-cell>
          <table:table-cell office:value-type="string">
            <text:p>Revista de Gestão Pública/DF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01</text:p>
          </table:table-cell>
          <table:table-cell office:value-type="string">
            <text:p>DIREITO <text:s text:c="42"/></text:p>
          </table:table-cell>
          <table:table-cell office:value-type="string">
            <text:p>Revista de Históri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0958</text:p>
          </table:table-cell>
          <table:table-cell office:value-type="string">
            <text:p>DIREITO <text:s text:c="42"/></text:p>
          </table:table-cell>
          <table:table-cell office:value-type="string">
            <text:p>Revista de História das Ideia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35X</text:p>
          </table:table-cell>
          <table:table-cell office:value-type="string">
            <text:p>DIREITO <text:s text:c="42"/></text:p>
          </table:table-cell>
          <table:table-cell office:value-type="string">
            <text:p>Revista de Informação Legislativ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64</text:p>
          </table:table-cell>
          <table:table-cell office:value-type="string">
            <text:p>DIREITO <text:s text:c="42"/></text:p>
          </table:table-cell>
          <table:table-cell office:value-type="string">
            <text:p>Revista de Julgad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0257</text:p>
          </table:table-cell>
          <table:table-cell office:value-type="string">
            <text:p>DIREITO <text:s text:c="42"/></text:p>
          </table:table-cell>
          <table:table-cell office:value-type="string">
            <text:p>Revista de la CEPAL (Impre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9-4347</text:p>
          </table:table-cell>
          <table:table-cell office:value-type="string">
            <text:p>DIREITO <text:s text:c="42"/></text:p>
          </table:table-cell>
          <table:table-cell office:value-type="string">
            <text:p>Revista de La Escuela Judi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8217</text:p>
          </table:table-cell>
          <table:table-cell office:value-type="string">
            <text:p>DIREITO <text:s text:c="42"/></text:p>
          </table:table-cell>
          <table:table-cell office:value-type="string">
            <text:p>Revista de la Facultad de Derecho de la Universidad de Gran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0365</text:p>
          </table:table-cell>
          <table:table-cell office:value-type="string">
            <text:p>DIREITO <text:s text:c="42"/></text:p>
          </table:table-cell>
          <table:table-cell office:value-type="string">
            <text:p>Revista de la Facultad de Humanidades y del Centro de Investigación en Ciencias Sociales y Humanidades de La Universidad Autónoma del Estado de Méxic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8487</text:p>
          </table:table-cell>
          <table:table-cell office:value-type="string">
            <text:p>DIREITO <text:s text:c="42"/></text:p>
          </table:table-cell>
          <table:table-cell office:value-type="string">
            <text:p>Revista de Legislação e de Jurisprudê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554</text:p>
          </table:table-cell>
          <table:table-cell office:value-type="string">
            <text:p>DIREITO <text:s text:c="42"/></text:p>
          </table:table-cell>
          <table:table-cell office:value-type="string">
            <text:p>Revista de Medicin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37</text:p>
          </table:table-cell>
          <table:table-cell office:value-type="string">
            <text:p>DIREITO <text:s text:c="42"/></text:p>
          </table:table-cell>
          <table:table-cell office:value-type="string">
            <text:p>Revista de Medicina Legal, Direito Médico e da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635</text:p>
          </table:table-cell>
          <table:table-cell office:value-type="string">
            <text:p>DIREITO <text:s text:c="42"/></text:p>
          </table:table-cell>
          <table:table-cell office:value-type="string">
            <text:p>Revista de Occiden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43X</text:p>
          </table:table-cell>
          <table:table-cell office:value-type="string">
            <text:p>DIREITO <text:s text:c="42"/></text:p>
          </table:table-cell>
          <table:table-cell office:value-type="string">
            <text:p>Revista de Previdência (Rev. previd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23X</text:p>
          </table:table-cell>
          <table:table-cell office:value-type="string">
            <text:p>DIREITO <text:s text:c="42"/></text:p>
          </table:table-cell>
          <table:table-cell office:value-type="string">
            <text:p>Revista de Previdência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981</text:p>
          </table:table-cell>
          <table:table-cell office:value-type="string">
            <text:p>DIREITO <text:s text:c="42"/></text:p>
          </table:table-cell>
          <table:table-cell office:value-type="string">
            <text:p>Revista de Process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08</text:p>
          </table:table-cell>
          <table:table-cell office:value-type="string">
            <text:p>DIREITO <text:s text:c="42"/></text:p>
          </table:table-cell>
          <table:table-cell office:value-type="string">
            <text:p>Revista de Psiquiatria do Rio Grande do Su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4590</text:p>
          </table:table-cell>
          <table:table-cell office:value-type="string">
            <text:p>DIREITO <text:s text:c="42"/></text:p>
          </table:table-cell>
          <table:table-cell office:value-type="string">
            <text:p>Revista de Responsabilidad Civil y Seguros (Buenos Air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DIREITO <text:s text:c="42"/></text:p>
          </table:table-cell>
          <table:table-cell office:value-type="string">
            <text:p>Revista de Saúde Públic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873</text:p>
          </table:table-cell>
          <table:table-cell office:value-type="string">
            <text:p>DIREITO <text:s text:c="42"/></text:p>
          </table:table-cell>
          <table:table-cell office:value-type="string">
            <text:p>Revista de Sociologia e Polític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78</text:p>
          </table:table-cell>
          <table:table-cell office:value-type="string">
            <text:p>DIREITO <text:s text:c="42"/></text:p>
          </table:table-cell>
          <table:table-cell office:value-type="string">
            <text:p>Revista de Sociologia e Política (UFPR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6867</text:p>
          </table:table-cell>
          <table:table-cell office:value-type="string">
            <text:p>DIREITO <text:s text:c="42"/></text:p>
          </table:table-cell>
          <table:table-cell office:value-type="string">
            <text:p>Revista de Tributació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0609</text:p>
          </table:table-cell>
          <table:table-cell office:value-type="string">
            <text:p>DIREITO <text:s text:c="42"/></text:p>
          </table:table-cell>
          <table:table-cell office:value-type="string">
            <text:p>Revista del Instituto de Investigaciones Juríd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778</text:p>
          </table:table-cell>
          <table:table-cell office:value-type="string">
            <text:p>DIREITO <text:s text:c="42"/></text:p>
          </table:table-cell>
          <table:table-cell office:value-type="string">
            <text:p>Revista Dialética de Direito Processu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97</text:p>
          </table:table-cell>
          <table:table-cell office:value-type="string">
            <text:p>DIREITO <text:s text:c="42"/></text:p>
          </table:table-cell>
          <table:table-cell office:value-type="string">
            <text:p>Revista Dialética de Direito Tributá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10X</text:p>
          </table:table-cell>
          <table:table-cell office:value-type="string">
            <text:p>DIREITO <text:s text:c="42"/></text:p>
          </table:table-cell>
          <table:table-cell office:value-type="string">
            <text:p>Revista Digital Constituição e Garantia de Direitos (UFR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803</text:p>
          </table:table-cell>
          <table:table-cell office:value-type="string">
            <text:p>DIREITO <text:s text:c="42"/></text:p>
          </table:table-cell>
          <table:table-cell office:value-type="string">
            <text:p>Revista Direito e Cidadania (Rolând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101</text:p>
          </table:table-cell>
          <table:table-cell office:value-type="string">
            <text:p>DIREITO <text:s text:c="42"/></text:p>
          </table:table-cell>
          <table:table-cell office:value-type="string">
            <text:p>Revista Direito em (Dis)curs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0X</text:p>
          </table:table-cell>
          <table:table-cell office:value-type="string">
            <text:p>DIREITO <text:s text:c="42"/></text:p>
          </table:table-cell>
          <table:table-cell office:value-type="string">
            <text:p>Revista Direito Empresarial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432</text:p>
          </table:table-cell>
          <table:table-cell office:value-type="string">
            <text:p>DIREITO <text:s text:c="42"/></text:p>
          </table:table-cell>
          <table:table-cell office:value-type="string">
            <text:p>Revista Direito GV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496</text:p>
          </table:table-cell>
          <table:table-cell office:value-type="string">
            <text:p>DIREITO <text:s text:c="42"/></text:p>
          </table:table-cell>
          <table:table-cell office:value-type="string">
            <text:p>Revista Direitos Fundamentais &amp; Democracia (UniBrasi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497</text:p>
          </table:table-cell>
          <table:table-cell office:value-type="string">
            <text:p>DIREITO <text:s text:c="42"/></text:p>
          </table:table-cell>
          <table:table-cell office:value-type="string">
            <text:p>Revista do Advogad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849</text:p>
          </table:table-cell>
          <table:table-cell office:value-type="string">
            <text:p>DIREITO <text:s text:c="42"/></text:p>
          </table:table-cell>
          <table:table-cell office:value-type="string">
            <text:p>Revista do BND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998</text:p>
          </table:table-cell>
          <table:table-cell office:value-type="string">
            <text:p>DIREITO <text:s text:c="42"/></text:p>
          </table:table-cell>
          <table:table-cell office:value-type="string">
            <text:p>Revista do CAO Constitu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662</text:p>
          </table:table-cell>
          <table:table-cell office:value-type="string">
            <text:p>DIREITO <text:s text:c="42"/></text:p>
          </table:table-cell>
          <table:table-cell office:value-type="string">
            <text:p>Revista do CEJ (Recif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58</text:p>
          </table:table-cell>
          <table:table-cell office:value-type="string">
            <text:p>DIREITO <text:s text:c="42"/></text:p>
          </table:table-cell>
          <table:table-cell office:value-type="string">
            <text:p>Revista do Cepej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517</text:p>
          </table:table-cell>
          <table:table-cell office:value-type="string">
            <text:p>DIREITO <text:s text:c="42"/></text:p>
          </table:table-cell>
          <table:table-cell office:value-type="string">
            <text:p>Revista do Conselho Nacional de Politica Criminal e Penitencia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424</text:p>
          </table:table-cell>
          <table:table-cell office:value-type="string">
            <text:p>DIREITO <text:s text:c="42"/></text:p>
          </table:table-cell>
          <table:table-cell office:value-type="string">
            <text:p>Revista do Curso de Direito (Brasília. 2000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915</text:p>
          </table:table-cell>
          <table:table-cell office:value-type="string">
            <text:p>DIREITO <text:s text:c="42"/></text:p>
          </table:table-cell>
          <table:table-cell office:value-type="string">
            <text:p>Revista do Curso de Direito (Nova Li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042</text:p>
          </table:table-cell>
          <table:table-cell office:value-type="string">
            <text:p>DIREITO <text:s text:c="42"/></text:p>
          </table:table-cell>
          <table:table-cell office:value-type="string">
            <text:p>Revista do Curso de Direito da Faculdade da Serra Gaúch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637</text:p>
          </table:table-cell>
          <table:table-cell office:value-type="string">
            <text:p>DIREITO <text:s text:c="42"/></text:p>
          </table:table-cell>
          <table:table-cell office:value-type="string">
            <text:p>Revista do Curso de Direito da UNIFA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408</text:p>
          </table:table-cell>
          <table:table-cell office:value-type="string">
            <text:p>DIREITO <text:s text:c="42"/></text:p>
          </table:table-cell>
          <table:table-cell office:value-type="string">
            <text:p>Revista do Curso de Direito da Universidade Estadual de Montes Clar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276</text:p>
          </table:table-cell>
          <table:table-cell office:value-type="string">
            <text:p>DIREITO <text:s text:c="42"/></text:p>
          </table:table-cell>
          <table:table-cell office:value-type="string">
            <text:p>Revista do Curso de Direito das Faculdades Jorge Amad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713</text:p>
          </table:table-cell>
          <table:table-cell office:value-type="string">
            <text:p>DIREITO <text:s text:c="42"/></text:p>
          </table:table-cell>
          <table:table-cell office:value-type="string">
            <text:p>Revista do Curso de Relações Internacionais (UNIVAL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61X</text:p>
          </table:table-cell>
          <table:table-cell office:value-type="string">
            <text:p>DIREITO <text:s text:c="42"/></text:p>
          </table:table-cell>
          <table:table-cell office:value-type="string">
            <text:p>Revista do Departamento de Direito do Trabalho e da Seguridade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252</text:p>
          </table:table-cell>
          <table:table-cell office:value-type="string">
            <text:p>DIREITO <text:s text:c="42"/></text:p>
          </table:table-cell>
          <table:table-cell office:value-type="string">
            <text:p>Revista do Direito (ATLANTICOS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35</text:p>
          </table:table-cell>
          <table:table-cell office:value-type="string">
            <text:p>DIREITO <text:s text:c="42"/></text:p>
          </table:table-cell>
          <table:table-cell office:value-type="string">
            <text:p>Revista do Direito (Cachoeiro de Itapemiri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957</text:p>
          </table:table-cell>
          <table:table-cell office:value-type="string">
            <text:p>DIREITO <text:s text:c="42"/></text:p>
          </table:table-cell>
          <table:table-cell office:value-type="string">
            <text:p>Revista do Direito (Santa Cruz do Sul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496</text:p>
          </table:table-cell>
          <table:table-cell office:value-type="string">
            <text:p>DIREITO <text:s text:c="42"/></text:p>
          </table:table-cell>
          <table:table-cell office:value-type="string">
            <text:p>Revista do Direito (UNISC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403</text:p>
          </table:table-cell>
          <table:table-cell office:value-type="string">
            <text:p>DIREITO <text:s text:c="42"/></text:p>
          </table:table-cell>
          <table:table-cell office:value-type="string">
            <text:p>Revista do Direito (Uruguaia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58X</text:p>
          </table:table-cell>
          <table:table-cell office:value-type="string">
            <text:p>DIREITO <text:s text:c="42"/></text:p>
          </table:table-cell>
          <table:table-cell office:value-type="string">
            <text:p>Revista do Direito da Ener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543</text:p>
          </table:table-cell>
          <table:table-cell office:value-type="string">
            <text:p>DIREITO <text:s text:c="42"/></text:p>
          </table:table-cell>
          <table:table-cell office:value-type="string">
            <text:p>Revista do Direito Imobiliá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11X</text:p>
          </table:table-cell>
          <table:table-cell office:value-type="string">
            <text:p>DIREITO <text:s text:c="42"/></text:p>
          </table:table-cell>
          <table:table-cell office:value-type="string">
            <text:p>Revista do Direito Público (Lond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353</text:p>
          </table:table-cell>
          <table:table-cell office:value-type="string">
            <text:p>DIREITO <text:s text:c="42"/></text:p>
          </table:table-cell>
          <table:table-cell office:value-type="string">
            <text:p>Revista do Grupo Mídia e Etn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57</text:p>
          </table:table-cell>
          <table:table-cell office:value-type="string">
            <text:p>DIREITO <text:s text:c="42"/></text:p>
          </table:table-cell>
          <table:table-cell office:value-type="string">
            <text:p>Revista do IBRA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950</text:p>
          </table:table-cell>
          <table:table-cell office:value-type="string">
            <text:p>DIREITO <text:s text:c="42"/></text:p>
          </table:table-cell>
          <table:table-cell office:value-type="string">
            <text:p>Revista do IMES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64</text:p>
          </table:table-cell>
          <table:table-cell office:value-type="string">
            <text:p>DIREITO <text:s text:c="42"/></text:p>
          </table:table-cell>
          <table:table-cell office:value-type="string">
            <text:p>Revista do Instituto de Hermenêutica Jurí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100</text:p>
          </table:table-cell>
          <table:table-cell office:value-type="string">
            <text:p>DIREITO <text:s text:c="42"/></text:p>
          </table:table-cell>
          <table:table-cell office:value-type="string">
            <text:p>Revista do Instituto de Pesquisas e Estud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752</text:p>
          </table:table-cell>
          <table:table-cell office:value-type="string">
            <text:p>DIREITO <text:s text:c="42"/></text:p>
          </table:table-cell>
          <table:table-cell office:value-type="string">
            <text:p>Revista do Instituto dos Advogados Brasileir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608</text:p>
          </table:table-cell>
          <table:table-cell office:value-type="string">
            <text:p>DIREITO <text:s text:c="42"/></text:p>
          </table:table-cell>
          <table:table-cell office:value-type="string">
            <text:p>Revista do Instituto dos Advogados de Minas Ger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683</text:p>
          </table:table-cell>
          <table:table-cell office:value-type="string">
            <text:p>DIREITO <text:s text:c="42"/></text:p>
          </table:table-cell>
          <table:table-cell office:value-type="string">
            <text:p>Revista do Instituto dos Advogados de São Pau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466</text:p>
          </table:table-cell>
          <table:table-cell office:value-type="string">
            <text:p>DIREITO <text:s text:c="42"/></text:p>
          </table:table-cell>
          <table:table-cell office:value-type="string">
            <text:p>Revista do Instituto dos Advogados do Par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643</text:p>
          </table:table-cell>
          <table:table-cell office:value-type="string">
            <text:p>DIREITO <text:s text:c="42"/></text:p>
          </table:table-cell>
          <table:table-cell office:value-type="string">
            <text:p>Revista do Instituto dos Magistrados do Ceará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897</text:p>
          </table:table-cell>
          <table:table-cell office:value-type="string">
            <text:p>DIREITO <text:s text:c="42"/></text:p>
          </table:table-cell>
          <table:table-cell office:value-type="string">
            <text:p>Revista do Instituto Histórico e Geográfico de Mato Gross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669</text:p>
          </table:table-cell>
          <table:table-cell office:value-type="string">
            <text:p>DIREITO <text:s text:c="42"/></text:p>
          </table:table-cell>
          <table:table-cell office:value-type="string">
            <text:p>Revista do Instituto Historico e Geografico de Santa Catar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366</text:p>
          </table:table-cell>
          <table:table-cell office:value-type="string">
            <text:p>DIREITO <text:s text:c="42"/></text:p>
          </table:table-cell>
          <table:table-cell office:value-type="string">
            <text:p>Revista do Instituto Histórico e Geographico Brazileir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583</text:p>
          </table:table-cell>
          <table:table-cell office:value-type="string">
            <text:p>DIREITO <text:s text:c="42"/></text:p>
          </table:table-cell>
          <table:table-cell office:value-type="string">
            <text:p>Revista do Mestrado em Direi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873</text:p>
          </table:table-cell>
          <table:table-cell office:value-type="string">
            <text:p>DIREITO <text:s text:c="42"/></text:p>
          </table:table-cell>
          <table:table-cell office:value-type="string">
            <text:p>Revista do Mestrado em Direito (UF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860</text:p>
          </table:table-cell>
          <table:table-cell office:value-type="string">
            <text:p>DIREITO <text:s text:c="42"/></text:p>
          </table:table-cell>
          <table:table-cell office:value-type="string">
            <text:p>Revista do Mestrado em Direito UC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6107</text:p>
          </table:table-cell>
          <table:table-cell office:value-type="string">
            <text:p>DIREITO <text:s text:c="42"/></text:p>
          </table:table-cell>
          <table:table-cell office:value-type="string">
            <text:p>Revista do Ministério Públ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161</text:p>
          </table:table-cell>
          <table:table-cell office:value-type="string">
            <text:p>DIREITO <text:s text:c="42"/></text:p>
          </table:table-cell>
          <table:table-cell office:value-type="string">
            <text:p>Revista do Ministério Público (Alago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873</text:p>
          </table:table-cell>
          <table:table-cell office:value-type="string">
            <text:p>DIREITO <text:s text:c="42"/></text:p>
          </table:table-cell>
          <table:table-cell office:value-type="string">
            <text:p>Revista do Ministério Público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342</text:p>
          </table:table-cell>
          <table:table-cell office:value-type="string">
            <text:p>DIREITO <text:s text:c="42"/></text:p>
          </table:table-cell>
          <table:table-cell office:value-type="string">
            <text:p>Revista do Ministério Público (Rio Grande do S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917</text:p>
          </table:table-cell>
          <table:table-cell office:value-type="string">
            <text:p>DIREITO <text:s text:c="42"/></text:p>
          </table:table-cell>
          <table:table-cell office:value-type="string">
            <text:p>Revista do Ministério Público do Estado de Goiá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598</text:p>
          </table:table-cell>
          <table:table-cell office:value-type="string">
            <text:p>DIREITO <text:s text:c="42"/></text:p>
          </table:table-cell>
          <table:table-cell office:value-type="string">
            <text:p>Revista do Ministério Público do Estado de Sergip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33</text:p>
          </table:table-cell>
          <table:table-cell office:value-type="string">
            <text:p>DIREITO <text:s text:c="42"/></text:p>
          </table:table-cell>
          <table:table-cell office:value-type="string">
            <text:p>Revista do Ministério Público do Estado do Amazonas (Cessou em 2005. Cont. ISSN 1982-6982 Revista Jurídica do Ministério Público do Estado do Amazon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060</text:p>
          </table:table-cell>
          <table:table-cell office:value-type="string">
            <text:p>DIREITO <text:s text:c="42"/></text:p>
          </table:table-cell>
          <table:table-cell office:value-type="string">
            <text:p>Revista do Ministério Público do Estado do Maranh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535</text:p>
          </table:table-cell>
          <table:table-cell office:value-type="string">
            <text:p>DIREITO <text:s text:c="42"/></text:p>
          </table:table-cell>
          <table:table-cell office:value-type="string">
            <text:p>Revista do Ministério Público do Estado do Pará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229</text:p>
          </table:table-cell>
          <table:table-cell office:value-type="string">
            <text:p>DIREITO <text:s text:c="42"/></text:p>
          </table:table-cell>
          <table:table-cell office:value-type="string">
            <text:p>Revista do Ministério Público do Trabalh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457</text:p>
          </table:table-cell>
          <table:table-cell office:value-type="string">
            <text:p>DIREITO <text:s text:c="42"/></text:p>
          </table:table-cell>
          <table:table-cell office:value-type="string">
            <text:p>Revista do Ministério Público do Trabalho do Mato Grosso do Su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142</text:p>
          </table:table-cell>
          <table:table-cell office:value-type="string">
            <text:p>DIREITO <text:s text:c="42"/></text:p>
          </table:table-cell>
          <table:table-cell office:value-type="string">
            <text:p>Revista do Ministério Público do Trabalho do Rio Grande do Nor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769</text:p>
          </table:table-cell>
          <table:table-cell office:value-type="string">
            <text:p>DIREITO <text:s text:c="42"/></text:p>
          </table:table-cell>
          <table:table-cell office:value-type="string">
            <text:p>Revista do Ministerio Publico Milit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396</text:p>
          </table:table-cell>
          <table:table-cell office:value-type="string">
            <text:p>DIREITO <text:s text:c="42"/></text:p>
          </table:table-cell>
          <table:table-cell office:value-type="string">
            <text:p>Revista do NUPE (FDS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477</text:p>
          </table:table-cell>
          <table:table-cell office:value-type="string">
            <text:p>DIREITO <text:s text:c="42"/></text:p>
          </table:table-cell>
          <table:table-cell office:value-type="string">
            <text:p>Revista do Programa de Mestrado em Direito do UniCEUB (Cessou em 2005. Cont. ISSN 1980-3672 Prismas : Direito, Políticas Públicas e Mundialização (Brasília. 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090</text:p>
          </table:table-cell>
          <table:table-cell office:value-type="string">
            <text:p>DIREITO <text:s text:c="42"/></text:p>
          </table:table-cell>
          <table:table-cell office:value-type="string">
            <text:p>Revista do Tribunal de Contas da Unia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052</text:p>
          </table:table-cell>
          <table:table-cell office:value-type="string">
            <text:p>DIREITO <text:s text:c="42"/></text:p>
          </table:table-cell>
          <table:table-cell office:value-type="string">
            <text:p>Revista do Tribunal de Contas do Estado de Minas Ger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160</text:p>
          </table:table-cell>
          <table:table-cell office:value-type="string">
            <text:p>DIREITO <text:s text:c="42"/></text:p>
          </table:table-cell>
          <table:table-cell office:value-type="string">
            <text:p>Revista do Tribunal de Contas do Estado do Paraná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322</text:p>
          </table:table-cell>
          <table:table-cell office:value-type="string">
            <text:p>DIREITO <text:s text:c="42"/></text:p>
          </table:table-cell>
          <table:table-cell office:value-type="string">
            <text:p>Revista do Tribunal de Contas. Estado do Mato Grosso do Su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105</text:p>
          </table:table-cell>
          <table:table-cell office:value-type="string">
            <text:p>DIREITO <text:s text:c="42"/></text:p>
          </table:table-cell>
          <table:table-cell office:value-type="string">
            <text:p>Revista do Tribunal de Justica do Estado do Para (1963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8855</text:p>
          </table:table-cell>
          <table:table-cell office:value-type="string">
            <text:p>DIREITO <text:s text:c="42"/></text:p>
          </table:table-cell>
          <table:table-cell office:value-type="string">
            <text:p>Revista do Tribunal Regional do Trabalho 3. Regia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DIREITO <text:s text:c="42"/></text:p>
          </table:table-cell>
          <table:table-cell office:value-type="string">
            <text:p>Revista do Tribunal Regional do Trabalho da 12a. Regi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973</text:p>
          </table:table-cell>
          <table:table-cell office:value-type="string">
            <text:p>DIREITO <text:s text:c="42"/></text:p>
          </table:table-cell>
          <table:table-cell office:value-type="string">
            <text:p>Revista do Tribunal Regional do Trabalho da 22a Regi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736</text:p>
          </table:table-cell>
          <table:table-cell office:value-type="string">
            <text:p>DIREITO <text:s text:c="42"/></text:p>
          </table:table-cell>
          <table:table-cell office:value-type="string">
            <text:p>Revista do Tribunal Regional do Trabalho da 8a. Regi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448</text:p>
          </table:table-cell>
          <table:table-cell office:value-type="string">
            <text:p>DIREITO <text:s text:c="42"/></text:p>
          </table:table-cell>
          <table:table-cell office:value-type="string">
            <text:p>Revista do Tribunal Regional do Trabalho da 9. Regia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694</text:p>
          </table:table-cell>
          <table:table-cell office:value-type="string">
            <text:p>DIREITO <text:s text:c="42"/></text:p>
          </table:table-cell>
          <table:table-cell office:value-type="string">
            <text:p>Revista do Tribunal Regional do Trabalho da Décima Quinta Regi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3X</text:p>
          </table:table-cell>
          <table:table-cell office:value-type="string">
            <text:p>DIREITO <text:s text:c="42"/></text:p>
          </table:table-cell>
          <table:table-cell office:value-type="string">
            <text:p>Revista do Tribunal Regional Federal 1. Regia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758</text:p>
          </table:table-cell>
          <table:table-cell office:value-type="string">
            <text:p>DIREITO <text:s text:c="42"/></text:p>
          </table:table-cell>
          <table:table-cell office:value-type="string">
            <text:p>Revista do Tribunal Regional Federal 5. Regia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973</text:p>
          </table:table-cell>
          <table:table-cell office:value-type="string">
            <text:p>DIREITO <text:s text:c="42"/></text:p>
          </table:table-cell>
          <table:table-cell office:value-type="string">
            <text:p>Revista do Tribunal Regional Federal da 3. Região (CD-Ro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86</text:p>
          </table:table-cell>
          <table:table-cell office:value-type="string">
            <text:p>DIREITO <text:s text:c="42"/></text:p>
          </table:table-cell>
          <table:table-cell office:value-type="string">
            <text:p>Revista do Tribunal Regional Federal da 3. Regiã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978</text:p>
          </table:table-cell>
          <table:table-cell office:value-type="string">
            <text:p>DIREITO <text:s text:c="42"/></text:p>
          </table:table-cell>
          <table:table-cell office:value-type="string">
            <text:p>Revista do Tribunal Superior do Trabalh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663</text:p>
          </table:table-cell>
          <table:table-cell office:value-type="string">
            <text:p>DIREITO <text:s text:c="42"/></text:p>
          </table:table-cell>
          <table:table-cell office:value-type="string">
            <text:p>Revista dos Acadêmicos de Direito UNE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684</text:p>
          </table:table-cell>
          <table:table-cell office:value-type="string">
            <text:p>DIREITO <text:s text:c="42"/></text:p>
          </table:table-cell>
          <table:table-cell office:value-type="string">
            <text:p>Revista dos Estudantes de Direito da Universidade de Brasíl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902</text:p>
          </table:table-cell>
          <table:table-cell office:value-type="string">
            <text:p>DIREITO <text:s text:c="42"/></text:p>
          </table:table-cell>
          <table:table-cell office:value-type="string">
            <text:p>Revista dos Juizados Especiais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476</text:p>
          </table:table-cell>
          <table:table-cell office:value-type="string">
            <text:p>DIREITO <text:s text:c="42"/></text:p>
          </table:table-cell>
          <table:table-cell office:value-type="string">
            <text:p>Revista dos Juizados Especiai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090</text:p>
          </table:table-cell>
          <table:table-cell office:value-type="string">
            <text:p>DIREITO <text:s text:c="42"/></text:p>
          </table:table-cell>
          <table:table-cell office:value-type="string">
            <text:p>Revista dos Mestrandos em Direito Econômico da UFB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275</text:p>
          </table:table-cell>
          <table:table-cell office:value-type="string">
            <text:p>DIREITO <text:s text:c="42"/></text:p>
          </table:table-cell>
          <table:table-cell office:value-type="string">
            <text:p>Revista dos Tribunais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30X</text:p>
          </table:table-cell>
          <table:table-cell office:value-type="string">
            <text:p>DIREITO <text:s text:c="42"/></text:p>
          </table:table-cell>
          <table:table-cell office:value-type="string">
            <text:p>Revista dos Tribunais. Cadernos de Direito Constitucional e Ciência Polí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96</text:p>
          </table:table-cell>
          <table:table-cell office:value-type="string">
            <text:p>DIREITO <text:s text:c="42"/></text:p>
          </table:table-cell>
          <table:table-cell office:value-type="string">
            <text:p>Revista dos Tribunais. Cadernos de Direito Tributário e Finanças Públ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0194</text:p>
          </table:table-cell>
          <table:table-cell office:value-type="string">
            <text:p>DIREITO <text:s text:c="42"/></text:p>
          </table:table-cell>
          <table:table-cell office:value-type="string">
            <text:p>Revista Electrónica de Ciencia Penal y Criminologí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4713</text:p>
          </table:table-cell>
          <table:table-cell office:value-type="string">
            <text:p>DIREITO <text:s text:c="42"/></text:p>
          </table:table-cell>
          <table:table-cell office:value-type="string">
            <text:p>Revista Electrónica Iberoamericana Sobre Calidad, Eficacia y Cambio en Educació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856</text:p>
          </table:table-cell>
          <table:table-cell office:value-type="string">
            <text:p>DIREITO <text:s text:c="42"/></text:p>
          </table:table-cell>
          <table:table-cell office:value-type="string">
            <text:p>Revista Eletrônica Aprobatu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570</text:p>
          </table:table-cell>
          <table:table-cell office:value-type="string">
            <text:p>DIREITO <text:s text:c="42"/></text:p>
          </table:table-cell>
          <table:table-cell office:value-type="string">
            <text:p>Revista Eletrônica da Faculdade de Direito de Camp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225</text:p>
          </table:table-cell>
          <table:table-cell office:value-type="string">
            <text:p>DIREITO <text:s text:c="42"/></text:p>
          </table:table-cell>
          <table:table-cell office:value-type="string">
            <text:p>Revista Eletrônica da Faculdade de Direito de Fran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377</text:p>
          </table:table-cell>
          <table:table-cell office:value-type="string">
            <text:p>DIREITO <text:s text:c="42"/></text:p>
          </table:table-cell>
          <table:table-cell office:value-type="string">
            <text:p>Revista Eletrônica da Faculdade Metodista Granbe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94X</text:p>
          </table:table-cell>
          <table:table-cell office:value-type="string">
            <text:p>DIREITO <text:s text:c="42"/></text:p>
          </table:table-cell>
          <table:table-cell office:value-type="string">
            <text:p>Revista Eletrônica de Ciências Juríd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729</text:p>
          </table:table-cell>
          <table:table-cell office:value-type="string">
            <text:p>DIREITO <text:s text:c="42"/></text:p>
          </table:table-cell>
          <table:table-cell office:value-type="string">
            <text:p>Revista Eletrônica de Direito do Centro Universitário Newton Pa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636</text:p>
          </table:table-cell>
          <table:table-cell office:value-type="string">
            <text:p>DIREITO <text:s text:c="42"/></text:p>
          </table:table-cell>
          <table:table-cell office:value-type="string">
            <text:p>Revista Eletrônica de Direito Processu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791</text:p>
          </table:table-cell>
          <table:table-cell office:value-type="string">
            <text:p>DIREITO <text:s text:c="42"/></text:p>
          </table:table-cell>
          <table:table-cell office:value-type="string">
            <text:p>Revista Eletrônica Direito e Polí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386</text:p>
          </table:table-cell>
          <table:table-cell office:value-type="string">
            <text:p>DIREITO <text:s text:c="42"/></text:p>
          </table:table-cell>
          <table:table-cell office:value-type="string">
            <text:p>Revista Eletrônica do CEJU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694</text:p>
          </table:table-cell>
          <table:table-cell office:value-type="string">
            <text:p>DIREITO <text:s text:c="42"/></text:p>
          </table:table-cell>
          <table:table-cell office:value-type="string">
            <text:p>Revista Eletrônica do Curso de Direito da UFS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47X</text:p>
          </table:table-cell>
          <table:table-cell office:value-type="string">
            <text:p>DIREITO <text:s text:c="42"/></text:p>
          </table:table-cell>
          <table:table-cell office:value-type="string">
            <text:p>Revista Eletrônica Investid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640</text:p>
          </table:table-cell>
          <table:table-cell office:value-type="string">
            <text:p>DIREITO <text:s text:c="42"/></text:p>
          </table:table-cell>
          <table:table-cell office:value-type="string">
            <text:p>Revista Eletrônica Jus Vigilantibu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968</text:p>
          </table:table-cell>
          <table:table-cell office:value-type="string">
            <text:p>DIREITO <text:s text:c="42"/></text:p>
          </table:table-cell>
          <table:table-cell office:value-type="string">
            <text:p>Revista Eletrônica Unibero de Produção Científ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698</text:p>
          </table:table-cell>
          <table:table-cell office:value-type="string">
            <text:p>DIREITO <text:s text:c="42"/></text:p>
          </table:table-cell>
          <table:table-cell office:value-type="string">
            <text:p>Revista EP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203</text:p>
          </table:table-cell>
          <table:table-cell office:value-type="string">
            <text:p>DIREITO <text:s text:c="42"/></text:p>
          </table:table-cell>
          <table:table-cell office:value-type="string">
            <text:p>Revista ESMAF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86</text:p>
          </table:table-cell>
          <table:table-cell office:value-type="string">
            <text:p>DIREITO <text:s text:c="42"/></text:p>
          </table:table-cell>
          <table:table-cell office:value-type="string">
            <text:p>Revista Espaço Acadêmico (UE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18X</text:p>
          </table:table-cell>
          <table:table-cell office:value-type="string">
            <text:p>DIREITO <text:s text:c="42"/></text:p>
          </table:table-cell>
          <table:table-cell office:value-type="string">
            <text:p>Revista Espaço da Soph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579</text:p>
          </table:table-cell>
          <table:table-cell office:value-type="string">
            <text:p>DIREITO <text:s text:c="42"/></text:p>
          </table:table-cell>
          <table:table-cell office:value-type="string">
            <text:p>Revista Espaço do Currícul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8875</text:p>
          </table:table-cell>
          <table:table-cell office:value-type="string">
            <text:p>DIREITO <text:s text:c="42"/></text:p>
          </table:table-cell>
          <table:table-cell office:value-type="string">
            <text:p>Revista Española de Desarrollo y Cooperació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445</text:p>
          </table:table-cell>
          <table:table-cell office:value-type="string">
            <text:p>DIREITO <text:s text:c="42"/></text:p>
          </table:table-cell>
          <table:table-cell office:value-type="string">
            <text:p>Revista Factus (Online) (Cessou em 2007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813</text:p>
          </table:table-cell>
          <table:table-cell office:value-type="string">
            <text:p>DIREITO <text:s text:c="42"/></text:p>
          </table:table-cell>
          <table:table-cell office:value-type="string">
            <text:p>Revista Faculdade de Direito (Caxias do S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043</text:p>
          </table:table-cell>
          <table:table-cell office:value-type="string">
            <text:p>DIREITO <text:s text:c="42"/></text:p>
          </table:table-cell>
          <table:table-cell office:value-type="string">
            <text:p>Revista FAEEB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417</text:p>
          </table:table-cell>
          <table:table-cell office:value-type="string">
            <text:p>DIREITO <text:s text:c="42"/></text:p>
          </table:table-cell>
          <table:table-cell office:value-type="string">
            <text:p>Revista FEM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362</text:p>
          </table:table-cell>
          <table:table-cell office:value-type="string">
            <text:p>DIREITO <text:s text:c="42"/></text:p>
          </table:table-cell>
          <table:table-cell office:value-type="string">
            <text:p>Revista Filantrop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75</text:p>
          </table:table-cell>
          <table:table-cell office:value-type="string">
            <text:p>DIREITO <text:s text:c="42"/></text:p>
          </table:table-cell>
          <table:table-cell office:value-type="string">
            <text:p>Revista Filosofaz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1027</text:p>
          </table:table-cell>
          <table:table-cell office:value-type="string">
            <text:p>DIREITO <text:s text:c="42"/></text:p>
          </table:table-cell>
          <table:table-cell office:value-type="string">
            <text:p>Revista Focus Eurolati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413</text:p>
          </table:table-cell>
          <table:table-cell office:value-type="string">
            <text:p>DIREITO <text:s text:c="42"/></text:p>
          </table:table-cell>
          <table:table-cell office:value-type="string">
            <text:p>Revista Forens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777</text:p>
          </table:table-cell>
          <table:table-cell office:value-type="string">
            <text:p>DIREITO <text:s text:c="42"/></text:p>
          </table:table-cell>
          <table:table-cell office:value-type="string">
            <text:p>Revista Forense Eletrônica (CD-Ro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639</text:p>
          </table:table-cell>
          <table:table-cell office:value-type="string">
            <text:p>DIREITO <text:s text:c="42"/></text:p>
          </table:table-cell>
          <table:table-cell office:value-type="string">
            <text:p>Revista Fórum CE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868</text:p>
          </table:table-cell>
          <table:table-cell office:value-type="string">
            <text:p>DIREITO <text:s text:c="42"/></text:p>
          </table:table-cell>
          <table:table-cell office:value-type="string">
            <text:p>Revista FUNADE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6-6212</text:p>
          </table:table-cell>
          <table:table-cell office:value-type="string">
            <text:p>DIREITO <text:s text:c="42"/></text:p>
          </table:table-cell>
          <table:table-cell office:value-type="string">
            <text:p>Revista General de Derecho Constitucional (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1189</text:p>
          </table:table-cell>
          <table:table-cell office:value-type="string">
            <text:p>DIREITO <text:s text:c="42"/></text:p>
          </table:table-cell>
          <table:table-cell office:value-type="string">
            <text:p>Revista General de Derecho Pe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762</text:p>
          </table:table-cell>
          <table:table-cell office:value-type="string">
            <text:p>DIREITO <text:s text:c="42"/></text:p>
          </table:table-cell>
          <table:table-cell office:value-type="string">
            <text:p>Revista Gestão do Conhecimento (Curitib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878</text:p>
          </table:table-cell>
          <table:table-cell office:value-type="string">
            <text:p>DIREITO <text:s text:c="42"/></text:p>
          </table:table-cell>
          <table:table-cell office:value-type="string">
            <text:p>Revista Gestão Pública e Control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575</text:p>
          </table:table-cell>
          <table:table-cell office:value-type="string">
            <text:p>DIREITO <text:s text:c="42"/></text:p>
          </table:table-cell>
          <table:table-cell office:value-type="string">
            <text:p>Revista HCPA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4964</text:p>
          </table:table-cell>
          <table:table-cell office:value-type="string">
            <text:p>DIREITO <text:s text:c="42"/></text:p>
          </table:table-cell>
          <table:table-cell office:value-type="string">
            <text:p>Revista Hispano Chilena Derecho Procesal Civ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602</text:p>
          </table:table-cell>
          <table:table-cell office:value-type="string">
            <text:p>DIREITO <text:s text:c="42"/></text:p>
          </table:table-cell>
          <table:table-cell office:value-type="string">
            <text:p>Revista Humanae (Recif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032</text:p>
          </table:table-cell>
          <table:table-cell office:value-type="string">
            <text:p>DIREITO <text:s text:c="42"/></text:p>
          </table:table-cell>
          <table:table-cell office:value-type="string">
            <text:p>Revista Ibero-Americana de Ciências Pen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676</text:p>
          </table:table-cell>
          <table:table-cell office:value-type="string">
            <text:p>DIREITO <text:s text:c="42"/></text:p>
          </table:table-cell>
          <table:table-cell office:value-type="string">
            <text:p>Revista Ibero-Americana de Direito Públ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9-4312</text:p>
          </table:table-cell>
          <table:table-cell office:value-type="string">
            <text:p>DIREITO <text:s text:c="42"/></text:p>
          </table:table-cell>
          <table:table-cell office:value-type="string">
            <text:p>Revista Iberoamericana de Derecho Publico y Administrativ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440</text:p>
          </table:table-cell>
          <table:table-cell office:value-type="string">
            <text:p>DIREITO <text:s text:c="42"/></text:p>
          </table:table-cell>
          <table:table-cell office:value-type="string">
            <text:p>Revista Idéia No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94X</text:p>
          </table:table-cell>
          <table:table-cell office:value-type="string">
            <text:p>DIREITO <text:s text:c="42"/></text:p>
          </table:table-cell>
          <table:table-cell office:value-type="string">
            <text:p>Revista IMES. Direi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167</text:p>
          </table:table-cell>
          <table:table-cell office:value-type="string">
            <text:p>DIREITO <text:s text:c="42"/></text:p>
          </table:table-cell>
          <table:table-cell office:value-type="string">
            <text:p>Revista Interdisciplinar de Direi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68</text:p>
          </table:table-cell>
          <table:table-cell office:value-type="string">
            <text:p>DIREITO <text:s text:c="42"/></text:p>
          </table:table-cell>
          <table:table-cell office:value-type="string">
            <text:p>Revista Interfa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033</text:p>
          </table:table-cell>
          <table:table-cell office:value-type="string">
            <text:p>DIREITO <text:s text:c="42"/></text:p>
          </table:table-cell>
          <table:table-cell office:value-type="string">
            <text:p>Revista Interfaces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811</text:p>
          </table:table-cell>
          <table:table-cell office:value-type="string">
            <text:p>DIREITO <text:s text:c="42"/></text:p>
          </table:table-cell>
          <table:table-cell office:value-type="string">
            <text:p>Revista Internacional de Direito e Cidadan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3X</text:p>
          </table:table-cell>
          <table:table-cell office:value-type="string">
            <text:p>DIREITO <text:s text:c="42"/></text:p>
          </table:table-cell>
          <table:table-cell office:value-type="string">
            <text:p>Revista Internacional de Direito Tributá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5885</text:p>
          </table:table-cell>
          <table:table-cell office:value-type="string">
            <text:p>DIREITO <text:s text:c="42"/></text:p>
          </table:table-cell>
          <table:table-cell office:value-type="string">
            <text:p>Revista Internauta de Práctica Jurí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448</text:p>
          </table:table-cell>
          <table:table-cell office:value-type="string">
            <text:p>DIREITO <text:s text:c="42"/></text:p>
          </table:table-cell>
          <table:table-cell office:value-type="string">
            <text:p>Revista IOB de Direito Administrativ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790</text:p>
          </table:table-cell>
          <table:table-cell office:value-type="string">
            <text:p>DIREITO <text:s text:c="42"/></text:p>
          </table:table-cell>
          <table:table-cell office:value-type="string">
            <text:p>Revista IOB de Direito Civil e Processual Civ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03X</text:p>
          </table:table-cell>
          <table:table-cell office:value-type="string">
            <text:p>DIREITO <text:s text:c="42"/></text:p>
          </table:table-cell>
          <table:table-cell office:value-type="string">
            <text:p>Revista IOB de Direito da Famíl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804</text:p>
          </table:table-cell>
          <table:table-cell office:value-type="string">
            <text:p>DIREITO <text:s text:c="42"/></text:p>
          </table:table-cell>
          <table:table-cell office:value-type="string">
            <text:p>Revista IOB de Direito Penal e Processual Pe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57X</text:p>
          </table:table-cell>
          <table:table-cell office:value-type="string">
            <text:p>DIREITO <text:s text:c="42"/></text:p>
          </table:table-cell>
          <table:table-cell office:value-type="string">
            <text:p>Revista IOB Trabalhista e Previdenci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807</text:p>
          </table:table-cell>
          <table:table-cell office:value-type="string">
            <text:p>DIREITO <text:s text:c="42"/></text:p>
          </table:table-cell>
          <table:table-cell office:value-type="string">
            <text:p>Revista Jurídica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506</text:p>
          </table:table-cell>
          <table:table-cell office:value-type="string">
            <text:p>DIREITO <text:s text:c="42"/></text:p>
          </table:table-cell>
          <table:table-cell office:value-type="string">
            <text:p>Revista Jurídica (FI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699</text:p>
          </table:table-cell>
          <table:table-cell office:value-type="string">
            <text:p>DIREITO <text:s text:c="42"/></text:p>
          </table:table-cell>
          <table:table-cell office:value-type="string">
            <text:p>Revista Jurídica (FI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459</text:p>
          </table:table-cell>
          <table:table-cell office:value-type="string">
            <text:p>DIREITO <text:s text:c="42"/></text:p>
          </table:table-cell>
          <table:table-cell office:value-type="string">
            <text:p>Revista Jurídica (Foz do Iguaç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55X</text:p>
          </table:table-cell>
          <table:table-cell office:value-type="string">
            <text:p>DIREITO <text:s text:c="42"/></text:p>
          </table:table-cell>
          <table:table-cell office:value-type="string">
            <text:p>Revista Jurídica (FURB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858</text:p>
          </table:table-cell>
          <table:table-cell office:value-type="string">
            <text:p>DIREITO <text:s text:c="42"/></text:p>
          </table:table-cell>
          <table:table-cell office:value-type="string">
            <text:p>Revista Jurídica (FURB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027</text:p>
          </table:table-cell>
          <table:table-cell office:value-type="string">
            <text:p>DIREITO <text:s text:c="42"/></text:p>
          </table:table-cell>
          <table:table-cell office:value-type="string">
            <text:p>Revista Jurídica (Guarapuav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379</text:p>
          </table:table-cell>
          <table:table-cell office:value-type="string">
            <text:p>DIREITO <text:s text:c="42"/></text:p>
          </table:table-cell>
          <table:table-cell office:value-type="string">
            <text:p>Revista juridica (Porto Alegre. 1953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22</text:p>
          </table:table-cell>
          <table:table-cell office:value-type="string">
            <text:p>DIREITO <text:s text:c="42"/></text:p>
          </table:table-cell>
          <table:table-cell office:value-type="string">
            <text:p>Revista Jurídica (PUC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950</text:p>
          </table:table-cell>
          <table:table-cell office:value-type="string">
            <text:p>DIREITO <text:s text:c="42"/></text:p>
          </table:table-cell>
          <table:table-cell office:value-type="string">
            <text:p>Revista Jurídica (Rio de Janeiro. 1933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512</text:p>
          </table:table-cell>
          <table:table-cell office:value-type="string">
            <text:p>DIREITO <text:s text:c="42"/></text:p>
          </table:table-cell>
          <table:table-cell office:value-type="string">
            <text:p>Revista Jurídica (Rio Ver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02</text:p>
          </table:table-cell>
          <table:table-cell office:value-type="string">
            <text:p>DIREITO <text:s text:c="42"/></text:p>
          </table:table-cell>
          <table:table-cell office:value-type="string">
            <text:p>Revista Jurídica CESUMAR. Mestrad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065</text:p>
          </table:table-cell>
          <table:table-cell office:value-type="string">
            <text:p>DIREITO <text:s text:c="42"/></text:p>
          </table:table-cell>
          <table:table-cell office:value-type="string">
            <text:p>Revista Jurídica Consulex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836</text:p>
          </table:table-cell>
          <table:table-cell office:value-type="string">
            <text:p>DIREITO <text:s text:c="42"/></text:p>
          </table:table-cell>
          <table:table-cell office:value-type="string">
            <text:p>Revista Jurídica da FA7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430</text:p>
          </table:table-cell>
          <table:table-cell office:value-type="string">
            <text:p>DIREITO <text:s text:c="42"/></text:p>
          </table:table-cell>
          <table:table-cell office:value-type="string">
            <text:p>Revista Jurídica da Faculdade de Direito (Faculdade Dom Bosc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860</text:p>
          </table:table-cell>
          <table:table-cell office:value-type="string">
            <text:p>DIREITO <text:s text:c="42"/></text:p>
          </table:table-cell>
          <table:table-cell office:value-type="string">
            <text:p>Revista Jurídica da Faculdade Uni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241</text:p>
          </table:table-cell>
          <table:table-cell office:value-type="string">
            <text:p>DIREITO <text:s text:c="42"/></text:p>
          </table:table-cell>
          <table:table-cell office:value-type="string">
            <text:p>Revista Jurídica da FI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067</text:p>
          </table:table-cell>
          <table:table-cell office:value-type="string">
            <text:p>DIREITO <text:s text:c="42"/></text:p>
          </table:table-cell>
          <table:table-cell office:value-type="string">
            <text:p>Revista Jurídica da Seção Judiciária do Estado da Bah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627</text:p>
          </table:table-cell>
          <table:table-cell office:value-type="string">
            <text:p>DIREITO <text:s text:c="42"/></text:p>
          </table:table-cell>
          <table:table-cell office:value-type="string">
            <text:p>Revista Jurídica da UniF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5X</text:p>
          </table:table-cell>
          <table:table-cell office:value-type="string">
            <text:p>DIREITO <text:s text:c="42"/></text:p>
          </table:table-cell>
          <table:table-cell office:value-type="string">
            <text:p>Revista Jurídica das Faculdades Integradas Claretia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7431</text:p>
          </table:table-cell>
          <table:table-cell office:value-type="string">
            <text:p>DIREITO <text:s text:c="42"/></text:p>
          </table:table-cell>
          <table:table-cell office:value-type="string">
            <text:p>Revista Jurídica de Buenos Aires (198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662</text:p>
          </table:table-cell>
          <table:table-cell office:value-type="string">
            <text:p>DIREITO <text:s text:c="42"/></text:p>
          </table:table-cell>
          <table:table-cell office:value-type="string">
            <text:p>Revista Jurídica do Ministério Público (João Pesso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235</text:p>
          </table:table-cell>
          <table:table-cell office:value-type="string">
            <text:p>DIREITO <text:s text:c="42"/></text:p>
          </table:table-cell>
          <table:table-cell office:value-type="string">
            <text:p>Revista Jurídica do Ministério Público Catarinen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580</text:p>
          </table:table-cell>
          <table:table-cell office:value-type="string">
            <text:p>DIREITO <text:s text:c="42"/></text:p>
          </table:table-cell>
          <table:table-cell office:value-type="string">
            <text:p>Revista Jurídica do Ministério Público de Mato Gross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982</text:p>
          </table:table-cell>
          <table:table-cell office:value-type="string">
            <text:p>DIREITO <text:s text:c="42"/></text:p>
          </table:table-cell>
          <table:table-cell office:value-type="string">
            <text:p>Revista Jurídica do Ministério Público do Estado do Amazo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01</text:p>
          </table:table-cell>
          <table:table-cell office:value-type="string">
            <text:p>DIREITO <text:s text:c="42"/></text:p>
          </table:table-cell>
          <table:table-cell office:value-type="string">
            <text:p>Revista Jurídica dos Formandos em Direito da UFB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23X</text:p>
          </table:table-cell>
          <table:table-cell office:value-type="string">
            <text:p>DIREITO <text:s text:c="42"/></text:p>
          </table:table-cell>
          <table:table-cell office:value-type="string">
            <text:p>Revista Jurídica Eletrônica UniCOC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914</text:p>
          </table:table-cell>
          <table:table-cell office:value-type="string">
            <text:p>DIREITO <text:s text:c="42"/></text:p>
          </table:table-cell>
          <table:table-cell office:value-type="string">
            <text:p>Revista Jurídica Empresa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046</text:p>
          </table:table-cell>
          <table:table-cell office:value-type="string">
            <text:p>DIREITO <text:s text:c="42"/></text:p>
          </table:table-cell>
          <table:table-cell office:value-type="string">
            <text:p>Revista Jurídica Fortium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605</text:p>
          </table:table-cell>
          <table:table-cell office:value-type="string">
            <text:p>DIREITO <text:s text:c="42"/></text:p>
          </table:table-cell>
          <table:table-cell office:value-type="string">
            <text:p>Revista Juridica in Verbis (UFR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861</text:p>
          </table:table-cell>
          <table:table-cell office:value-type="string">
            <text:p>DIREITO <text:s text:c="42"/></text:p>
          </table:table-cell>
          <table:table-cell office:value-type="string">
            <text:p>Revista Jurídica Log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5405</text:p>
          </table:table-cell>
          <table:table-cell office:value-type="string">
            <text:p>DIREITO <text:s text:c="42"/></text:p>
          </table:table-cell>
          <table:table-cell office:value-type="string">
            <text:p>Revista Jurídica On-line do Curso de Direito do Centro UNISAL de Lorena/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036</text:p>
          </table:table-cell>
          <table:table-cell office:value-type="string">
            <text:p>DIREITO <text:s text:c="42"/></text:p>
          </table:table-cell>
          <table:table-cell office:value-type="string">
            <text:p>Revista Jurídica Them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523</text:p>
          </table:table-cell>
          <table:table-cell office:value-type="string">
            <text:p>DIREITO <text:s text:c="42"/></text:p>
          </table:table-cell>
          <table:table-cell office:value-type="string">
            <text:p>Revista Jurídica Tribut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603</text:p>
          </table:table-cell>
          <table:table-cell office:value-type="string">
            <text:p>DIREITO <text:s text:c="42"/></text:p>
          </table:table-cell>
          <table:table-cell office:value-type="string">
            <text:p>Revista Jurídica Unicoc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141</text:p>
          </table:table-cell>
          <table:table-cell office:value-type="string">
            <text:p>DIREITO <text:s text:c="42"/></text:p>
          </table:table-cell>
          <table:table-cell office:value-type="string">
            <text:p>Revista Jurídica UNIDER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674</text:p>
          </table:table-cell>
          <table:table-cell office:value-type="string">
            <text:p>DIREITO <text:s text:c="42"/></text:p>
          </table:table-cell>
          <table:table-cell office:value-type="string">
            <text:p>Revista Jurídica UNIGRA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876</text:p>
          </table:table-cell>
          <table:table-cell office:value-type="string">
            <text:p>DIREITO <text:s text:c="42"/></text:p>
          </table:table-cell>
          <table:table-cell office:value-type="string">
            <text:p>Revista Jurídica Virtual. Presidência da República (Cessou em 2005. Cont. 1808-2807 Revista Jurídica (Brasília. 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74</text:p>
          </table:table-cell>
          <table:table-cell office:value-type="string">
            <text:p>DIREITO <text:s text:c="42"/></text:p>
          </table:table-cell>
          <table:table-cell office:value-type="string">
            <text:p>Revista Jurist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79X</text:p>
          </table:table-cell>
          <table:table-cell office:value-type="string">
            <text:p>DIREITO <text:s text:c="42"/></text:p>
          </table:table-cell>
          <table:table-cell office:value-type="string">
            <text:p>Revista Justiça &amp; Cidadan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567</text:p>
          </table:table-cell>
          <table:table-cell office:value-type="string">
            <text:p>DIREITO <text:s text:c="42"/></text:p>
          </table:table-cell>
          <table:table-cell office:value-type="string">
            <text:p>Revista Kairó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980</text:p>
          </table:table-cell>
          <table:table-cell office:value-type="string">
            <text:p>DIREITO <text:s text:c="42"/></text:p>
          </table:table-cell>
          <table:table-cell office:value-type="string">
            <text:p>Revista Katálys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742</text:p>
          </table:table-cell>
          <table:table-cell office:value-type="string">
            <text:p>DIREITO <text:s text:c="42"/></text:p>
          </table:table-cell>
          <table:table-cell office:value-type="string">
            <text:p>Revista Latino-Americana de Estudos Constitucion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1311</text:p>
          </table:table-cell>
          <table:table-cell office:value-type="string">
            <text:p>DIREITO <text:s text:c="42"/></text:p>
          </table:table-cell>
          <table:table-cell office:value-type="string">
            <text:p>Revista Latinoamericana de Estudios del Trabaj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674-4437</text:p>
          </table:table-cell>
          <table:table-cell office:value-type="string">
            <text:p>DIREITO <text:s text:c="42"/></text:p>
          </table:table-cell>
          <table:table-cell office:value-type="string">
            <text:p>Revista Letras Juríd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7813</text:p>
          </table:table-cell>
          <table:table-cell office:value-type="string">
            <text:p>DIREITO <text:s text:c="42"/></text:p>
          </table:table-cell>
          <table:table-cell office:value-type="string">
            <text:p>Revista LT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54</text:p>
          </table:table-cell>
          <table:table-cell office:value-type="string">
            <text:p>DIREITO <text:s text:c="42"/></text:p>
          </table:table-cell>
          <table:table-cell office:value-type="string">
            <text:p>Revista LTr. Legislação do Trabalh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930</text:p>
          </table:table-cell>
          <table:table-cell office:value-type="string">
            <text:p>DIREITO <text:s text:c="42"/></text:p>
          </table:table-cell>
          <table:table-cell office:value-type="string">
            <text:p>Revista Magister de Direito Civil e Processual Civ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125</text:p>
          </table:table-cell>
          <table:table-cell office:value-type="string">
            <text:p>DIREITO <text:s text:c="42"/></text:p>
          </table:table-cell>
          <table:table-cell office:value-type="string">
            <text:p>Revista Magister de Direito Imobiliário, Registral, Urbanístico e Ambiental (Cessou em 2005. Cont. ISSN 2175-1994 Revista Magister de Direito Ambiental e Urbanístic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395</text:p>
          </table:table-cell>
          <table:table-cell office:value-type="string">
            <text:p>DIREITO <text:s text:c="42"/></text:p>
          </table:table-cell>
          <table:table-cell office:value-type="string">
            <text:p>Revista Magister de Direito Penal e Processual Pe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949</text:p>
          </table:table-cell>
          <table:table-cell office:value-type="string">
            <text:p>DIREITO <text:s text:c="42"/></text:p>
          </table:table-cell>
          <table:table-cell office:value-type="string">
            <text:p>Revista Magister de Direito Trabalhista e Previdenciá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970</text:p>
          </table:table-cell>
          <table:table-cell office:value-type="string">
            <text:p>DIREITO <text:s text:c="42"/></text:p>
          </table:table-cell>
          <table:table-cell office:value-type="string">
            <text:p>Revista Magister Direito Empresarial, Concorrencial e do Consumid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860</text:p>
          </table:table-cell>
          <table:table-cell office:value-type="string">
            <text:p>DIREITO <text:s text:c="42"/></text:p>
          </table:table-cell>
          <table:table-cell office:value-type="string">
            <text:p>Revista Marítima Brasil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127</text:p>
          </table:table-cell>
          <table:table-cell office:value-type="string">
            <text:p>DIREITO <text:s text:c="42"/></text:p>
          </table:table-cell>
          <table:table-cell office:value-type="string">
            <text:p>Revista Mestrado em Direit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13X</text:p>
          </table:table-cell>
          <table:table-cell office:value-type="string">
            <text:p>DIREITO <text:s text:c="42"/></text:p>
          </table:table-cell>
          <table:table-cell office:value-type="string">
            <text:p>Revista Mestrado em Direito (UNIFIE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04</text:p>
          </table:table-cell>
          <table:table-cell office:value-type="string">
            <text:p>DIREITO <text:s text:c="42"/></text:p>
          </table:table-cell>
          <table:table-cell office:value-type="string">
            <text:p>Revista Múltipla (UP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192</text:p>
          </table:table-cell>
          <table:table-cell office:value-type="string">
            <text:p>DIREITO <text:s text:c="42"/></text:p>
          </table:table-cell>
          <table:table-cell office:value-type="string">
            <text:p>Revista Nacional de Direito do Trabalh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604</text:p>
          </table:table-cell>
          <table:table-cell office:value-type="string">
            <text:p>DIREITO <text:s text:c="42"/></text:p>
          </table:table-cell>
          <table:table-cell office:value-type="string">
            <text:p>Revista Nacional de Direito e Jurisprudê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627</text:p>
          </table:table-cell>
          <table:table-cell office:value-type="string">
            <text:p>DIREITO <text:s text:c="42"/></text:p>
          </table:table-cell>
          <table:table-cell office:value-type="string">
            <text:p>Revista OABRJ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420</text:p>
          </table:table-cell>
          <table:table-cell office:value-type="string">
            <text:p>DIREITO <text:s text:c="42"/></text:p>
          </table:table-cell>
          <table:table-cell office:value-type="string">
            <text:p>Revista Opinião Jurídica (Fortalez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47</text:p>
          </table:table-cell>
          <table:table-cell office:value-type="string">
            <text:p>DIREITO <text:s text:c="42"/></text:p>
          </table:table-cell>
          <table:table-cell office:value-type="string">
            <text:p>Revista Paulista de Contabil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459</text:p>
          </table:table-cell>
          <table:table-cell office:value-type="string">
            <text:p>DIREITO <text:s text:c="42"/></text:p>
          </table:table-cell>
          <table:table-cell office:value-type="string">
            <text:p>Revista Perspectiva Jurídica (FG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0410</text:p>
          </table:table-cell>
          <table:table-cell office:value-type="string">
            <text:p>DIREITO <text:s text:c="42"/></text:p>
          </table:table-cell>
          <table:table-cell office:value-type="string">
            <text:p>Revista Peruana de Ciencias Social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1-1688</text:p>
          </table:table-cell>
          <table:table-cell office:value-type="string">
            <text:p>DIREITO <text:s text:c="42"/></text:p>
          </table:table-cell>
          <table:table-cell office:value-type="string">
            <text:p>Revista Peruana de Derecho Proces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462</text:p>
          </table:table-cell>
          <table:table-cell office:value-type="string">
            <text:p>DIREITO <text:s text:c="42"/></text:p>
          </table:table-cell>
          <table:table-cell office:value-type="string">
            <text:p>Revista Pont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383-3</text:p>
          </table:table-cell>
          <table:table-cell office:value-type="string">
            <text:p>DIREITO <text:s text:c="42"/></text:p>
          </table:table-cell>
          <table:table-cell office:value-type="string">
            <text:p>Revista PontoGov - Visão Democrática da Tecn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8563</text:p>
          </table:table-cell>
          <table:table-cell office:value-type="string">
            <text:p>DIREITO <text:s text:c="42"/></text:p>
          </table:table-cell>
          <table:table-cell office:value-type="string">
            <text:p>Revista Portuguesa de Ciência Crimi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9773</text:p>
          </table:table-cell>
          <table:table-cell office:value-type="string">
            <text:p>DIREITO <text:s text:c="42"/></text:p>
          </table:table-cell>
          <table:table-cell office:value-type="string">
            <text:p>Revista Portuguesa de Direito do Consu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9129</text:p>
          </table:table-cell>
          <table:table-cell office:value-type="string">
            <text:p>DIREITO <text:s text:c="42"/></text:p>
          </table:table-cell>
          <table:table-cell office:value-type="string">
            <text:p>Revista Portuguesa de Psicanáli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813</text:p>
          </table:table-cell>
          <table:table-cell office:value-type="string">
            <text:p>DIREITO <text:s text:c="42"/></text:p>
          </table:table-cell>
          <table:table-cell office:value-type="string">
            <text:p>Revista Prele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491</text:p>
          </table:table-cell>
          <table:table-cell office:value-type="string">
            <text:p>DIREITO <text:s text:c="42"/></text:p>
          </table:table-cell>
          <table:table-cell office:value-type="string">
            <text:p>Revista Procuradoria-Geral do Município de Porto Alegr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9X</text:p>
          </table:table-cell>
          <table:table-cell office:value-type="string">
            <text:p>DIREITO <text:s text:c="42"/></text:p>
          </table:table-cell>
          <table:table-cell office:value-type="string">
            <text:p>Revista Psicologia Polít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3-5197</text:p>
          </table:table-cell>
          <table:table-cell office:value-type="string">
            <text:p>DIREITO <text:s text:c="42"/></text:p>
          </table:table-cell>
          <table:table-cell office:value-type="string">
            <text:p>Revista Româna de Drept al Mediului / Revue Roumaine de Droit de l'Environnement / Romanian Journal of Environmental La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826</text:p>
          </table:table-cell>
          <table:table-cell office:value-type="string">
            <text:p>DIREITO <text:s text:c="42"/></text:p>
          </table:table-cell>
          <table:table-cell office:value-type="string">
            <text:p>Revista Síntese de Direito Civil e Processual Civ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818</text:p>
          </table:table-cell>
          <table:table-cell office:value-type="string">
            <text:p>DIREITO <text:s text:c="42"/></text:p>
          </table:table-cell>
          <table:table-cell office:value-type="string">
            <text:p>Revista Síntese de Direito Penal e Processual Pe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721</text:p>
          </table:table-cell>
          <table:table-cell office:value-type="string">
            <text:p>DIREITO <text:s text:c="42"/></text:p>
          </table:table-cell>
          <table:table-cell office:value-type="string">
            <text:p>Revista Sociologia Jurí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24</text:p>
          </table:table-cell>
          <table:table-cell office:value-type="string">
            <text:p>DIREITO <text:s text:c="42"/></text:p>
          </table:table-cell>
          <table:table-cell office:value-type="string">
            <text:p>Revista Temas Sociais em Expressão (UR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784</text:p>
          </table:table-cell>
          <table:table-cell office:value-type="string">
            <text:p>DIREITO <text:s text:c="42"/></text:p>
          </table:table-cell>
          <table:table-cell office:value-type="string">
            <text:p>Revista Trabalhist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911</text:p>
          </table:table-cell>
          <table:table-cell office:value-type="string">
            <text:p>DIREITO <text:s text:c="42"/></text:p>
          </table:table-cell>
          <table:table-cell office:value-type="string">
            <text:p>Revista Trabalho &amp; Ambie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19X</text:p>
          </table:table-cell>
          <table:table-cell office:value-type="string">
            <text:p>DIREITO <text:s text:c="42"/></text:p>
          </table:table-cell>
          <table:table-cell office:value-type="string">
            <text:p>Revista Transdisciplinar de Ciências Penitenciár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114</text:p>
          </table:table-cell>
          <table:table-cell office:value-type="string">
            <text:p>DIREITO <text:s text:c="42"/></text:p>
          </table:table-cell>
          <table:table-cell office:value-type="string">
            <text:p>Revista Tribuna Jurí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11</text:p>
          </table:table-cell>
          <table:table-cell office:value-type="string">
            <text:p>DIREITO <text:s text:c="42"/></text:p>
          </table:table-cell>
          <table:table-cell office:value-type="string">
            <text:p>Revista Tributária e de Finanças Públ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290</text:p>
          </table:table-cell>
          <table:table-cell office:value-type="string">
            <text:p>DIREITO <text:s text:c="42"/></text:p>
          </table:table-cell>
          <table:table-cell office:value-type="string">
            <text:p>Revista Trilhas (UNA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010</text:p>
          </table:table-cell>
          <table:table-cell office:value-type="string">
            <text:p>DIREITO <text:s text:c="42"/></text:p>
          </table:table-cell>
          <table:table-cell office:value-type="string">
            <text:p>Revista Trimestral de Direito Civ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599-9911</text:p>
          </table:table-cell>
          <table:table-cell office:value-type="string">
            <text:p>DIREITO <text:s text:c="42"/></text:p>
          </table:table-cell>
          <table:table-cell office:value-type="string">
            <text:p>Revista Trimestral de Direito Públ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489</text:p>
          </table:table-cell>
          <table:table-cell office:value-type="string">
            <text:p>DIREITO <text:s text:c="42"/></text:p>
          </table:table-cell>
          <table:table-cell office:value-type="string">
            <text:p>Revista Trimestral de Jurisprudência dos Estad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580</text:p>
          </table:table-cell>
          <table:table-cell office:value-type="string">
            <text:p>DIREITO <text:s text:c="42"/></text:p>
          </table:table-cell>
          <table:table-cell office:value-type="string">
            <text:p>Revista UNIA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612</text:p>
          </table:table-cell>
          <table:table-cell office:value-type="string">
            <text:p>DIREITO <text:s text:c="42"/></text:p>
          </table:table-cell>
          <table:table-cell office:value-type="string">
            <text:p>Revista UNIFIE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78</text:p>
          </table:table-cell>
          <table:table-cell office:value-type="string">
            <text:p>DIREITO <text:s text:c="42"/></text:p>
          </table:table-cell>
          <table:table-cell office:value-type="string">
            <text:p>Revista Urutágu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DIREITO <text:s text:c="42"/></text:p>
          </table:table-cell>
          <table:table-cell office:value-type="string">
            <text:p>Revista U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443</text:p>
          </table:table-cell>
          <table:table-cell office:value-type="string">
            <text:p>DIREITO <text:s text:c="42"/></text:p>
          </table:table-cell>
          <table:table-cell office:value-type="string">
            <text:p>Revista Versõ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524</text:p>
          </table:table-cell>
          <table:table-cell office:value-type="string">
            <text:p>DIREITO <text:s text:c="42"/></text:p>
          </table:table-cell>
          <table:table-cell office:value-type="string">
            <text:p>Revista virtu@l (Faculdades Milton Campos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358</text:p>
          </table:table-cell>
          <table:table-cell office:value-type="string">
            <text:p>DIREITO <text:s text:c="42"/></text:p>
          </table:table-cell>
          <table:table-cell office:value-type="string">
            <text:p>Revista Zênite de Direito Administrativo e LRF-IDAF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34X</text:p>
          </table:table-cell>
          <table:table-cell office:value-type="string">
            <text:p>DIREITO <text:s text:c="42"/></text:p>
          </table:table-cell>
          <table:table-cell office:value-type="string">
            <text:p>Revista Zênite de Licitações e Contratos-IL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658</text:p>
          </table:table-cell>
          <table:table-cell office:value-type="string">
            <text:p>DIREITO <text:s text:c="42"/></text:p>
          </table:table-cell>
          <table:table-cell office:value-type="string">
            <text:p>Revista:universitas//comunicação (UNICEU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189</text:p>
          </table:table-cell>
          <table:table-cell office:value-type="string">
            <text:p>DIREITO <text:s text:c="42"/></text:p>
          </table:table-cell>
          <table:table-cell office:value-type="string">
            <text:p>Revolução (Goiân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3-8446</text:p>
          </table:table-cell>
          <table:table-cell office:value-type="string">
            <text:p>DIREITO <text:s text:c="42"/></text:p>
          </table:table-cell>
          <table:table-cell office:value-type="string">
            <text:p>Revue Européenne de Droit de l'Environn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8831</text:p>
          </table:table-cell>
          <table:table-cell office:value-type="string">
            <text:p>DIREITO <text:s text:c="42"/></text:p>
          </table:table-cell>
          <table:table-cell office:value-type="string">
            <text:p>Revue Internationale de Droit Économiqu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3-5404</text:p>
          </table:table-cell>
          <table:table-cell office:value-type="string">
            <text:p>DIREITO <text:s text:c="42"/></text:p>
          </table:table-cell>
          <table:table-cell office:value-type="string">
            <text:p>Revue internationale de droit pé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7963</text:p>
          </table:table-cell>
          <table:table-cell office:value-type="string">
            <text:p>DIREITO <text:s text:c="42"/></text:p>
          </table:table-cell>
          <table:table-cell office:value-type="string">
            <text:p>Revue Juridique Thémis (1970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3-7135</text:p>
          </table:table-cell>
          <table:table-cell office:value-type="string">
            <text:p>DIREITO <text:s text:c="42"/></text:p>
          </table:table-cell>
          <table:table-cell office:value-type="string">
            <text:p>RIFD. Rivista Internazionale di Filosofia del Diritto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6182</text:p>
          </table:table-cell>
          <table:table-cell office:value-type="string">
            <text:p>DIREITO <text:s text:c="42"/></text:p>
          </table:table-cell>
          <table:table-cell office:value-type="string">
            <text:p>Rivista di Diritto Processual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2287</text:p>
          </table:table-cell>
          <table:table-cell office:value-type="string">
            <text:p>DIREITO <text:s text:c="42"/></text:p>
          </table:table-cell>
          <table:table-cell office:value-type="string">
            <text:p>Rivista Giuridica dell'Ambiente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5-7105</text:p>
          </table:table-cell>
          <table:table-cell office:value-type="string">
            <text:p>DIREITO <text:s text:c="42"/></text:p>
          </table:table-cell>
          <table:table-cell office:value-type="string">
            <text:p>Roma e America. Diritto Romano Comu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264</text:p>
          </table:table-cell>
          <table:table-cell office:value-type="string">
            <text:p>DIREITO <text:s text:c="42"/></text:p>
          </table:table-cell>
          <table:table-cell office:value-type="string">
            <text:p>RSDE. Revista Semestral de Direito Empresa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779</text:p>
          </table:table-cell>
          <table:table-cell office:value-type="string">
            <text:p>DIREITO <text:s text:c="42"/></text:p>
          </table:table-cell>
          <table:table-cell office:value-type="string">
            <text:p>Sanea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DIREITO <text:s text:c="42"/></text:p>
          </table:table-cell>
          <table:table-cell office:value-type="string">
            <text:p>São Paulo em Perspecti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592</text:p>
          </table:table-cell>
          <table:table-cell office:value-type="string">
            <text:p>DIREITO <text:s text:c="42"/></text:p>
          </table:table-cell>
          <table:table-cell office:value-type="string">
            <text:p>Saúde e Direitos Human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DIREITO <text:s text:c="42"/></text:p>
          </table:table-cell>
          <table:table-cell office:value-type="string">
            <text:p>Saúde e Sociedade (US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6-1347</text:p>
          </table:table-cell>
          <table:table-cell office:value-type="string">
            <text:p>DIREITO <text:s text:c="42"/></text:p>
          </table:table-cell>
          <table:table-cell office:value-type="string">
            <text:p>Science (Paris. 1936) (Cessou em 1939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770</text:p>
          </table:table-cell>
          <table:table-cell office:value-type="string">
            <text:p>DIREITO <text:s text:c="42"/></text:p>
          </table:table-cell>
          <table:table-cell office:value-type="string">
            <text:p>Scientia (UNISIN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8185</text:p>
          </table:table-cell>
          <table:table-cell office:value-type="string">
            <text:p>DIREITO <text:s text:c="42"/></text:p>
          </table:table-cell>
          <table:table-cell office:value-type="string">
            <text:p>Scientia Iuri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490</text:p>
          </table:table-cell>
          <table:table-cell office:value-type="string">
            <text:p>DIREITO <text:s text:c="42"/></text:p>
          </table:table-cell>
          <table:table-cell office:value-type="string">
            <text:p>Scientia Iuris (U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526</text:p>
          </table:table-cell>
          <table:table-cell office:value-type="string">
            <text:p>DIREITO <text:s text:c="42"/></text:p>
          </table:table-cell>
          <table:table-cell office:value-type="string">
            <text:p>Scintilla (FFS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88</text:p>
          </table:table-cell>
          <table:table-cell office:value-type="string">
            <text:p>DIREITO <text:s text:c="42"/></text:p>
          </table:table-cell>
          <table:table-cell office:value-type="string">
            <text:p>Scripta Nova (Barcelo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1245</text:p>
          </table:table-cell>
          <table:table-cell office:value-type="string">
            <text:p>DIREITO <text:s text:c="42"/></text:p>
          </table:table-cell>
          <table:table-cell office:value-type="string">
            <text:p>Seattle Journal for Social Justi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DIREITO <text:s text:c="42"/></text:p>
          </table:table-cell>
          <table:table-cell office:value-type="string">
            <text:p>Sem títu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313</text:p>
          </table:table-cell>
          <table:table-cell office:value-type="string">
            <text:p>DIREITO <text:s text:c="42"/></text:p>
          </table:table-cell>
          <table:table-cell office:value-type="string">
            <text:p>Senatus (Senado Feder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62</text:p>
          </table:table-cell>
          <table:table-cell office:value-type="string">
            <text:p>DIREITO <text:s text:c="42"/></text:p>
          </table:table-cell>
          <table:table-cell office:value-type="string">
            <text:p>Sequência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0364</text:p>
          </table:table-cell>
          <table:table-cell office:value-type="string">
            <text:p>DIREITO <text:s text:c="42"/></text:p>
          </table:table-cell>
          <table:table-cell office:value-type="string">
            <text:p>Serie Antropologí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859</text:p>
          </table:table-cell>
          <table:table-cell office:value-type="string">
            <text:p>DIREITO <text:s text:c="42"/></text:p>
          </table:table-cell>
          <table:table-cell office:value-type="string">
            <text:p>Série Antropologia (Brasíli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867</text:p>
          </table:table-cell>
          <table:table-cell office:value-type="string">
            <text:p>DIREITO <text:s text:c="42"/></text:p>
          </table:table-cell>
          <table:table-cell office:value-type="string">
            <text:p>Série Antropologia (Brasíli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0075</text:p>
          </table:table-cell>
          <table:table-cell office:value-type="string">
            <text:p>DIREITO <text:s text:c="42"/></text:p>
          </table:table-cell>
          <table:table-cell office:value-type="string">
            <text:p>Serie Estudios e Investigaciones - Secretaría de Extensión Universitaria. Facultad de Humanidades y Ciencias de la Educación, Unversidad Nacional de La Pla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15</text:p>
          </table:table-cell>
          <table:table-cell office:value-type="string">
            <text:p>DIREITO <text:s text:c="42"/></text:p>
          </table:table-cell>
          <table:table-cell office:value-type="string">
            <text:p>Sinais Soci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32</text:p>
          </table:table-cell>
          <table:table-cell office:value-type="string">
            <text:p>DIREITO <text:s text:c="42"/></text:p>
          </table:table-cell>
          <table:table-cell office:value-type="string">
            <text:p>Sintese (Belo Horizonte. 197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6X</text:p>
          </table:table-cell>
          <table:table-cell office:value-type="string">
            <text:p>DIREITO <text:s text:c="42"/></text:p>
          </table:table-cell>
          <table:table-cell office:value-type="string">
            <text:p>Sintese (Brasília. 1983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834</text:p>
          </table:table-cell>
          <table:table-cell office:value-type="string">
            <text:p>DIREITO <text:s text:c="42"/></text:p>
          </table:table-cell>
          <table:table-cell office:value-type="string">
            <text:p>Síntese Trabalh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620</text:p>
          </table:table-cell>
          <table:table-cell office:value-type="string">
            <text:p>DIREITO <text:s text:c="42"/></text:p>
          </table:table-cell>
          <table:table-cell office:value-type="string">
            <text:p>Sociais e Huma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089X</text:p>
          </table:table-cell>
          <table:table-cell office:value-type="string">
            <text:p>DIREITO <text:s text:c="42"/></text:p>
          </table:table-cell>
          <table:table-cell office:value-type="string">
            <text:p>Social Science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92</text:p>
          </table:table-cell>
          <table:table-cell office:value-type="string">
            <text:p>DIREITO <text:s text:c="42"/></text:p>
          </table:table-cell>
          <table:table-cell office:value-type="string">
            <text:p>Sociedade e Estado (UnB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22</text:p>
          </table:table-cell>
          <table:table-cell office:value-type="string">
            <text:p>DIREITO <text:s text:c="42"/></text:p>
          </table:table-cell>
          <table:table-cell office:value-type="string">
            <text:p>Sociologias (UFRGS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058</text:p>
          </table:table-cell>
          <table:table-cell office:value-type="string">
            <text:p>DIREITO <text:s text:c="42"/></text:p>
          </table:table-cell>
          <table:table-cell office:value-type="string">
            <text:p>Star Virg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8-4973</text:p>
          </table:table-cell>
          <table:table-cell office:value-type="string">
            <text:p>DIREITO <text:s text:c="42"/></text:p>
          </table:table-cell>
          <table:table-cell office:value-type="string">
            <text:p>Studi sulla Questione Criminale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6043</text:p>
          </table:table-cell>
          <table:table-cell office:value-type="string">
            <text:p>DIREITO <text:s text:c="42"/></text:p>
          </table:table-cell>
          <table:table-cell office:value-type="string">
            <text:p>Studia Juri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474</text:p>
          </table:table-cell>
          <table:table-cell office:value-type="string">
            <text:p>DIREITO <text:s text:c="42"/></text:p>
          </table:table-cell>
          <table:table-cell office:value-type="string">
            <text:p>Suffragium (TRE-C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45</text:p>
          </table:table-cell>
          <table:table-cell office:value-type="string">
            <text:p>DIREITO <text:s text:c="42"/></text:p>
          </table:table-cell>
          <table:table-cell office:value-type="string">
            <text:p>Sur. Revista Internacional de Direitos Humanos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986</text:p>
          </table:table-cell>
          <table:table-cell office:value-type="string">
            <text:p>DIREITO <text:s text:c="42"/></text:p>
          </table:table-cell>
          <table:table-cell office:value-type="string">
            <text:p>Synthesis (São Paulo) (Cessou em 200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231</text:p>
          </table:table-cell>
          <table:table-cell office:value-type="string">
            <text:p>DIREITO <text:s text:c="42"/></text:p>
          </table:table-cell>
          <table:table-cell office:value-type="string">
            <text:p>Tabulae (Faculdade Vicenti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3306</text:p>
          </table:table-cell>
          <table:table-cell office:value-type="string">
            <text:p>DIREITO <text:s text:c="42"/></text:p>
          </table:table-cell>
          <table:table-cell office:value-type="string">
            <text:p>Tax Notes Internat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697</text:p>
          </table:table-cell>
          <table:table-cell office:value-type="string">
            <text:p>DIREITO <text:s text:c="42"/></text:p>
          </table:table-cell>
          <table:table-cell office:value-type="string">
            <text:p>TD. Teoria e Deba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74</text:p>
          </table:table-cell>
          <table:table-cell office:value-type="string">
            <text:p>DIREITO <text:s text:c="42"/></text:p>
          </table:table-cell>
          <table:table-cell office:value-type="string">
            <text:p>Tecnologia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452</text:p>
          </table:table-cell>
          <table:table-cell office:value-type="string">
            <text:p>DIREITO <text:s text:c="42"/></text:p>
          </table:table-cell>
          <table:table-cell office:value-type="string">
            <text:p>Tellus (UCD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338</text:p>
          </table:table-cell>
          <table:table-cell office:value-type="string">
            <text:p>DIREITO <text:s text:c="42"/></text:p>
          </table:table-cell>
          <table:table-cell office:value-type="string">
            <text:p>Tema (Sao Paulo. 1986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972</text:p>
          </table:table-cell>
          <table:table-cell office:value-type="string">
            <text:p>DIREITO <text:s text:c="42"/></text:p>
          </table:table-cell>
          <table:table-cell office:value-type="string">
            <text:p>Temas &amp; Matiz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406</text:p>
          </table:table-cell>
          <table:table-cell office:value-type="string">
            <text:p>DIREITO <text:s text:c="42"/></text:p>
          </table:table-cell>
          <table:table-cell office:value-type="string">
            <text:p>Tema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9680</text:p>
          </table:table-cell>
          <table:table-cell office:value-type="string">
            <text:p>DIREITO <text:s text:c="42"/></text:p>
          </table:table-cell>
          <table:table-cell office:value-type="string">
            <text:p>Temas de Derecho Industrial y de la Competenc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939</text:p>
          </table:table-cell>
          <table:table-cell office:value-type="string">
            <text:p>DIREITO <text:s text:c="42"/></text:p>
          </table:table-cell>
          <table:table-cell office:value-type="string">
            <text:p>Temas de Direito Civ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70</text:p>
          </table:table-cell>
          <table:table-cell office:value-type="string">
            <text:p>DIREITO <text:s text:c="42"/></text:p>
          </table:table-cell>
          <table:table-cell office:value-type="string">
            <text:p>Tempo Social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669</text:p>
          </table:table-cell>
          <table:table-cell office:value-type="string">
            <text:p>DIREITO <text:s text:c="42"/></text:p>
          </table:table-cell>
          <table:table-cell office:value-type="string">
            <text:p>Tendencias do Trabalh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1-8098</text:p>
          </table:table-cell>
          <table:table-cell office:value-type="string">
            <text:p>DIREITO <text:s text:c="42"/></text:p>
          </table:table-cell>
          <table:table-cell office:value-type="string">
            <text:p>Teoria del Diritto e dello Stato (Testo stampat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960</text:p>
          </table:table-cell>
          <table:table-cell office:value-type="string">
            <text:p>DIREITO <text:s text:c="42"/></text:p>
          </table:table-cell>
          <table:table-cell office:value-type="string">
            <text:p>Teoria e Evidencia Economica (UP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07</text:p>
          </table:table-cell>
          <table:table-cell office:value-type="string">
            <text:p>DIREITO <text:s text:c="42"/></text:p>
          </table:table-cell>
          <table:table-cell office:value-type="string">
            <text:p>Texto &amp; Contexto Enfermagem (UFSC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65</text:p>
          </table:table-cell>
          <table:table-cell office:value-type="string">
            <text:p>DIREITO <text:s text:c="42"/></text:p>
          </table:table-cell>
          <table:table-cell office:value-type="string">
            <text:p>Texto para Discussão (IPEA. Brasíli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DIREITO <text:s text:c="42"/></text:p>
          </table:table-cell>
          <table:table-cell office:value-type="string">
            <text:p>The FIEP Bulleti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8076</text:p>
          </table:table-cell>
          <table:table-cell office:value-type="string">
            <text:p>DIREITO <text:s text:c="42"/></text:p>
          </table:table-cell>
          <table:table-cell office:value-type="string">
            <text:p>The George Washington Law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2213</text:p>
          </table:table-cell>
          <table:table-cell office:value-type="string">
            <text:p>DIREITO <text:s text:c="42"/></text:p>
          </table:table-cell>
          <table:table-cell office:value-type="string">
            <text:p>The Journal of World Intellectual Proper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6-2142</text:p>
          </table:table-cell>
          <table:table-cell office:value-type="string">
            <text:p>DIREITO <text:s text:c="42"/></text:p>
          </table:table-cell>
          <table:table-cell office:value-type="string">
            <text:p>Theseis (Athen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508</text:p>
          </table:table-cell>
          <table:table-cell office:value-type="string">
            <text:p>DIREITO <text:s text:c="42"/></text:p>
          </table:table-cell>
          <table:table-cell office:value-type="string">
            <text:p>Think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124</text:p>
          </table:table-cell>
          <table:table-cell office:value-type="string">
            <text:p>DIREITO <text:s text:c="42"/></text:p>
          </table:table-cell>
          <table:table-cell office:value-type="string">
            <text:p>Trabalho em Revist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007</text:p>
          </table:table-cell>
          <table:table-cell office:value-type="string">
            <text:p>DIREITO <text:s text:c="42"/></text:p>
          </table:table-cell>
          <table:table-cell office:value-type="string">
            <text:p>Trabalho, Educação e Saú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016</text:p>
          </table:table-cell>
          <table:table-cell office:value-type="string">
            <text:p>DIREITO <text:s text:c="42"/></text:p>
          </table:table-cell>
          <table:table-cell office:value-type="string">
            <text:p>Trinolex (Franc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358</text:p>
          </table:table-cell>
          <table:table-cell office:value-type="string">
            <text:p>DIREITO <text:s text:c="42"/></text:p>
          </table:table-cell>
          <table:table-cell office:value-type="string">
            <text:p>Trinolex.com (Franc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4-3694</text:p>
          </table:table-cell>
          <table:table-cell office:value-type="string">
            <text:p>DIREITO <text:s text:c="42"/></text:p>
          </table:table-cell>
          <table:table-cell office:value-type="string">
            <text:p>Uniform Law Review (Milan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280</text:p>
          </table:table-cell>
          <table:table-cell office:value-type="string">
            <text:p>DIREITO <text:s text:c="42"/></text:p>
          </table:table-cell>
          <table:table-cell office:value-type="string">
            <text:p>Unijus (Uber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856</text:p>
          </table:table-cell>
          <table:table-cell office:value-type="string">
            <text:p>DIREITO <text:s text:c="42"/></text:p>
          </table:table-cell>
          <table:table-cell office:value-type="string">
            <text:p>UNImpac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779</text:p>
          </table:table-cell>
          <table:table-cell office:value-type="string">
            <text:p>DIREITO <text:s text:c="42"/></text:p>
          </table:table-cell>
          <table:table-cell office:value-type="string">
            <text:p>Universidade e Sociedade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806</text:p>
          </table:table-cell>
          <table:table-cell office:value-type="string">
            <text:p>DIREITO <text:s text:c="42"/></text:p>
          </table:table-cell>
          <table:table-cell office:value-type="string">
            <text:p>Universitária (Faculdades Integradas Toledo de Araçatu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924</text:p>
          </table:table-cell>
          <table:table-cell office:value-type="string">
            <text:p>DIREITO <text:s text:c="42"/></text:p>
          </table:table-cell>
          <table:table-cell office:value-type="string">
            <text:p>Universitas Jurídica (UNIR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7-9267</text:p>
          </table:table-cell>
          <table:table-cell office:value-type="string">
            <text:p>DIREITO <text:s text:c="42"/></text:p>
          </table:table-cell>
          <table:table-cell office:value-type="string">
            <text:p>Universitas Psycholog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45</text:p>
          </table:table-cell>
          <table:table-cell office:value-type="string">
            <text:p>DIREITO <text:s text:c="42"/></text:p>
          </table:table-cell>
          <table:table-cell office:value-type="string">
            <text:p>Universitas/Ju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570</text:p>
          </table:table-cell>
          <table:table-cell office:value-type="string">
            <text:p>DIREITO <text:s text:c="42"/></text:p>
          </table:table-cell>
          <table:table-cell office:value-type="string">
            <text:p>UNOPAR Científica. Ciências Biológicas e da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427</text:p>
          </table:table-cell>
          <table:table-cell office:value-type="string">
            <text:p>DIREITO <text:s text:c="42"/></text:p>
          </table:table-cell>
          <table:table-cell office:value-type="string">
            <text:p>UNOPAR Científica. Ciências Jurídicas e Empresari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498</text:p>
          </table:table-cell>
          <table:table-cell office:value-type="string">
            <text:p>DIREITO <text:s text:c="42"/></text:p>
          </table:table-cell>
          <table:table-cell office:value-type="string">
            <text:p>Ver a Educação (UFP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3X</text:p>
          </table:table-cell>
          <table:table-cell office:value-type="string">
            <text:p>DIREITO <text:s text:c="42"/></text:p>
          </table:table-cell>
          <table:table-cell office:value-type="string">
            <text:p>Verba Juris (UFP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533</text:p>
          </table:table-cell>
          <table:table-cell office:value-type="string">
            <text:p>DIREITO <text:s text:c="42"/></text:p>
          </table:table-cell>
          <table:table-cell office:value-type="string">
            <text:p>Veredas (UFJF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845</text:p>
          </table:table-cell>
          <table:table-cell office:value-type="string">
            <text:p>DIREITO <text:s text:c="42"/></text:p>
          </table:table-cell>
          <table:table-cell office:value-type="string">
            <text:p>Veredas do Direito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06-7286</text:p>
          </table:table-cell>
          <table:table-cell office:value-type="string">
            <text:p>DIREITO <text:s text:c="42"/></text:p>
          </table:table-cell>
          <table:table-cell office:value-type="string">
            <text:p>Verfassung und Recht in Uberse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3955</text:p>
          </table:table-cell>
          <table:table-cell office:value-type="string">
            <text:p>DIREITO <text:s text:c="42"/></text:p>
          </table:table-cell>
          <table:table-cell office:value-type="string">
            <text:p>Veritas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090</text:p>
          </table:table-cell>
          <table:table-cell office:value-type="string">
            <text:p>DIREITO <text:s text:c="42"/></text:p>
          </table:table-cell>
          <table:table-cell office:value-type="string">
            <text:p>Verve (PUC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09-0528</text:p>
          </table:table-cell>
          <table:table-cell office:value-type="string">
            <text:p>DIREITO <text:s text:c="42"/></text:p>
          </table:table-cell>
          <table:table-cell office:value-type="string">
            <text:p>Via Inveniendi et Ludicand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341</text:p>
          </table:table-cell>
          <table:table-cell office:value-type="string">
            <text:p>DIREITO <text:s text:c="42"/></text:p>
          </table:table-cell>
          <table:table-cell office:value-type="string">
            <text:p>Vibrant (Florianó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450</text:p>
          </table:table-cell>
          <table:table-cell office:value-type="string">
            <text:p>DIREITO <text:s text:c="42"/></text:p>
          </table:table-cell>
          <table:table-cell office:value-type="string">
            <text:p>Videtur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70X</text:p>
          </table:table-cell>
          <table:table-cell office:value-type="string">
            <text:p>DIREITO <text:s text:c="42"/></text:p>
          </table:table-cell>
          <table:table-cell office:value-type="string">
            <text:p>Vidya (Santa Mar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008</text:p>
          </table:table-cell>
          <table:table-cell office:value-type="string">
            <text:p>DIREITO <text:s text:c="42"/></text:p>
          </table:table-cell>
          <table:table-cell office:value-type="string">
            <text:p>Virtù (Salvado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011</text:p>
          </table:table-cell>
          <table:table-cell office:value-type="string">
            <text:p>DIREITO <text:s text:c="42"/></text:p>
          </table:table-cell>
          <table:table-cell office:value-type="string">
            <text:p>Virtú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425</text:p>
          </table:table-cell>
          <table:table-cell office:value-type="string">
            <text:p>DIREITO <text:s text:c="42"/></text:p>
          </table:table-cell>
          <table:table-cell office:value-type="string">
            <text:p>Virtuajus (PUCM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110</text:p>
          </table:table-cell>
          <table:table-cell office:value-type="string">
            <text:p>DIREITO <text:s text:c="42"/></text:p>
          </table:table-cell>
          <table:table-cell office:value-type="string">
            <text:p>Vox Forensis (UNIPINH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5863</text:p>
          </table:table-cell>
          <table:table-cell office:value-type="string">
            <text:p>DIREITO <text:s text:c="42"/></text:p>
          </table:table-cell>
          <table:table-cell office:value-type="string">
            <text:p>Vox Juri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949</text:p>
          </table:table-cell>
          <table:table-cell office:value-type="string">
            <text:p>DIREITO <text:s text:c="42"/></text:p>
          </table:table-cell>
          <table:table-cell office:value-type="string">
            <text:p>World Arbitration &amp; Mediation Repor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861X</text:p>
          </table:table-cell>
          <table:table-cell office:value-type="string">
            <text:p>DIREITO <text:s text:c="42"/></text:p>
          </table:table-cell>
          <table:table-cell office:value-type="string">
            <text:p>Zeitschrift für Ausländisches und Internationales Arbeits- und Sozialrech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6470</text:p>
          </table:table-cell>
          <table:table-cell office:value-type="string">
            <text:p>DIREITO <text:s text:c="42"/></text:p>
          </table:table-cell>
          <table:table-cell office:value-type="string">
            <text:p>Zeitschrift fur Internationale Strafrechtsdogmatik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9:37</dc:date>
    <dc:creator>Marco Silva</dc:creator>
    <meta:document-statistic meta:table-count="1" meta:cell-count="5641" meta:object-count="0"/>
    <meta:generator>OpenOffice.org/3.2$Unix OpenOffice.org_project/320m12$Build-9483</meta:generator>
  </office:meta>
</office:document-meta>
</file>